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italic" fo:font-weight="normal" officeooo:paragraph-rsid="001f1d1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officeooo:paragraph-rsid="003a320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text-autospace="none"/>
      <style:text-properties fo:color="#000000"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11" style:family="paragraph" style:parent-style-name="Standard">
      <style:paragraph-properties fo:text-align="end" style:justify-single-word="false" style:text-autospace="none"/>
      <style:text-properties fo:color="#000000" style:font-name="Courier New" fo:font-size="8pt" fo:font-style="normal" fo:font-weight="normal" officeooo:paragraph-rsid="004b830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font-size="14pt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style:font-weight-asian="normal" style:font-weight-complex="normal"/>
    </style:style>
    <style:style style:name="P1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0pt" officeooo:paragraph-rsid="000b3b2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paragraph-rsid="000b1bec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paragraph-rsid="00139dbb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paragraph-rsid="001f2478" style:font-size-asian="10pt" style:font-size-complex="10pt"/>
    </style:style>
    <style:style style:name="P25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6" style:family="paragraph" style:parent-style-name="Standard">
      <style:text-properties fo:font-size="10pt" officeooo:paragraph-rsid="0006ffb2" style:font-size-asian="10pt" style:font-size-complex="10pt"/>
    </style:style>
    <style:style style:name="P27" style:family="paragraph" style:parent-style-name="Standard">
      <style:text-properties fo:font-size="10pt" officeooo:paragraph-rsid="00080559" style:font-size-asian="10pt" style:font-size-complex="10pt"/>
    </style:style>
    <style:style style:name="P28" style:family="paragraph" style:parent-style-name="Standard">
      <style:text-properties fo:font-size="10pt" officeooo:paragraph-rsid="000b3b21" style:font-size-asian="10pt" style:font-size-complex="10pt"/>
    </style:style>
    <style:style style:name="P29" style:family="paragraph" style:parent-style-name="Standard">
      <style:text-properties fo:font-size="10pt" officeooo:paragraph-rsid="000d5650" style:font-size-asian="10pt" style:font-size-complex="10pt"/>
    </style:style>
    <style:style style:name="P30" style:family="paragraph" style:parent-style-name="Standard">
      <style:text-properties fo:font-size="10pt" officeooo:paragraph-rsid="0010a61c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06ffb2" officeooo:paragraph-rsid="00139dbb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3d329d" style:font-size-asian="10pt" style:font-size-complex="10pt"/>
    </style:style>
    <style:style style:name="P33" style:family="paragraph" style:parent-style-name="Standard">
      <style:paragraph-properties fo:text-align="end" style:justify-single-word="false"/>
      <style:text-properties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" style:family="paragraph" style:parent-style-name="Standard">
      <style:paragraph-properties fo:text-align="end" style:justify-single-word="false"/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35" style:family="paragraph" style:parent-style-name="Standard">
      <style:paragraph-properties fo:text-align="end" style:justify-single-word="false" style:text-autospace="none"/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36" style:family="paragraph" style:parent-style-name="Standard">
      <style:paragraph-properties fo:text-align="end" style:justify-single-word="false" style:text-autospace="none"/>
      <style:text-properties style:font-name="Courier New" fo:font-size="8pt" fo:font-style="normal" fo:font-weight="normal" officeooo:paragraph-rsid="001f1d12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officeooo:paragraph-rsid="001b2a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officeooo:paragraph-rsid="001c7bb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officeooo:paragraph-rsid="003451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officeooo:paragraph-rsid="003db1e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officeooo:paragraph-rsid="001f1d1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" style:family="paragraph" style:parent-style-name="Standard">
      <style:paragraph-properties fo:text-align="end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officeooo:rsid="001e48c9" officeooo:paragraph-rsid="001e48c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officeooo:rsid="002c229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paragraph-rsid="003d820a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text-align="end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style:text-autospace="none"/>
      <style:text-properties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Times New Roman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style:font-name="Times New Roman" fo:font-size="8pt" fo:font-style="normal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P59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style:text-autospace="none"/>
      <style:text-properties style:use-window-font-color="true" style:font-name="Consolas" fo:font-size="8pt" style:font-name-asian="Consolas" style:font-size-asian="8pt" style:font-name-complex="Consolas" style:font-size-complex="8pt"/>
    </style:style>
    <style:style style:name="P63" style:family="paragraph" style:parent-style-name="Standard">
      <style:paragraph-properties fo:text-align="start" style:justify-single-word="false" style:text-autospace="none"/>
      <style:text-properties style:use-window-font-color="true" style:font-name="Consolas" fo:font-size="8pt" fo:font-style="normal" fo:font-weight="bold" style:font-name-asian="Consolas" style:font-size-asian="8pt" style:font-style-asian="normal" style:font-weight-asian="bold" style:font-name-complex="Consolas" style:font-size-complex="8pt" style:font-style-complex="normal" style:font-weight-complex="bold"/>
    </style:style>
    <style:style style:name="P64" style:family="paragraph" style:parent-style-name="Standard">
      <style:paragraph-properties style:text-autospace="none"/>
      <style:text-properties fo:color="#008000" style:font-name="Consolas" fo:font-size="8pt" style:font-name-asian="Consolas" style:font-size-asian="8pt" style:font-name-complex="Consolas" style:font-size-complex="8pt"/>
    </style:style>
    <style:style style:name="P65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66" style:family="paragraph" style:parent-style-name="Standard">
      <style:paragraph-properties fo:text-align="start" style:justify-single-word="false" style:text-autospace="none"/>
      <style:text-properties fo:font-size="8pt" style:font-size-asian="8pt" style:font-size-complex="8pt"/>
    </style:style>
    <style:style style:name="P67" style:family="paragraph" style:parent-style-name="Standard">
      <style:paragraph-properties fo:text-align="center" style:justify-single-word="false" style:text-autospace="none"/>
      <style:text-properties fo:font-size="12pt" style:font-size-asian="12pt" style:font-size-complex="12pt"/>
    </style:style>
    <style:style style:name="P6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style="italic" fo:font-weight="normal" officeooo:rsid="000456ec" officeooo:paragraph-rsid="000456ec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officeooo:paragraph-rsid="0010a61c"/>
    </style:style>
    <style:style style:name="P71" style:family="paragraph" style:parent-style-name="Text_20_body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72" style:family="paragraph" style:parent-style-name="Standard">
      <style:paragraph-properties fo:margin-left="0in" fo:margin-right="0in" style:line-height-at-least="0.15in" fo:orphans="2" fo:widows="2" fo:text-indent="0in" style:auto-text-indent="false"/>
      <style:text-properties fo:font-size="10pt" style:font-size-asian="10pt" style:font-size-complex="10pt"/>
    </style:style>
    <style:style style:name="P73" style:family="paragraph" style:parent-style-name="Standard" style:master-page-name="First_20_Page">
      <style:paragraph-properties fo:text-align="center" style:justify-single-word="false" style:page-number="auto" fo:break-before="page"/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letter-spacing="normal" fo:font-style="normal" style:text-underline-style="none" fo:font-weight="normal" style:text-blinking="false" style:font-name-asian="Courier New" style:font-style-asian="normal" style:font-weight-asian="normal" style:font-name-complex="Courier New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letter-spacing="normal" fo:font-style="italic" style:text-underline-style="none" fo:font-weight="normal" style:text-blinking="false" style:font-name-asian="Courier New" style:font-style-asian="italic" style:font-weight-asian="normal" style:font-name-complex="Courier New" style:font-style-complex="italic" style:font-weight-complex="normal"/>
    </style:style>
    <style:style style:name="T5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6" style:family="text">
      <style:text-properties style:font-name="Times New Roman" fo:font-style="normal" fo:font-weight="normal" officeooo:rsid="002d824c" style:font-name-asian="Courier New" style:font-style-asian="normal" style:font-weight-asian="normal" style:font-name-complex="Courier New" style:font-style-complex="normal" style:font-weight-complex="normal"/>
    </style:style>
    <style:style style:name="T7" style:family="text">
      <style:text-properties style:font-name="Times New Roman" fo:font-style="normal" fo:font-weight="normal" officeooo:rsid="002f134b" style:font-name-asian="Courier New" style:font-style-asian="normal" style:font-weight-asian="normal" style:font-name-complex="Courier New" style:font-style-complex="normal" style:font-weight-complex="normal"/>
    </style:style>
    <style:style style:name="T8" style:family="text">
      <style:text-properties style:font-name="Times New Roman" fo:font-style="normal" fo:font-weight="normal" officeooo:rsid="0030d68c" style:font-name-asian="Courier New" style:font-style-asian="normal" style:font-weight-asian="normal" style:font-name-complex="Courier New" style:font-style-complex="normal" style:font-weight-complex="normal"/>
    </style:style>
    <style:style style:name="T9" style:family="text">
      <style:text-properties style:font-name="Times New Roman" fo:font-style="normal" fo:font-weight="normal" officeooo:rsid="00327d60" style:font-name-asian="Courier New" style:font-style-asian="normal" style:font-weight-asian="normal" style:font-name-complex="Courier New" style:font-style-complex="normal" style:font-weight-complex="normal"/>
    </style:style>
    <style:style style:name="T10" style:family="text">
      <style:text-properties style:font-name="Times New Roman" fo:font-style="normal" fo:font-weight="normal" officeooo:rsid="003d329d" style:font-name-asian="Courier New" style:font-style-asian="normal" style:font-weight-asian="normal" style:font-name-complex="Courier New" style:font-style-complex="normal" style:font-weight-complex="normal"/>
    </style:style>
    <style:style style:name="T11" style:family="text">
      <style:text-properties style:font-name="Times New Roman" fo:font-style="normal" fo:font-weight="normal" officeooo:rsid="0048b817" style:font-name-asian="Courier New" style:font-style-asian="normal" style:font-weight-asian="normal" style:font-name-complex="Courier New" style:font-style-complex="normal" style:font-weight-complex="normal"/>
    </style:style>
    <style:style style:name="T12" style:family="text">
      <style:text-properties style:font-name="Times New Roman" fo:font-style="normal" fo:font-weight="normal" officeooo:rsid="005dfe99" style:font-name-asian="Courier New" style:font-style-asian="normal" style:font-weight-asian="normal" style:font-name-complex="Courier New" style:font-style-complex="normal" style:font-weight-complex="normal"/>
    </style:style>
    <style:style style:name="T13" style:family="text">
      <style:text-properties style:font-name="Times New Roman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14" style:family="text">
      <style:text-properties style:font-name="Times New Roman" fo:font-size="10pt" style:font-size-asian="10pt" style:font-size-complex="10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b2a0e" style:font-style-asian="italic" style:font-style-complex="italic"/>
    </style:style>
    <style:style style:name="T17" style:family="text">
      <style:text-properties fo:font-style="italic" officeooo:rsid="001c7bbd" style:font-style-asian="italic" style:font-style-complex="italic"/>
    </style:style>
    <style:style style:name="T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9" style:family="text">
      <style:text-properties fo:font-style="normal" style:font-name-asian="Courier New" style:font-style-asian="normal" style:font-name-complex="Courier New" style:font-style-complex="normal"/>
    </style:style>
    <style:style style:name="T20" style:family="text">
      <style:text-properties fo:font-style="normal" officeooo:rsid="003bbe2d" style:font-name-asian="Courier New" style:font-style-asian="normal" style:font-name-complex="Courier New" style:font-style-complex="normal"/>
    </style:style>
    <style:style style:name="T21" style:family="text">
      <style:text-properties style:use-window-font-color="true" style:font-name="Consolas" style:font-name-asian="Consolas" style:font-name-complex="Consolas"/>
    </style:style>
    <style:style style:name="T22" style:family="text">
      <style:text-properties style:use-window-font-color="true" style:font-name="Consolas" fo:language="zxx" fo:country="none" style:font-name-asian="Consolas" style:font-name-complex="Consolas"/>
    </style:style>
    <style:style style:name="T23" style:family="text">
      <style:text-properties style:use-window-font-color="true" fo:language="zxx" fo:country="none"/>
    </style:style>
    <style:style style:name="T24" style:family="text">
      <style:text-properties fo:color="#0000ff" style:font-name="Consolas" style:font-name-asian="Consolas" style:font-name-complex="Consolas"/>
    </style:style>
    <style:style style:name="T25" style:family="text">
      <style:text-properties fo:color="#0000ff" style:font-name="Consolas" fo:language="zxx" fo:country="none" style:font-name-asian="Consolas" style:font-name-complex="Consolas"/>
    </style:style>
    <style:style style:name="T26" style:family="text">
      <style:text-properties fo:color="#a31515" style:font-name="Consolas" style:font-name-asian="Consolas" style:font-name-complex="Consolas"/>
    </style:style>
    <style:style style:name="T27" style:family="text">
      <style:text-properties fo:color="#008000" style:font-name="Consolas" style:font-name-asian="Consolas" style:font-name-complex="Consolas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0d5650" style:font-size-asian="10pt" style:font-size-complex="10pt"/>
    </style:style>
    <style:style style:name="T30" style:family="text">
      <style:text-properties fo:font-size="10pt" officeooo:rsid="0010a61c" style:font-size-asian="10pt" style:font-size-complex="10pt"/>
    </style:style>
    <style:style style:name="T31" style:family="text">
      <style:text-properties fo:font-size="10pt" officeooo:rsid="000b3b21" style:font-size-asian="10pt" style:font-size-complex="10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officeooo:rsid="00060d9e"/>
    </style:style>
    <style:style style:name="T34" style:family="text">
      <style:text-properties officeooo:rsid="0006ffb2"/>
    </style:style>
    <style:style style:name="T35" style:family="text">
      <style:text-properties officeooo:rsid="00080559"/>
    </style:style>
    <style:style style:name="T36" style:family="text">
      <style:text-properties officeooo:rsid="000b1bec"/>
    </style:style>
    <style:style style:name="T37" style:family="text">
      <style:text-properties officeooo:rsid="000b3b21"/>
    </style:style>
    <style:style style:name="T38" style:family="text">
      <style:text-properties officeooo:rsid="000d5650"/>
    </style:style>
    <style:style style:name="T39" style:family="text">
      <style:text-properties officeooo:rsid="0010a61c"/>
    </style:style>
    <style:style style:name="T40" style:family="text">
      <style:text-properties officeooo:rsid="001135da"/>
    </style:style>
    <style:style style:name="T41" style:family="text">
      <style:text-properties officeooo:rsid="0012fd16"/>
    </style:style>
    <style:style style:name="T42" style:family="text">
      <style:text-properties officeooo:rsid="00139dbb"/>
    </style:style>
    <style:style style:name="T43" style:family="text">
      <style:text-properties officeooo:rsid="0015d01e"/>
    </style:style>
    <style:style style:name="T44" style:family="text">
      <style:text-properties officeooo:rsid="0017ad5b"/>
    </style:style>
    <style:style style:name="T45" style:family="text">
      <style:text-properties officeooo:rsid="001b2a0e"/>
    </style:style>
    <style:style style:name="T46" style:family="text">
      <style:text-properties officeooo:rsid="001c7bbd"/>
    </style:style>
    <style:style style:name="T47" style:family="text">
      <style:text-properties officeooo:rsid="001e48c9"/>
    </style:style>
    <style:style style:name="T48" style:family="text">
      <style:text-properties officeooo:rsid="001f1d12"/>
    </style:style>
    <style:style style:name="T49" style:family="text">
      <style:text-properties officeooo:rsid="002322bf"/>
    </style:style>
    <style:style style:name="T50" style:family="text">
      <style:text-properties officeooo:rsid="0025a9b0"/>
    </style:style>
    <style:style style:name="T51" style:family="text">
      <style:text-properties officeooo:rsid="002c229b"/>
    </style:style>
    <style:style style:name="T52" style:family="text">
      <style:text-properties officeooo:rsid="003451e9"/>
    </style:style>
    <style:style style:name="T53" style:family="text">
      <style:text-properties officeooo:rsid="00345acd"/>
    </style:style>
    <style:style style:name="T54" style:family="text">
      <style:text-properties officeooo:rsid="0035c1c1"/>
    </style:style>
    <style:style style:name="T55" style:family="text">
      <style:text-properties officeooo:rsid="003705cb"/>
    </style:style>
    <style:style style:name="T56" style:family="text">
      <style:text-properties officeooo:rsid="003a3209"/>
    </style:style>
    <style:style style:name="T57" style:family="text">
      <style:text-properties officeooo:rsid="003c2689"/>
    </style:style>
    <style:style style:name="T58" style:family="text">
      <style:text-properties officeooo:rsid="003d329d"/>
    </style:style>
    <style:style style:name="T59" style:family="text">
      <style:text-properties officeooo:rsid="003d820a"/>
    </style:style>
    <style:style style:name="T60" style:family="text">
      <style:text-properties officeooo:rsid="003db1e5"/>
    </style:style>
    <style:style style:name="T61" style:family="text">
      <style:text-properties officeooo:rsid="003e0cc1"/>
    </style:style>
    <style:style style:name="T62" style:family="text">
      <style:text-properties officeooo:rsid="00414d90"/>
    </style:style>
    <style:style style:name="T63" style:family="text">
      <style:text-properties officeooo:rsid="0045ac81"/>
    </style:style>
    <style:style style:name="T64" style:family="text">
      <style:text-properties officeooo:rsid="0048b817"/>
    </style:style>
    <style:style style:name="T65" style:family="text">
      <style:text-properties officeooo:rsid="004b8307"/>
    </style:style>
    <style:style style:name="T66" style:family="text">
      <style:text-properties officeooo:rsid="004e6deb"/>
    </style:style>
    <style:style style:name="T67" style:family="text">
      <style:text-properties officeooo:rsid="0050fccc"/>
    </style:style>
    <style:style style:name="T68" style:family="text">
      <style:text-properties officeooo:rsid="0051ec41"/>
    </style:style>
    <style:style style:name="T69" style:family="text">
      <style:text-properties officeooo:rsid="00571e3f"/>
    </style:style>
    <style:style style:name="T70" style:family="text">
      <style:text-properties officeooo:rsid="0059d842"/>
    </style:style>
    <style:style style:name="T71" style:family="text">
      <style:text-properties officeooo:rsid="005ce945"/>
    </style:style>
    <style:style style:name="T72" style:family="text">
      <style:text-properties officeooo:rsid="005f62ea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.0799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Computing the Prime Counting Function with Linnik's Identity</text:p>
      <text:p text:style-name="P2"><text:s/>in <draw:frame draw:style-name="fr1" draw:name="Object271" text:anchor-type="as-char" svg:y="-0.4437in" svg:width="1.2366in" svg:height="0.4925in" draw:z-index="0"><draw:object xlink:href="./Object 72" xlink:type="simple" xlink:show="embed" xlink:actuate="onLoad"/><draw:image xlink:href="./ObjectReplacements/Object 72" xlink:type="simple" xlink:show="embed" xlink:actuate="onLoad"/><svg:desc>formula</svg:desc></draw:frame> Time and <draw:frame draw:style-name="fr1" draw:name="Object272" text:anchor-type="as-char" svg:y="-0.4437in" svg:width="1.2335in" svg:height="0.4925in" draw:z-index="1"><draw:object xlink:href="./Object 73" xlink:type="simple" xlink:show="embed" xlink:actuate="onLoad"/><draw:image xlink:href="./ObjectReplacements/Object 73" xlink:type="simple" xlink:show="embed" xlink:actuate="onLoad"/><svg:desc>formula</svg:desc></draw:frame> Space</text:p>
      <text:p text:style-name="P14"/>
      <text:p text:style-name="P15">Nathan McKenzie</text:p>
      <text:p text:style-name="P15">11-23-2011</text:p>
      <text:p text:style-name="P15"><text:a xlink:type="simple" xlink:href="mailto:nathan@icecreambreakfast.com" text:style-name="Internet_20_link" text:visited-style-name="Visited_20_Internet_20_Link"/></text:p>
      <text:p text:style-name="P15"/>
      <text:p text:style-name="P69"><text:tab/>Summary:</text:p>
      <text:p text:style-name="P13"/>
      <text:section text:style-name="Sect1" text:name="Section1">
        <text:p text:style-name="P68">1. Overview</text:p>
        <text:p text:style-name="P16"/>
        <text:p text:style-name="P17">This paper describe<text:span text:style-name="T33">s</text:span> an algorithm for counting primes in roughly<draw:frame draw:style-name="fr1" draw:name="Object32" text:anchor-type="as-char" svg:y="-0.2437in" svg:width="0.5035in" svg:height="0.2681in" draw:z-index="7"><draw:object xlink:href="./Object 8" xlink:type="simple" xlink:show="embed" xlink:actuate="onLoad"/><draw:image xlink:href="./ObjectReplacements/Object 8" xlink:type="simple" xlink:show="embed" xlink:actuate="onLoad"/></draw:frame>time and<draw:frame draw:style-name="fr1" draw:name="Object17" text:anchor-type="as-char" svg:y="-0.2437in" svg:width="0.5016in" svg:height="0.2681in" draw:z-index="8"><draw:object xlink:href="./Object 19" xlink:type="simple" xlink:show="embed" xlink:actuate="onLoad"/><draw:image xlink:href="./ObjectReplacements/Object 19" xlink:type="simple" xlink:show="embed" xlink:actuate="onLoad"/></draw:frame>space based on Linnik's identity.</text:p>
        <text:p text:style-name="P72"/>
        <text:p text:style-name="P17">The identity[1] we are interested in <text:span text:style-name="T36">is</text:span></text:p>
        <text:p text:style-name="P18"/>
        <text:p text:style-name="P18"><draw:frame draw:style-name="fr2" draw:name="Object18" text:anchor-type="as-char" svg:y="0in" svg:width="2.5602in" svg:height="0.3866in" draw:z-index="9"><draw:object xlink:href="./Object 20" xlink:type="simple" xlink:show="embed" xlink:actuate="onLoad"/><draw:image xlink:href="./ObjectReplacements/Object 20" xlink:type="simple" xlink:show="embed" xlink:actuate="onLoad"/></draw:frame></text:p>
        <text:p text:style-name="P35">(1.1)</text:p>
        <text:p text:style-name="P17"/>
        <text:p text:style-name="P26">where <text:span text:style-name="T15">p</text:span> is a prime number and<draw:frame draw:style-name="fr1" draw:name="Object26" text:anchor-type="as-char" svg:y="-0.1319in" svg:width="0.4638in" svg:height="0.1752in" draw:z-index="10"><draw:object xlink:href="./Object 28" xlink:type="simple" xlink:show="embed" xlink:actuate="onLoad"/><draw:image xlink:href="./ObjectReplacements/Object 28" xlink:type="simple" xlink:show="embed" xlink:actuate="onLoad"/></draw:frame>is <text:span text:style-name="T36">a certain </text:span>divisor function.<text:span text:style-name="T33"> Conceptually, </text:span><text:span text:style-name="T33"><draw:frame draw:style-name="fr1" draw:name="Object60" text:anchor-type="as-char" svg:y="-0.1319in" svg:width="0.4638in" svg:height="0.1752in" draw:z-index="1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3">is the count of unique ordered solutions to </text:span><text:span text:style-name="T33"><draw:frame draw:style-name="fr1" draw:name="Object64" text:anchor-type="as-char" svg:y="-0.1319in" svg:width="0.8484in" svg:height="0.1752in" draw:z-index="12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33">where each</text:span><text:span text:style-name="T33"><draw:frame draw:style-name="fr1" draw:name="Object65" text:anchor-type="as-char" svg:y="-0.1319in" svg:width="0.2063in" svg:height="0.1752in" draw:z-index="13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33">is a whole number </text:span><text:span text:style-name="T33"><draw:frame draw:style-name="fr1" draw:name="Object74" text:anchor-type="as-char" svg:y="-0.1319in" svg:width="0.2764in" svg:height="0.1543in" draw:z-index="14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33">. <text:s/>It satisfies</text:span></text:p>
        <text:p text:style-name="P17"/>
        <text:p text:style-name="P18"><draw:frame draw:style-name="fr2" draw:name="Object107" text:anchor-type="as-char" svg:y="0in" svg:width="1.6717in" svg:height="0.3472in" draw:z-index="15"><draw:object xlink:href="./Object 34" xlink:type="simple" xlink:show="embed" xlink:actuate="onLoad"/><draw:image xlink:href="./ObjectReplacements/Object 34" xlink:type="simple" xlink:show="embed" xlink:actuate="onLoad"/></draw:frame></text:p>
        <text:p text:style-name="P20"/>
        <text:p text:style-name="P18"><draw:frame draw:style-name="fr2" draw:name="Object35" text:anchor-type="as-char" svg:y="-0.3272in" svg:width="1.2638in" svg:height="0.3472in" draw:z-index="16"><draw:object xlink:href="./Object 37" xlink:type="simple" xlink:show="embed" xlink:actuate="onLoad"/><draw:image xlink:href="./ObjectReplacements/Object 37" xlink:type="simple" xlink:show="embed" xlink:actuate="onLoad"/></draw:frame><draw:frame draw:style-name="fr2" draw:name="Object62" text:anchor-type="as-char" svg:y="-0.3272in" svg:width="1.2693in" svg:height="0.3472in" draw:z-index="17"><draw:object xlink:href="./Object 70" xlink:type="simple" xlink:show="embed" xlink:actuate="onLoad"/><draw:image xlink:href="./ObjectReplacements/Object 70" xlink:type="simple" xlink:show="embed" xlink:actuate="onLoad"/></draw:frame></text:p>
        <text:p text:style-name="P18"/>
        <text:p text:style-name="P22">Note that <draw:frame draw:style-name="fr1" draw:name="Object42" text:anchor-type="as-char" svg:y="-0.1319in" svg:width="0.6484in" svg:height="0.1752in" draw:z-index="18"><draw:object xlink:href="./Object 50" xlink:type="simple" xlink:show="embed" xlink:actuate="onLoad"/><draw:image xlink:href="./ObjectReplacements/Object 50" xlink:type="simple" xlink:show="embed" xlink:actuate="onLoad"/></draw:frame>when<draw:frame draw:style-name="fr1" draw:name="Object46" text:anchor-type="as-char" svg:y="-0.1319in" svg:width="0.4827in" svg:height="0.1736in" draw:z-index="19"><draw:object xlink:href="./Object 54" xlink:type="simple" xlink:show="embed" xlink:actuate="onLoad"/><draw:image xlink:href="./ObjectReplacements/Object 54" xlink:type="simple" xlink:show="embed" xlink:actuate="onLoad"/></draw:frame>. <text:span text:style-name="T34"><draw:frame draw:style-name="fr1" draw:name="Object96" text:anchor-type="as-char" svg:y="-0.1319in" svg:width="0.4638in" svg:height="0.1752in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span> connect<text:span text:style-name="T36">s</text:span> to the standard divisor function by</text:p>
        <text:p text:style-name="P18"><draw:frame draw:style-name="fr2" draw:name="Object72" text:anchor-type="as-char" svg:y="0.0807in" svg:width="1.6209in" svg:height="0.3752in" draw:z-index="21"><draw:object xlink:href="./Object 38" xlink:type="simple" xlink:show="embed" xlink:actuate="onLoad"/><draw:image xlink:href="./ObjectReplacements/Object 38" xlink:type="simple" xlink:show="embed" xlink:actuate="onLoad"/></draw:frame></text:p>
        <text:p text:style-name="P35">(1.2)</text:p>
        <text:p text:style-name="P20">where <draw:frame draw:style-name="fr1" draw:name="Object73" text:anchor-type="as-char" svg:y="-0.1319in" svg:width="0.2102in" svg:height="0.1752in" draw:z-index="22"><draw:object xlink:href="./Object 39" xlink:type="simple" xlink:show="embed" xlink:actuate="onLoad"/><draw:image xlink:href="./ObjectReplacements/Object 39" xlink:type="simple" xlink:show="embed" xlink:actuate="onLoad"/></draw:frame> <text:span text:style-name="T36">satisfies</text:span></text:p>
        <text:p text:style-name="P20"/>
        <text:p text:style-name="P18"><draw:frame draw:style-name="fr2" draw:name="Object202" text:anchor-type="as-char" svg:y="-0.3272in" svg:width="1.5in" svg:height="0.3472in" draw:z-index="23"><draw:object xlink:href="./Object 40" xlink:type="simple" xlink:show="embed" xlink:actuate="onLoad"/><draw:image xlink:href="./ObjectReplacements/Object 40" xlink:type="simple" xlink:show="embed" xlink:actuate="onLoad"/></draw:frame></text:p>
        <text:p text:style-name="P20">and</text:p>
        <text:p text:style-name="P18"><draw:frame draw:style-name="fr2" draw:name="Object930" text:anchor-type="as-char" svg:y="-0.3272in" svg:width="0.5811in" svg:height="0.1752in" draw:z-index="24"><draw:object xlink:href="./Object 41" xlink:type="simple" xlink:show="embed" xlink:actuate="onLoad"/><draw:image xlink:href="./ObjectReplacements/Object 41" xlink:type="simple" xlink:show="embed" xlink:actuate="onLoad"/></draw:frame><draw:frame draw:style-name="fr2" draw:name="Object63" text:anchor-type="as-char" svg:y="-0.4154in" svg:width="1.2516in" svg:height="0.3472in" draw:z-index="25"><draw:object xlink:href="./Object 71" xlink:type="simple" xlink:show="embed" xlink:actuate="onLoad"/><draw:image xlink:href="./ObjectReplacements/Object 71" xlink:type="simple" xlink:show="embed" xlink:actuate="onLoad"/></draw:frame></text:p>
        <text:p text:style-name="P20"/>
        <text:p text:style-name="P12"><text:span text:style-name="T28">The approach for prime counting here is </text:span><text:span text:style-name="T29">partially inspired by</text:span><text:span text:style-name="T28"> the method for calculating Mertens function described by </text:span><text:span text:style-name="Strong_20_Emphasis"><text:span text:style-name="T1">Deléglise</text:span></text:span><text:span text:style-name="Strong_20_Emphasis"><text:span text:style-name="T2"> and Rivat</text:span></text:span><text:span text:style-name="T14"> in [2].</text:span></text:p>
        <text:p text:style-name="P37"/>
        <text:p text:style-name="P60">2. Counting Primes with <text:span text:style-name="T62">Linnik's Identity</text:span></text:p>
        <text:p text:style-name="P17"/>
        <text:p text:style-name="P29"><text:span text:style-name="T38">Our identity (1.1) is the seed for our prime counting approach here, but we're going to need to evolve it a bit to actually count primes.</text:span></text:p>
        <text:p text:style-name="P17"/>
        <text:p text:style-name="P30">We begin by <text:span text:style-name="T39">taking our function </text:span><text:span text:style-name="T39"><draw:frame draw:style-name="fr1" draw:name="Object99" text:anchor-type="as-char" svg:y="-0.1319in" svg:width="0.4638in" svg:height="0.1752in" draw:z-index="26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9">from (1.2) and </text:span>defining <text:span text:style-name="T35">a </text:span>summatory function:</text:p>
        <text:p text:style-name="P17"/>
        <text:p text:style-name="P18"><draw:frame draw:style-name="fr2" draw:name="Object36" text:anchor-type="as-char" svg:y="0in" svg:width="1.172in" svg:height="0.3752in" draw:z-index="27"><draw:object xlink:href="./Object 43" xlink:type="simple" xlink:show="embed" xlink:actuate="onLoad"/><draw:image xlink:href="./ObjectReplacements/Object 43" xlink:type="simple" xlink:show="embed" xlink:actuate="onLoad"/></draw:frame></text:p>
        <text:p text:style-name="P35">(2.1)</text:p>
        <text:p text:style-name="P17"/>
        <text:p text:style-name="P27"><text:span text:style-name="T34">Conceptually, </text:span><text:span text:style-name="T34"><draw:frame draw:style-name="fr1" draw:name="Object75" text:anchor-type="as-char" svg:y="-0.1319in" svg:width="0.489in" svg:height="0.1752in" draw:z-index="28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34">is the count of unique ordered solutions to </text:span><text:span text:style-name="T34"><draw:frame draw:style-name="fr1" draw:name="Object76" text:anchor-type="as-char" svg:y="-0.1319in" svg:width="0.8484in" svg:height="0.1752in" draw:z-index="29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34">where each</text:span><text:span text:style-name="T34"><draw:frame draw:style-name="fr1" draw:name="Object94" text:anchor-type="as-char" svg:y="-0.1319in" svg:width="0.2063in" svg:height="0.1752in" draw:z-index="30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34">is a whole number </text:span><text:span text:style-name="T34"><draw:frame draw:style-name="fr1" draw:name="Object95" text:anchor-type="as-char" svg:y="-0.1319in" svg:width="0.2764in" svg:height="0.1543in" draw:z-index="3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34">. <text:s/></text:span>Summing Linnik's identity, (1.1), from <text:span text:style-name="T15">1</text:span> to <text:span text:style-name="T15">n</text:span> then gives the following identity</text:p>
        <text:p text:style-name="P17"/>
        <text:p text:style-name="P18"><draw:frame draw:style-name="fr2" draw:name="Object37" text:anchor-type="as-char" svg:y="0in" svg:width="1.6035in" svg:height="0.3866in" draw:z-index="32"><draw:object xlink:href="./Object 44" xlink:type="simple" xlink:show="embed" xlink:actuate="onLoad"/><draw:image xlink:href="./ObjectReplacements/Object 44" xlink:type="simple" xlink:show="embed" xlink:actuate="onLoad"/></draw:frame></text:p>
        <text:p text:style-name="P34">(2.2)</text:p>
        <text:p text:style-name="P17"/>
        <text:p text:style-name="P70"><text:span text:style-name="T28">where the right hand side is </text:span><text:span text:style-name="T30">the </text:span><text:span text:style-name="T28">Riemann Prime Counting Function. <text:s/></text:span><text:span text:style-name="T30">We can </text:span><text:span text:style-name="T31">defined </text:span><text:span text:style-name="T30">it as</text:span></text:p>
        <text:p text:style-name="P19"><draw:frame draw:style-name="fr2" draw:name="Object97" text:anchor-type="as-char" svg:y="0.0154in" svg:width="1.1283in" svg:height="0.3783in" draw:z-index="33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<text:p text:style-name="P19"/>
        <text:p text:style-name="P28">where<draw:frame draw:style-name="fr3" draw:name="Object39" text:anchor-type="as-char" svg:width="0.3516in" svg:height="0.1591in" draw:z-index="34"><draw:object xlink:href="./Object 46" xlink:type="simple" xlink:show="embed" xlink:actuate="onLoad"/><draw:image xlink:href="./ObjectReplacements/Object 46" xlink:type="simple" xlink:show="embed" xlink:actuate="onLoad"/><svg:desc>formula</svg:desc></draw:frame>is the <text:span text:style-name="T39">number of primes </text:span>function. <text:s/><text:span text:style-name="T37">Through Möbius inversion</text:span>, we can invert <text:span text:style-name="T37">this</text:span> <text:span text:style-name="T69">into</text:span></text:p>
        <text:p text:style-name="P17"/>
        <text:p text:style-name="P18"><draw:frame draw:style-name="fr2" draw:name="Object38" text:anchor-type="as-char" svg:y="0.0154in" svg:width="1.4063in" svg:height="0.3783in" draw:z-index="35"><draw:object xlink:href="./Object 45" xlink:type="simple" xlink:show="embed" xlink:actuate="onLoad"/><draw:image xlink:href="./ObjectReplacements/Object 45" xlink:type="simple" xlink:show="embed" xlink:actuate="onLoad"/></draw:frame></text:p>
        <text:p text:style-name="P34">(2.3)</text:p>
        <text:p text:style-name="P17"/>
        <text:p text:style-name="P28"><text:span text:style-name="T37">where</text:span><draw:frame draw:style-name="fr3" draw:name="Object619" text:anchor-type="as-char" svg:width="0.35in" svg:height="0.1583in" draw:z-index="36"><draw:object xlink:href="./Object 47" xlink:type="simple" xlink:show="embed" xlink:actuate="onLoad"/><draw:image xlink:href="./ObjectReplacements/Object 47" xlink:type="simple" xlink:show="embed" xlink:actuate="onLoad"/></draw:frame> is the Möbius function. <text:s/><text:span text:style-name="T40">Apply (2.2) to (2.3) and </text:span>we finally arrive at our goal, the number of primes in terms of <text:span text:style-name="T34"><draw:frame draw:style-name="fr1" draw:name="Object98" text:anchor-type="as-char" svg:y="-0.1319in" svg:width="0.489in" svg:height="0.1752in" draw:z-index="37"><draw:object xlink:href="./Object 113" xlink:type="simple" xlink:show="embed" xlink:actuate="onLoad"/><draw:image xlink:href="./ObjectReplacements/Object 113" xlink:type="simple" xlink:show="embed" xlink:actuate="onLoad"/><svg:desc>formula</svg:desc></draw:frame></text:span>.</text:p>
        <text:p text:style-name="P17"/>
        <text:p text:style-name="P18"><draw:frame draw:style-name="fr2" draw:name="Object40" text:anchor-type="as-char" svg:y="0.0154in" svg:width="1.952in" svg:height="0.3783in" draw:z-index="38"><draw:object xlink:href="./Object 48" xlink:type="simple" xlink:show="embed" xlink:actuate="onLoad"/><draw:image xlink:href="./ObjectReplacements/Object 48" xlink:type="simple" xlink:show="embed" xlink:actuate="onLoad"/></draw:frame></text:p>
        <text:p text:style-name="P34">(2.4)</text:p>
        <text:p text:style-name="P33"/>
        <text:p text:style-name="P17"><text:soft-page-break/>One basic combinatorial property of <draw:frame draw:style-name="fr1" draw:name="Object48" text:anchor-type="as-char" svg:y="-0.1362in" svg:width="0.489in" svg:height="0.1752in" draw:z-index="39"><draw:object xlink:href="./Object 56" xlink:type="simple" xlink:show="embed" xlink:actuate="onLoad"/><draw:image xlink:href="./ObjectReplacements/Object 56" xlink:type="simple" xlink:show="embed" xlink:actuate="onLoad"/></draw:frame> we will need is</text:p>
        <text:p text:style-name="P17"/>
        <text:p text:style-name="P18"><draw:frame draw:style-name="fr2" draw:name="Object41" text:anchor-type="as-char" svg:y="-0.3937in" svg:width="1.3508in" svg:height="0.5583in" draw:z-index="40"><draw:object xlink:href="./Object 49" xlink:type="simple" xlink:show="embed" xlink:actuate="onLoad"/><draw:image xlink:href="./ObjectReplacements/Object 49" xlink:type="simple" xlink:show="embed" xlink:actuate="onLoad"/></draw:frame></text:p>
        <text:p text:style-name="P34">(2.5)</text:p>
        <text:p text:style-name="P33"/>
        <text:p text:style-name="P44"><text:span text:style-name="T48">A</text:span>nother combinatorial property of<draw:frame draw:style-name="fr2" draw:name="Object28" text:anchor-type="as-char" svg:y="-0.1425in" svg:width="0.4638in" svg:height="0.1752in" draw:z-index="41"><draw:object xlink:href="./Object 2" xlink:type="simple" xlink:show="embed" xlink:actuate="onLoad"/><draw:image xlink:href="./ObjectReplacements/Object 2" xlink:type="simple" xlink:show="embed" xlink:actuate="onLoad"/><svg:desc>formula</svg:desc></draw:frame>is</text:p>
        <text:p text:style-name="P44"/>
        <text:p text:style-name="P4"><draw:frame draw:style-name="fr2" draw:name="Object27" text:anchor-type="as-char" svg:y="0in" svg:width="2.5028in" svg:height="0.4783in" draw:z-index="42"><draw:object xlink:href="./Object 5" xlink:type="simple" xlink:show="embed" xlink:actuate="onLoad"/><draw:image xlink:href="./ObjectReplacements/Object 5" xlink:type="simple" xlink:show="embed" xlink:actuate="onLoad"/></draw:frame></text:p>
        <text:p text:style-name="P36">(<text:span text:style-name="T48">2</text:span>.<text:span text:style-name="T48">6</text:span>)</text:p>
        <text:p text:style-name="P34"/>
        <text:p text:style-name="P61">3. The Core Identity <text:span text:style-name="T41">for this Approach</text:span></text:p>
        <text:p text:style-name="P37"/>
        <text:p text:style-name="P24"><text:span text:style-name="T42">Section 2 points broadly to a fruitful area for prime counting, which amounts to searching for interesting ways to calculate</text:span><text:span text:style-name="T42"><draw:frame draw:style-name="fr1" draw:name="Object47" text:anchor-type="as-char" svg:y="-0.1319in" svg:width="0.489in" svg:height="0.1752in" draw:z-index="43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2">, the count of unique ordered solutions to </text:span><text:span text:style-name="T42"><draw:frame draw:style-name="fr1" draw:name="Object1" text:anchor-type="as-char" svg:y="-0.1319in" svg:width="0.8484in" svg:height="0.1752in" draw:z-index="4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2">where each</text:span><text:span text:style-name="T42"><draw:frame draw:style-name="fr1" draw:name="Object2" text:anchor-type="as-char" svg:y="-0.1319in" svg:width="0.2063in" svg:height="0.1752in" draw:z-index="4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2">is a whole number </text:span><text:span text:style-name="T42"><draw:frame draw:style-name="fr1" draw:name="Object3" text:anchor-type="as-char" svg:y="-0.1319in" svg:width="0.2764in" svg:height="0.1543in" draw:z-index="4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2">. <text:s/></text:span></text:p>
        <text:p text:style-name="P31"/>
        <text:p text:style-name="P23"><text:span text:style-name="T45">Our method here will rely on the following identity:</text:span></text:p>
        <text:p text:style-name="P38"/>
        <text:p text:style-name="P38"><draw:frame draw:style-name="fr2" draw:name="Object483" text:anchor-type="as-char" svg:y="-1.1327in" svg:width="2.5783in" svg:height="1.5264in" draw:z-index="47"><draw:object xlink:href="./Object 1" xlink:type="simple" xlink:show="embed" xlink:actuate="onLoad"/><draw:image xlink:href="./ObjectReplacements/Object 1" xlink:type="simple" xlink:show="embed" xlink:actuate="onLoad"/></draw:frame></text:p>
        <text:p text:style-name="P35">(3.1)</text:p>
        <text:p text:style-name="P39">for<draw:frame draw:style-name="fr2" draw:name="Object61" text:anchor-type="as-char" svg:y="-0.1425in" svg:width="0.5402in" svg:height="0.1543in" draw:z-index="48"><draw:object xlink:href="./Object 69" xlink:type="simple" xlink:show="embed" xlink:actuate="onLoad"/><draw:image xlink:href="./ObjectReplacements/Object 69" xlink:type="simple" xlink:show="embed" xlink:actuate="onLoad"/></draw:frame>. The derivation <text:span text:style-name="T44">for this combinatorial identity </text:span>will follow shortly, <text:span text:style-name="T43">but first an explanation of why we're interested in this identity is in order.</text:span></text:p>
        <text:p text:style-name="P39"/>
        <text:p text:style-name="P40"><text:span text:style-name="T45">Assume, for a moment, that we have some way of calculating values of </text:span><text:span text:style-name="T45"><draw:frame draw:style-name="fr1" draw:name="Object100" text:anchor-type="as-char" svg:y="-0.1319in" svg:width="0.2992in" svg:height="0.1752in" draw:z-index="49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45">for input smaller than </text:span><text:span text:style-name="T16">n/a</text:span><text:span text:style-name="T45"> , values of </text:span><text:span text:style-name="T45"><draw:frame draw:style-name="fr1" draw:name="Object101" text:anchor-type="as-char" svg:y="-0.1319in" svg:width="0.2752in" svg:height="0.1752in" draw:z-index="50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45">for input smaller than </text:span><text:span text:style-name="T16">a</text:span><text:span text:style-name="T34">, and, as a special rule, values of </text:span><text:span text:style-name="T34"><draw:frame draw:style-name="fr1" draw:name="Object102" text:anchor-type="as-char" svg:y="-0.1319in" svg:width="0.2929in" svg:height="0.1752in" draw:z-index="51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34">and</text:span><text:span text:style-name="T34"><draw:frame draw:style-name="fr1" draw:name="Object103" text:anchor-type="as-char" svg:y="-0.1319in" svg:width="0.2689in" svg:height="0.1752in" draw:z-index="52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34">for any input, all in our time and space bounds. <text:s/>Then (3.1) has the handy property of being sums of only those functions we just said we calculate in our bounds and no others. <text:s/>If we're savvy about our selection of </text:span><text:span text:style-name="T16">a</text:span><text:span text:style-name="T45">, and using a few more modifications, the sums of (3.1) can then be calculated in our time bound. <text:s/>And we can then use that calculation to count primes with (2.4).</text:span></text:p>
        <text:p text:style-name="P39"/>
        <text:p text:style-name="P41"><text:span text:style-name="T46">So can we make that assumption? <text:s/>Well, </text:span><text:span text:style-name="T46"><draw:frame draw:style-name="fr2" draw:name="Object104" text:anchor-type="as-char" svg:y="-0.1272in" svg:width="0.8547in" svg:height="0.1752in" draw:z-index="62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46">, so we can always calculate that instantly. <text:s/></text:span><text:span text:style-name="T46"><draw:frame draw:style-name="fr2" draw:name="Object105" text:anchor-type="as-char" svg:y="-0.1425in" svg:width="0.639in" svg:height="0.1752in" draw:z-index="63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46">if</text:span><text:span text:style-name="T16"> n </text:span><text:span text:style-name="T45">isn't 1, so it can be calculated instantly as well. <text:s/>Finally, as will be detailed later, through segmented sieving we can calculate values of </text:span><text:span text:style-name="T45"><draw:frame draw:style-name="fr1" draw:name="Object106" text:anchor-type="as-char" svg:y="-0.1319in" svg:width="0.2992in" svg:height="0.1752in" draw:z-index="64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45">and </text:span><text:span text:style-name="T45"><draw:frame draw:style-name="fr1" draw:name="Object108" text:anchor-type="as-char" svg:y="-0.1319in" svg:width="0.2752in" svg:height="0.1752in" draw:z-index="65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45">in O(</text:span><text:span text:style-name="T17">a log n</text:span><text:span text:style-name="T46">) or O(</text:span><text:span text:style-name="T17">n/a log n</text:span><text:span text:style-name="T46">) time, whichever is worse. <text:s/>The memory bound for the segmented sieve with be the square root of the time bound.</text:span></text:p>
        <text:p text:style-name="P39"/>
        <text:p text:style-name="P39">To show why (3.1) works, we need to start with a simpler identity.</text:p>
        <text:p text:style-name="P39"/>
        <text:p text:style-name="P38">Establishing the simpler identity</text:p>
        <text:p text:style-name="P39"/>
        <text:p text:style-name="P39"><text:span text:style-name="T49">Our goal is essentially to transform the left-hand side of (3.1) into the right-hand side. <text:s/>To do that</text:span>, we <text:span text:style-name="T47">must rely on an intermediary identity:</text:span></text:p>
        <text:p text:style-name="P39"/>
        <text:p text:style-name="P45"><draw:frame draw:style-name="fr2" draw:name="Object20" text:anchor-type="as-char" svg:y="-0.0846in" svg:width="3.2354in" svg:height="0.8598in" draw:z-index="66"><draw:object xlink:href="./Object 22" xlink:type="simple" xlink:show="embed" xlink:actuate="onLoad"/><draw:image xlink:href="./ObjectReplacements/Object 22" xlink:type="simple" xlink:show="embed" xlink:actuate="onLoad"/></draw:frame></text:p>
        <text:p text:style-name="P35">(3.2)</text:p>
        <text:p text:style-name="P39">where <draw:frame draw:style-name="fr2" draw:name="Object21" text:anchor-type="as-char" svg:y="-0.1425in" svg:width="0.5402in" svg:height="0.1543in" draw:z-index="67"><draw:object xlink:href="./Object 23" xlink:type="simple" xlink:show="embed" xlink:actuate="onLoad"/><draw:image xlink:href="./ObjectReplacements/Object 23" xlink:type="simple" xlink:show="embed" xlink:actuate="onLoad"/></draw:frame>. <text:s/><text:span text:style-name="T70">So let's show that this is the case.</text:span></text:p>
        <text:p text:style-name="P39"/>
        <text:p text:style-name="P39">We <text:span text:style-name="T50">start </text:span>with the left<text:span text:style-name="T64">-</text:span>hand side of <text:s/>(3.2), <text:span text:style-name="T50">and name it F(n).</text:span></text:p>
        <text:p text:style-name="P39"/>
        <text:p text:style-name="P45"><text:s/><draw:frame draw:style-name="fr2" draw:name="Object25" text:anchor-type="as-char" svg:y="-0.2346in" svg:width="1.5236in" svg:height="0.3752in" draw:z-index="68"><draw:object xlink:href="./Object 27" xlink:type="simple" xlink:show="embed" xlink:actuate="onLoad"/><draw:image xlink:href="./ObjectReplacements/Object 27" xlink:type="simple" xlink:show="embed" xlink:actuate="onLoad"/></draw:frame></text:p>
        <text:p text:style-name="P35">(3.3)</text:p>
        <text:p text:style-name="P47">From (2.5) <text:span text:style-name="T63">we know that</text:span></text:p>
        <text:p text:style-name="P39"/>
        <text:p text:style-name="P45"><draw:frame draw:style-name="fr2" draw:name="Object24" text:anchor-type="as-char" svg:y="-0.5937in" svg:width="1.5902in" svg:height="0.4516in" draw:z-index="69"><draw:object xlink:href="./Object 26" xlink:type="simple" xlink:show="embed" xlink:actuate="onLoad"/><draw:image xlink:href="./ObjectReplacements/Object 26" xlink:type="simple" xlink:show="embed" xlink:actuate="onLoad"/></draw:frame></text:p>
        <text:p text:style-name="P39">so we can rewrite (3.3) as</text:p>
        <text:p text:style-name="P3"><draw:frame draw:style-name="fr2" draw:name="Object22" text:anchor-type="as-char" svg:y="0.0484in" svg:width="1.8681in" svg:height="0.4783in" draw:z-index="70"><draw:object xlink:href="./Object 24" xlink:type="simple" xlink:show="embed" xlink:actuate="onLoad"/><draw:image xlink:href="./ObjectReplacements/Object 24" xlink:type="simple" xlink:show="embed" xlink:actuate="onLoad"/></draw:frame></text:p>
        <text:p text:style-name="P3"/>
        <text:p text:style-name="P5"><text:span text:style-name="T48">Let's split the </text:span>inner sum <text:span text:style-name="T48">in two</text:span>, giving us</text:p>
        <text:p text:style-name="P5"/>
        <text:p text:style-name="P3"><draw:frame draw:style-name="fr2" draw:name="Object29" text:anchor-type="as-char" svg:y="0.0484in" svg:width="3.5256in" svg:height="0.5827in" draw:z-index="71"><draw:object xlink:href="./Object 31" xlink:type="simple" xlink:show="embed" xlink:actuate="onLoad"/><draw:image xlink:href="./ObjectReplacements/Object 31" xlink:type="simple" xlink:show="embed" xlink:actuate="onLoad"/></draw:frame></text:p>
        <text:p text:style-name="P10">(3.4)</text:p>
        <text:p text:style-name="P46"/>
        <text:p text:style-name="P39">Looking at (3.4), we see that our first double sum <text:span text:style-name="T70">is in the form of the left-hand side of</text:span> (<text:span text:style-name="T48">2</text:span>.<text:span text:style-name="T48">6</text:span>). <text:s/>So, we can replace it <text:span text:style-name="T70">with the right-hand side, giving us</text:span></text:p>
        <text:p text:style-name="P39"/>
        <text:p text:style-name="P3"><draw:frame draw:style-name="fr2" draw:name="Object57" text:anchor-type="as-char" svg:y="0.0484in" svg:width="3.4547in" svg:height="0.5827in" draw:z-index="72"><draw:object xlink:href="./Object 65" xlink:type="simple" xlink:show="embed" xlink:actuate="onLoad"/><draw:image xlink:href="./ObjectReplacements/Object 65" xlink:type="simple" xlink:show="embed" xlink:actuate="onLoad"/></draw:frame></text:p>
        <text:p text:style-name="P11">(3.<text:span text:style-name="T65">5</text:span>)</text:p>
        <text:p text:style-name="P39"/>
        <text:p text:style-name="P39"><text:span text:style-name="T65">The steps from (3.3) to (3.4) to (3.5) thus</text:span> establish our <text:soft-page-break/>identity (3.2). <text:s/>Now we <text:span text:style-name="T71">will apply (3.2) to </text:span>show (3.1).</text:p>
        <text:p text:style-name="P39"/>
        <text:p text:style-name="P38">The Broader Identity</text:p>
        <text:p text:style-name="P39"/>
        <text:p text:style-name="P48">So now our goal is to <text:span text:style-name="T66">show </text:span>that the left-hand side of (3.1) can be expressed as its right-hand side. <text:s/>Let's begin with our left-hand side, and name it, temporarily, A(n)</text:p>
        <text:p text:style-name="P48"/>
        <text:p text:style-name="P45"><draw:frame draw:style-name="fr2" draw:name="Object15" text:anchor-type="as-char" svg:y="-0.3937in" svg:width="0.8307in" svg:height="0.1752in" draw:z-index="73"><draw:object xlink:href="./Object 9" xlink:type="simple" xlink:show="embed" xlink:actuate="onLoad"/><draw:image xlink:href="./ObjectReplacements/Object 9" xlink:type="simple" xlink:show="embed" xlink:actuate="onLoad"/></draw:frame></text:p>
        <text:p text:style-name="P39"><text:s/>Our identity from (2.5) lets us <text:span text:style-name="T51">rewrite </text:span>this as </text:p>
        <text:p text:style-name="P39"/>
        <text:p text:style-name="P45"><draw:frame draw:style-name="fr2" draw:name="Object58" text:anchor-type="as-char" svg:y="-0.5937in" svg:width="1.2126in" svg:height="0.3752in" draw:z-index="74"><draw:object xlink:href="./Object 66" xlink:type="simple" xlink:show="embed" xlink:actuate="onLoad"/><draw:image xlink:href="./ObjectReplacements/Object 66" xlink:type="simple" xlink:show="embed" xlink:actuate="onLoad"/></draw:frame></text:p>
        <text:p text:style-name="P39">We can split this sum into the following two <text:span text:style-name="T67">sums</text:span></text:p>
        <text:p text:style-name="P18"/>
        <text:p text:style-name="P18"><draw:frame draw:style-name="fr2" draw:name="Object5" text:anchor-type="as-char" svg:y="-0.5937in" svg:width="2.172in" svg:height="0.3752in" draw:z-index="75"><draw:object xlink:href="./Object 17" xlink:type="simple" xlink:show="embed" xlink:actuate="onLoad"/><draw:image xlink:href="./ObjectReplacements/Object 17" xlink:type="simple" xlink:show="embed" xlink:actuate="onLoad"/></draw:frame></text:p>
        <text:p text:style-name="P21"><text:span text:style-name="T6">W</text:span><text:span text:style-name="T5">e </text:span><text:span text:style-name="T6">will be able to calculate </text:span><text:span text:style-name="T5">each of the </text:span><text:span text:style-name="T5"><draw:frame draw:style-name="fr2" draw:name="Object16" text:anchor-type="as-char" svg:y="-0.1425in" svg:width="0.489in" svg:height="0.1752in" draw:z-index="76"><draw:object xlink:href="./Object 18" xlink:type="simple" xlink:show="embed" xlink:actuate="onLoad"/><draw:image xlink:href="./ObjectReplacements/Object 18" xlink:type="simple" xlink:show="embed" xlink:actuate="onLoad"/></draw:frame></text:span><text:span text:style-name="T5">values in the second sum </text:span><text:span text:style-name="T6">in our </text:span><text:span text:style-name="T12">time and space </text:span><text:span text:style-name="T6">bounds through sieving, so let's </text:span><text:span text:style-name="T11">set it </text:span><text:span text:style-name="T6">aside for a moment. <text:s/>W</text:span><text:span text:style-name="T5">e are </text:span><text:span text:style-name="T8">left </text:span><text:span text:style-name="T7">to calculate the first sum</text:span><text:span text:style-name="T9">:</text:span></text:p>
        <text:p text:style-name="P18"/>
        <text:p text:style-name="P18"><draw:frame draw:style-name="fr2" draw:name="Object8" text:anchor-type="as-char" svg:y="-0.5937in" svg:width="1.289in" svg:height="0.3752in" draw:z-index="77"><draw:object xlink:href="./Object 21" xlink:type="simple" xlink:show="embed" xlink:actuate="onLoad"/><draw:image xlink:href="./ObjectReplacements/Object 21" xlink:type="simple" xlink:show="embed" xlink:actuate="onLoad"/></draw:frame></text:p>
        <text:p text:style-name="P39">Because <draw:frame draw:style-name="fr2" draw:name="Object59" text:anchor-type="as-char" svg:y="-0.1425in" svg:width="0.639in" svg:height="0.1752in" draw:z-index="78"><draw:object xlink:href="./Object 67" xlink:type="simple" xlink:show="embed" xlink:actuate="onLoad"/><draw:image xlink:href="./ObjectReplacements/Object 67" xlink:type="simple" xlink:show="embed" xlink:actuate="onLoad"/></draw:frame>, we can rewrite this as </text:p>
        <text:p text:style-name="P39"/>
        <text:p text:style-name="P45"><draw:frame draw:style-name="fr2" draw:name="Object19" text:anchor-type="as-char" svg:y="-0.5937in" svg:width="1.678in" svg:height="0.3752in" draw:z-index="79"><draw:object xlink:href="./Object 4" xlink:type="simple" xlink:show="embed" xlink:actuate="onLoad"/><draw:image xlink:href="./ObjectReplacements/Object 4" xlink:type="simple" xlink:show="embed" xlink:actuate="onLoad"/></draw:frame></text:p>
        <text:p text:style-name="P42"><text:span text:style-name="T72">Now we will use our intermediate identity, (3.2). <text:s/>I</text:span>dentity (3.2) <text:span text:style-name="T52">lets us rewrite the right-hand side as </text:span></text:p>
        <text:p text:style-name="P39"/>
        <text:p text:style-name="P45"><draw:frame draw:style-name="fr2" draw:name="Object31" text:anchor-type="as-char" svg:y="-0.5937in" svg:width="3.3339in" svg:height="0.4783in" draw:z-index="80"><draw:object xlink:href="./Object 33" xlink:type="simple" xlink:show="embed" xlink:actuate="onLoad"/><draw:image xlink:href="./ObjectReplacements/Object 33" xlink:type="simple" xlink:show="embed" xlink:actuate="onLoad"/></draw:frame></text:p>
        <text:p text:style-name="P42">The double sum <text:span text:style-name="T68">on the right consists of values we'll be able to calculate in our bounds through sieving, so let's set those aside for moment</text:span>. <text:s/>So, we are left with <text:span text:style-name="T52">the problem of </text:span>computing</text:p>
        <text:p text:style-name="P42"/>
        <text:p text:style-name="P7"><draw:frame draw:style-name="fr2" draw:name="Object4" text:anchor-type="as-char" svg:y="-0.5937in" svg:width="1.6846in" svg:height="0.3752in" draw:z-index="81"><draw:object xlink:href="./Object 3" xlink:type="simple" xlink:show="embed" xlink:actuate="onLoad"/><draw:image xlink:href="./ObjectReplacements/Object 3" xlink:type="simple" xlink:show="embed" xlink:actuate="onLoad"/></draw:frame></text:p>
        <text:p text:style-name="P5"><text:span text:style-name="T53">Once again we can turn to our identity</text:span> (3.2) <text:span text:style-name="T53">for the sum on the right-hand side, giving us</text:span></text:p>
        <text:p text:style-name="P5"/>
        <text:p text:style-name="P7"><draw:frame draw:style-name="fr2" draw:name="Object6" text:anchor-type="as-char" svg:y="-0.5937in" svg:width="3.3319in" svg:height="0.4783in" draw:z-index="82"><draw:object xlink:href="./Object 6" xlink:type="simple" xlink:show="embed" xlink:actuate="onLoad"/><draw:image xlink:href="./ObjectReplacements/Object 6" xlink:type="simple" xlink:show="embed" xlink:actuate="onLoad"/></draw:frame></text:p>
        <text:p text:style-name="P7"/>
        <text:p text:style-name="P5"><text:span text:style-name="T55">A</text:span>gain, we can <text:span text:style-name="T54">calculate</text:span> the values in the double sum <text:span text:style-name="T54">through sieving in our time and space bounds</text:span>, <text:span text:style-name="T54">leaving us with the sum on the left which we will again </text:span>apply (3.2) to.</text:p>
        <text:p text:style-name="P5"/>
        <text:p text:style-name="P5">If we repeat this process k-1 times, we are left with</text:p>
        <text:p text:style-name="P5"/>
        <text:p text:style-name="P7"><draw:frame draw:style-name="fr2" draw:name="Object7" text:anchor-type="as-char" svg:y="-0.5937in" svg:width="1.8654in" svg:height="0.3752in" draw:z-index="83"><draw:object xlink:href="./Object 7" xlink:type="simple" xlink:show="embed" xlink:actuate="onLoad"/><draw:image xlink:href="./ObjectReplacements/Object 7" xlink:type="simple" xlink:show="embed" xlink:actuate="onLoad"/></draw:frame></text:p>
        <text:p text:style-name="P6"><text:span text:style-name="T56">But </text:span><text:span text:style-name="T56"><draw:frame draw:style-name="fr2" draw:name="Object9" text:anchor-type="as-char" svg:y="-0.1272in" svg:width="0.8547in" svg:height="0.1752in" draw:z-index="8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6">and we can calculate </text:span><text:span text:style-name="T56"><draw:frame draw:style-name="fr1" draw:name="Object10" text:anchor-type="as-char" svg:y="-0.1319in" svg:width="0.5752in" svg:height="0.1752in" draw:z-index="8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6">through sieving</text:span>. <text:s/><text:span text:style-name="T56">S</text:span>o we are done. <text:s/>If we go back through this process and collect all terms that were actually calculated along the way, we will find that we have (3.1).</text:p>
        <text:p text:style-name="P8"/>
        <text:p text:style-name="P9">4. Using the Core Number of Divisors Summatory Identity to Count Primes</text:p>
        <text:p text:style-name="P8"/>
        <text:p text:style-name="P55">If we take <text:span text:style-name="T19">(3.1), and we combine it with </text:span><text:span text:style-name="T20">(2.2), </text:span><text:span text:style-name="T19">our summed version of Linnik's identity,</text:span></text:p>
        <text:p text:style-name="P49"/>
        <text:p text:style-name="P51"><draw:frame draw:style-name="fr2" draw:name="Object43" text:anchor-type="as-char" svg:y="-0.6937in" svg:width="1.6035in" svg:height="0.3866in" draw:z-index="86"><draw:object xlink:href="./Object 51" xlink:type="simple" xlink:show="embed" xlink:actuate="onLoad"/><draw:image xlink:href="./ObjectReplacements/Object 51" xlink:type="simple" xlink:show="embed" xlink:actuate="onLoad"/></draw:frame></text:p>
        <text:p text:style-name="P49">and keep in mind that </text:p>
        <text:p text:style-name="P49"/>
        <text:p text:style-name="P51"><draw:frame draw:style-name="fr2" draw:name="Object44" text:anchor-type="as-char" svg:y="-0.0854in" svg:width="0.9429in" svg:height="0.1752in" draw:z-index="87"><draw:object xlink:href="./Object 52" xlink:type="simple" xlink:show="embed" xlink:actuate="onLoad"/><draw:image xlink:href="./ObjectReplacements/Object 52" xlink:type="simple" xlink:show="embed" xlink:actuate="onLoad"/></draw:frame></text:p>
        <text:p text:style-name="P49"/>
        <text:p text:style-name="P49">then, as a first pass, we can compute the prime power counting function with</text:p>
        <text:p text:style-name="P49"/>
        <text:p text:style-name="P38"><draw:frame draw:style-name="fr2" draw:name="Object93" text:anchor-type="as-char" svg:y="-1.1409in" svg:width="3.2201in" svg:height="1.5346in" draw:z-index="88"><draw:object xlink:href="./Object 106" xlink:type="simple" xlink:show="embed" xlink:actuate="onLoad"/><draw:image xlink:href="./ObjectReplacements/Object 106" xlink:type="simple" xlink:show="embed" xlink:actuate="onLoad"/></draw:frame></text:p>
        <text:p text:style-name="P34">(4.2)</text:p>
        <text:p text:style-name="P33"/>
        <text:p text:style-name="P49">There are two <text:span text:style-name="T57">more </text:span>steps <text:span text:style-name="T57">we need </text:span>for turning this equation into its final form.</text:p>
        <text:p text:style-name="P49"/>
        <text:p text:style-name="P49">First, for any sum of the form <text:s text:c="66"/></text:p>
        <text:p text:style-name="P51"><draw:frame draw:style-name="fr2" draw:name="Object49" text:anchor-type="as-char" svg:y="-0.4445in" svg:width="0.7957in" svg:height="0.4484in" draw:z-index="89"><draw:object xlink:href="./Object 57" xlink:type="simple" xlink:show="embed" xlink:actuate="onLoad"/><draw:image xlink:href="./ObjectReplacements/Object 57" xlink:type="simple" xlink:show="embed" xlink:actuate="onLoad"/></draw:frame></text:p>
        <text:p text:style-name="P20"><text:soft-page-break/>only has<draw:frame draw:style-name="fr1" draw:name="Object50" text:anchor-type="as-char" svg:y="-0.2398in" svg:width="0.3047in" svg:height="0.2673in" draw:z-index="90"><draw:object xlink:href="./Object 58" xlink:type="simple" xlink:show="embed" xlink:actuate="onLoad"/><draw:image xlink:href="./ObjectReplacements/Object 58" xlink:type="simple" xlink:show="embed" xlink:actuate="onLoad"/></draw:frame><text:span text:style-name="T58">unique input values, because of the floor function. <text:s/>Accounting for that, sums of this form </text:span>can be split into <text:span text:style-name="T58">the following messier, but much faster to compute, form</text:span></text:p>
        <text:p text:style-name="P32"/>
        <text:p text:style-name="P51"><draw:frame draw:style-name="fr2" draw:name="Object51" text:anchor-type="as-char" svg:y="0in" svg:width="2.2154in" svg:height="0.5492in" draw:z-index="91"><draw:object xlink:href="./Object 59" xlink:type="simple" xlink:show="embed" xlink:actuate="onLoad"/><draw:image xlink:href="./ObjectReplacements/Object 59" xlink:type="simple" xlink:show="embed" xlink:actuate="onLoad"/></draw:frame></text:p>
        <text:p text:style-name="P34">(4.3)</text:p>
        <text:p text:style-name="P50">We also have to choose a suitable value for <text:span text:style-name="T15">a</text:span>. For this paper, <text:span text:style-name="T15">a</text:span> will be <draw:frame draw:style-name="fr1" draw:name="Object52" text:anchor-type="as-char" svg:y="-0.2492in" svg:width="0.2138in" svg:height="0.2661in" draw:z-index="92"><draw:object xlink:href="./Object 60" xlink:type="simple" xlink:show="embed" xlink:actuate="onLoad"/><draw:image xlink:href="./ObjectReplacements/Object 60" xlink:type="simple" xlink:show="embed" xlink:actuate="onLoad"/></draw:frame>, so we will need to calculate <draw:frame draw:style-name="fr1" draw:name="Object53" text:anchor-type="as-char" svg:y="-0.1362in" svg:width="0.4138in" svg:height="0.1583in" draw:z-index="93"><draw:object xlink:href="./Object 61" xlink:type="simple" xlink:show="embed" xlink:actuate="onLoad"/><draw:image xlink:href="./ObjectReplacements/Object 61" xlink:type="simple" xlink:show="embed" xlink:actuate="onLoad"/></draw:frame>up to<draw:frame draw:style-name="fr4" draw:name="Object54" text:anchor-type="as-char" svg:y="-0.2437in" svg:width="0.2146in" svg:height="0.2673in" draw:z-index="94"><draw:object xlink:href="./Object 62" xlink:type="simple" xlink:show="embed" xlink:actuate="onLoad"/><draw:image xlink:href="./ObjectReplacements/Object 62" xlink:type="simple" xlink:show="embed" xlink:actuate="onLoad"/></draw:frame>and <draw:frame draw:style-name="fr1" draw:name="Object55" text:anchor-type="as-char" svg:y="-0.1362in" svg:width="0.439in" svg:height="0.1583in" draw:z-index="95"><draw:object xlink:href="./Object 63" xlink:type="simple" xlink:show="embed" xlink:actuate="onLoad"/><draw:image xlink:href="./ObjectReplacements/Object 63" xlink:type="simple" xlink:show="embed" xlink:actuate="onLoad"/></draw:frame>up to <draw:frame draw:style-name="fr1" draw:name="Object56" text:anchor-type="as-char" svg:y="-0.2437in" svg:width="0.2165in" svg:height="0.2673in" draw:z-index="96"><draw:object xlink:href="./Object 64" xlink:type="simple" xlink:show="embed" xlink:actuate="onLoad"/><draw:image xlink:href="./ObjectReplacements/Object 64" xlink:type="simple" xlink:show="embed" xlink:actuate="onLoad"/></draw:frame>. <text:s/>That task will be covered <text:span text:style-name="T58">by sieving </text:span>in the next section. <text:s/></text:p>
        <text:p text:style-name="P50"/>
        <text:p text:style-name="P50"><text:span text:style-name="T59">So, o</text:span>ur final identity for the prime power counting function is thus</text:p>
        <text:p text:style-name="P49"/>
        <text:p text:style-name="P38"><draw:frame draw:style-name="fr2" draw:name="Object45" text:anchor-type="as-char" svg:y="-0.6209in" svg:width="4.0083in" svg:height="3.1339in" draw:z-index="97"><draw:object xlink:href="./Object 53" xlink:type="simple" xlink:show="embed" xlink:actuate="onLoad"/><draw:image xlink:href="./ObjectReplacements/Object 53" xlink:type="simple" xlink:show="embed" xlink:actuate="onLoad"/></draw:frame></text:p>
        <text:p text:style-name="P52"><text:s text:c="4"/><text:span text:style-name="T32"><text:s/></text:span><text:span text:style-name="T18"><text:s/></text:span><text:span text:style-name="T32"><text:s text:c="2"/></text:span><text:span text:style-name="T18"><text:s/>(4.4)</text:span></text:p>
        <text:p text:style-name="P25"><text:span text:style-name="T10">C</text:span><text:span text:style-name="T5">alculating</text:span><text:span text:style-name="T5"><draw:frame draw:style-name="fr1" draw:name="Object67" text:anchor-type="as-char" svg:y="-0.1402in" svg:width="0.4138in" svg:height="0.1583in" draw:z-index="98"><draw:object xlink:href="./Object 74" xlink:type="simple" xlink:show="embed" xlink:actuate="onLoad"/><draw:image xlink:href="./ObjectReplacements/Object 74" xlink:type="simple" xlink:show="embed" xlink:actuate="onLoad"/></draw:frame></text:span><text:span text:style-name="T5">up to </text:span><text:span text:style-name="T5"><draw:frame draw:style-name="fr1" draw:name="Object68" text:anchor-type="as-char" svg:y="-0.2547in" svg:width="0.2146in" svg:height="0.2673in" draw:z-index="99"><draw:object xlink:href="./Object 75" xlink:type="simple" xlink:show="embed" xlink:actuate="onLoad"/><draw:image xlink:href="./ObjectReplacements/Object 75" xlink:type="simple" xlink:show="embed" xlink:actuate="onLoad"/></draw:frame></text:span><text:span text:style-name="T5">can be done relatively quickly. <text:s text:c="2"/>Thus, if you can calculate</text:span><text:span text:style-name="T5"><draw:frame draw:style-name="fr1" draw:name="Object66" text:anchor-type="as-char" svg:y="-0.1417in" svg:width="0.439in" svg:height="0.1583in" draw:z-index="100"><draw:object xlink:href="./Object 76" xlink:type="simple" xlink:show="embed" xlink:actuate="onLoad"/><draw:image xlink:href="./ObjectReplacements/Object 76" xlink:type="simple" xlink:show="embed" xlink:actuate="onLoad"/></draw:frame></text:span><text:span text:style-name="T5">up to</text:span><text:span text:style-name="T5"><draw:frame draw:style-name="fr1" draw:name="Object69" text:anchor-type="as-char" svg:y="-0.2382in" svg:width="0.2165in" svg:height="0.2673in" draw:z-index="101"><draw:object xlink:href="./Object 77" xlink:type="simple" xlink:show="embed" xlink:actuate="onLoad"/><draw:image xlink:href="./ObjectReplacements/Object 77" xlink:type="simple" xlink:show="embed" xlink:actuate="onLoad"/></draw:frame></text:span><text:span text:style-name="T5">in roughly</text:span><text:span text:style-name="T5"><draw:frame draw:style-name="fr1" draw:name="Object70" text:anchor-type="as-char" svg:y="-0.2382in" svg:width="0.4339in" svg:height="0.272in" draw:z-index="102"><draw:object xlink:href="./Object 78" xlink:type="simple" xlink:show="embed" xlink:actuate="onLoad"/><draw:image xlink:href="./ObjectReplacements/Object 78" xlink:type="simple" xlink:show="embed" xlink:actuate="onLoad"/></draw:frame></text:span><text:span text:style-name="T5">time, the above equation can be computed in something like </text:span><text:span text:style-name="T5"><draw:frame draw:style-name="fr1" draw:name="Object71" text:anchor-type="as-char" svg:y="-0.2492in" svg:width="0.7228in" svg:height="0.272in" draw:z-index="103"><draw:object xlink:href="./Object 79" xlink:type="simple" xlink:show="embed" xlink:actuate="onLoad"/><draw:image xlink:href="./ObjectReplacements/Object 79" xlink:type="simple" xlink:show="embed" xlink:actuate="onLoad"/></draw:frame></text:span><text:span text:style-name="T5">steps because of the final two lines in the equation (in actual practice, with some slight term rearrangement in the two small inner sums and sensible memoization, <text:s/>they can be flattened to a log n-sized sum).</text:span></text:p>
        <text:p text:style-name="P53"/>
        <text:p text:style-name="P67"><text:span text:style-name="T13">5. Calculating </text:span><text:span text:style-name="T13"><draw:frame draw:style-name="fr1" draw:name="Object77" text:anchor-type="as-char" svg:y="-0.1472in" svg:width="0.4866in" svg:height="0.1752in" draw:z-index="104"><draw:object xlink:href="./Object 83" xlink:type="simple" xlink:show="embed" xlink:actuate="onLoad"/><draw:image xlink:href="./ObjectReplacements/Object 83" xlink:type="simple" xlink:show="embed" xlink:actuate="onLoad"/></draw:frame></text:span><text:span text:style-name="T13">Up to </text:span><text:span text:style-name="T13"><draw:frame draw:style-name="fr1" draw:name="Object78" text:anchor-type="as-char" svg:y="-0.2492in" svg:width="0.2165in" svg:height="0.2673in" draw:z-index="105"><draw:object xlink:href="./Object 84" xlink:type="simple" xlink:show="embed" xlink:actuate="onLoad"/><draw:image xlink:href="./ObjectReplacements/Object 84" xlink:type="simple" xlink:show="embed" xlink:actuate="onLoad"/></draw:frame></text:span></text:p>
        <text:p text:style-name="P39"/>
        <text:p text:style-name="P56"><text:span text:style-name="T19">To compute </text:span><text:span text:style-name="T19"><draw:frame draw:style-name="fr1" draw:name="Object79" text:anchor-type="as-char" svg:y="-0.1528in" svg:width="0.4866in" svg:height="0.1752in" draw:z-index="106"><draw:object xlink:href="./Object 85" xlink:type="simple" xlink:show="embed" xlink:actuate="onLoad"/><draw:image xlink:href="./ObjectReplacements/Object 85" xlink:type="simple" xlink:show="embed" xlink:actuate="onLoad"/></draw:frame></text:span><text:span text:style-name="T19">up to </text:span><text:span text:style-name="T19"><draw:frame draw:style-name="fr1" draw:name="Object80" text:anchor-type="as-char" svg:y="-0.2437in" svg:width="0.2165in" svg:height="0.2673in" draw:z-index="107"><draw:object xlink:href="./Object 86" xlink:type="simple" xlink:show="embed" xlink:actuate="onLoad"/><draw:image xlink:href="./ObjectReplacements/Object 86" xlink:type="simple" xlink:show="embed" xlink:actuate="onLoad"/></draw:frame></text:span><text:span text:style-name="T19">in roughly </text:span><text:span text:style-name="T19"><draw:frame draw:style-name="fr1" draw:name="Object81" text:anchor-type="as-char" svg:y="-0.2382in" svg:width="0.7228in" svg:height="0.272in" draw:z-index="108"><draw:object xlink:href="./Object 87" xlink:type="simple" xlink:show="embed" xlink:actuate="onLoad"/><draw:image xlink:href="./ObjectReplacements/Object 87" xlink:type="simple" xlink:show="embed" xlink:actuate="onLoad"/></draw:frame></text:span><text:span text:style-name="T19">time and </text:span><text:span text:style-name="T19"><draw:frame draw:style-name="fr1" draw:name="Object82" text:anchor-type="as-char" svg:y="-0.2437in" svg:width="0.7217in" svg:height="0.272in" draw:z-index="109"><draw:object xlink:href="./Object 88" xlink:type="simple" xlink:show="embed" xlink:actuate="onLoad"/><draw:image xlink:href="./ObjectReplacements/Object 88" xlink:type="simple" xlink:show="embed" xlink:actuate="onLoad"/></draw:frame></text:span><text:span text:style-name="T19">space, we will turn to sieving. <text:s/>First, we compute primes up to</text:span><text:span text:style-name="T19"><draw:frame draw:style-name="fr1" draw:name="Object83" text:anchor-type="as-char" svg:y="-0.2382in" svg:width="0.2138in" svg:height="0.2661in" draw:z-index="110"><draw:object xlink:href="./Object 89" xlink:type="simple" xlink:show="embed" xlink:actuate="onLoad"/><draw:image xlink:href="./ObjectReplacements/Object 89" xlink:type="simple" xlink:show="embed" xlink:actuate="onLoad"/></draw:frame></text:span><text:span text:style-name="T19"> - the largest primes needed to sieve numbers </text:span><text:span text:style-name="T19"><draw:frame draw:style-name="fr1" draw:name="Object84" text:anchor-type="as-char" svg:y="-0.2437in" svg:width="0.3929in" svg:height="0.2681in" draw:z-index="111"><draw:object xlink:href="./Object 90" xlink:type="simple" xlink:show="embed" xlink:actuate="onLoad"/><draw:image xlink:href="./ObjectReplacements/Object 90" xlink:type="simple" xlink:show="embed" xlink:actuate="onLoad"/></draw:frame></text:span><text:span text:style-name="T19">. <text:s/>We then sieve in blocks of size</text:span><text:span text:style-name="T19"><draw:frame draw:style-name="fr1" draw:name="Object85" text:anchor-type="as-char" svg:y="-0.2437in" svg:width="0.2138in" svg:height="0.2661in" draw:z-index="112"><draw:object xlink:href="./Object 91" xlink:type="simple" xlink:show="embed" xlink:actuate="onLoad"/><draw:image xlink:href="./ObjectReplacements/Object 91" xlink:type="simple" xlink:show="embed" xlink:actuate="onLoad"/></draw:frame></text:span><text:span text:style-name="T19">, establishing our memory boundary. <text:s/>This process is repeated </text:span><text:span text:style-name="T19"><draw:frame draw:style-name="fr1" draw:name="Object86" text:anchor-type="as-char" svg:y="-0.2492in" svg:width="0.2138in" svg:height="0.2661in" draw:z-index="113"><draw:object xlink:href="./Object 92" xlink:type="simple" xlink:show="embed" xlink:actuate="onLoad"/><draw:image xlink:href="./ObjectReplacements/Object 92" xlink:type="simple" xlink:show="embed" xlink:actuate="onLoad"/></draw:frame></text:span><text:span text:style-name="T19">times. <text:s/>We sieve in such a way that we have the full prime factorization of all entries in each block, with each entry in this form:</text:span></text:p>
        <text:p text:style-name="P39"/>
        <text:p text:style-name="P45"><draw:frame draw:style-name="fr2" draw:name="Object87" text:anchor-type="as-char" svg:y="-0.372in" svg:width="1.0563in" svg:height="0.1965in" draw:z-index="53"><draw:object xlink:href="./Object 93" xlink:type="simple" xlink:show="embed" xlink:actuate="onLoad"/><draw:image xlink:href="./ObjectReplacements/Object 93" xlink:type="simple" xlink:show="embed" xlink:actuate="onLoad"/></draw:frame></text:p>
        <text:p text:style-name="P39">We will need the power signature of each entry.</text:p>
        <text:p text:style-name="P39"/>
        <text:p text:style-name="P39">The number of divisors function, given the above power signature, is</text:p>
        <text:p text:style-name="P39"/>
        <text:p text:style-name="P45"><draw:frame draw:style-name="fr2" draw:name="Object88" text:anchor-type="as-char" svg:y="-0.4445in" svg:width="2.5516in" svg:height="0.3571in" draw:z-index="54"><draw:object xlink:href="./Object 94" xlink:type="simple" xlink:show="embed" xlink:actuate="onLoad"/><draw:image xlink:href="./ObjectReplacements/Object 94" xlink:type="simple" xlink:show="embed" xlink:actuate="onLoad"/></draw:frame></text:p>
        <text:p text:style-name="P35">(5.1)</text:p>
        <text:p text:style-name="P43"><text:span text:style-name="T60">Using (1.2), t</text:span>his gives us <text:span text:style-name="T60">our function </text:span><text:span text:style-name="T60"><draw:frame draw:style-name="fr1" draw:name="Object11" text:anchor-type="as-char" svg:y="-0.1402in" svg:width="0.4638in" svg:height="0.1752in" draw:z-index="1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text:p text:style-name="P45"><draw:frame draw:style-name="fr2" draw:name="Object89" text:anchor-type="as-char" svg:y="0.0807in" svg:width="1.6209in" svg:height="0.3752in" draw:z-index="55"><draw:object xlink:href="./Object 95" xlink:type="simple" xlink:show="embed" xlink:actuate="onLoad"/><draw:image xlink:href="./ObjectReplacements/Object 95" xlink:type="simple" xlink:show="embed" xlink:actuate="onLoad"/></draw:frame></text:p>
        <text:p text:style-name="P35">(5.2)</text:p>
        <text:p text:style-name="P45"/>
        <text:p text:style-name="P43">So, we use our sieve information to calculate <text:span text:style-name="T60">all</text:span><text:span text:style-name="T60"><draw:frame draw:style-name="fr1" draw:name="Object12" text:anchor-type="as-char" svg:y="-0.122in" svg:width="0.4638in" svg:height="0.1752in" draw:z-index="115"><draw:object xlink:href="./Object 16" xlink:type="simple" xlink:show="embed" xlink:actuate="onLoad"/><draw:image xlink:href="./ObjectReplacements/Object 16" xlink:type="simple" xlink:show="embed" xlink:actuate="onLoad"/><svg:desc>formula</svg:desc></draw:frame></text:span>for each entry in the sieve. <text:s/>Since</text:p>
        <text:p text:style-name="P39"/>
        <text:p text:style-name="P45"><draw:frame draw:style-name="fr2" draw:name="Object817" text:anchor-type="as-char" svg:y="0.0807in" svg:width="1.6925in" svg:height="0.1752in" draw:z-index="56"><draw:object xlink:href="./Object 96" xlink:type="simple" xlink:show="embed" xlink:actuate="onLoad"/><draw:image xlink:href="./ObjectReplacements/Object 96" xlink:type="simple" xlink:show="embed" xlink:actuate="onLoad"/></draw:frame></text:p>
        <text:p text:style-name="P39"/>
        <text:p text:style-name="P56"><text:span text:style-name="T19">we can then calculate all values of </text:span><text:span text:style-name="T19"><draw:frame draw:style-name="fr1" draw:name="Object90" text:anchor-type="as-char" svg:y="-0.1472in" svg:width="0.4866in" svg:height="0.1752in" draw:z-index="57"><draw:object xlink:href="./Object 97" xlink:type="simple" xlink:show="embed" xlink:actuate="onLoad"/><draw:image xlink:href="./ObjectReplacements/Object 97" xlink:type="simple" xlink:show="embed" xlink:actuate="onLoad"/></draw:frame></text:span><text:span text:style-name="T19">in each block. <text:s/>We will have to store off the final values of the </text:span><text:span text:style-name="T19"><draw:frame draw:style-name="fr1" draw:name="Object91" text:anchor-type="as-char" svg:y="-0.1472in" svg:width="0.4866in" svg:height="0.1752in" draw:z-index="58"><draw:object xlink:href="./Object 98" xlink:type="simple" xlink:show="embed" xlink:actuate="onLoad"/><draw:image xlink:href="./ObjectReplacements/Object 98" xlink:type="simple" xlink:show="embed" xlink:actuate="onLoad"/></draw:frame></text:span><text:span text:style-name="T19">functions at the end of each block to use as the starting values for the next block.</text:span></text:p>
        <text:p text:style-name="P39"/>
        <text:p text:style-name="P56"><text:span text:style-name="T19">As mentioned, this process runs in something like </text:span><text:span text:style-name="T19"><draw:frame draw:style-name="fr1" draw:name="Object92" text:anchor-type="as-char" svg:y="-0.2437in" svg:width="0.7228in" svg:height="0.272in" draw:z-index="59"><draw:object xlink:href="./Object 99" xlink:type="simple" xlink:show="embed" xlink:actuate="onLoad"/><draw:image xlink:href="./ObjectReplacements/Object 99" xlink:type="simple" xlink:show="embed" xlink:actuate="onLoad"/></draw:frame></text:span><text:span text:style-name="T19">time.</text:span></text:p>
        <text:p text:style-name="P54"/>
        <text:p text:style-name="P59">6. Conclusion for this Algorithm</text:p>
        <text:p text:style-name="P54"/>
        <text:p text:style-name="P39">The trick to implementing this algorithm is to interleave the sieving described in section 5 with a gradual computation of the sums from (4.4). <text:s/>Essentially, the sums from (4.4) need to be evaluated in order from smallest terms of <draw:frame draw:style-name="fr1" draw:name="Object818" text:anchor-type="as-char" svg:y="-0.1472in" svg:width="0.4866in" svg:height="0.1752in" draw:z-index="60"><draw:object xlink:href="./Object 100" xlink:type="simple" xlink:show="embed" xlink:actuate="onLoad"/><draw:image xlink:href="./ObjectReplacements/Object 100" xlink:type="simple" xlink:show="embed" xlink:actuate="onLoad"/></draw:frame> to greatest, more or less as a queue. <text:s/>What this means in practice is that for the first two lines,</text:p>
        <text:p text:style-name="P39"/>
        <text:p text:style-name="P45"><text:soft-page-break/><draw:frame draw:style-name="fr2" draw:name="Object819" text:anchor-type="as-char" svg:y="0in" svg:width="3.6201in" svg:height="1.0717in" draw:z-index="61"><draw:object xlink:href="./Object 101" xlink:type="simple" xlink:show="embed" xlink:actuate="onLoad"/><draw:image xlink:href="./ObjectReplacements/Object 101" xlink:type="simple" xlink:show="embed" xlink:actuate="onLoad"/></draw:frame></text:p>
        <text:p text:style-name="P45"/>
        <text:p text:style-name="P39">the second sum will be evaluated first (again, interleaved with the sieving of blocks of <draw:frame draw:style-name="fr1" draw:name="Object820" text:anchor-type="as-char" svg:y="-0.1472in" svg:width="0.489in" svg:height="0.1752in" draw:z-index="2"><draw:object xlink:href="./Object 102" xlink:type="simple" xlink:show="embed" xlink:actuate="onLoad"/><draw:image xlink:href="./ObjectReplacements/Object 102" xlink:type="simple" xlink:show="embed" xlink:actuate="onLoad"/></draw:frame> <text:s/><draw:frame draw:style-name="fr1" draw:name="Object821" text:anchor-type="as-char" svg:y="-0.2472in" svg:width="0.2146in" svg:height="0.2673in" draw:z-index="3"><draw:object xlink:href="./Object 103" xlink:type="simple" xlink:show="embed" xlink:actuate="onLoad"/><draw:image xlink:href="./ObjectReplacements/Object 103" xlink:type="simple" xlink:show="embed" xlink:actuate="onLoad"/></draw:frame> <text:s/>in size), and, once finished, the first sum will be evaluated with j starting with the value of <draw:frame draw:style-name="fr1" draw:name="Object822" text:anchor-type="as-char" svg:y="-0.2472in" svg:width="0.2165in" svg:height="0.2673in" draw:z-index="4"><draw:object xlink:href="./Object 104" xlink:type="simple" xlink:show="embed" xlink:actuate="onLoad"/><draw:image xlink:href="./ObjectReplacements/Object 104" xlink:type="simple" xlink:show="embed" xlink:actuate="onLoad"/></draw:frame> and then decreasing until it is <draw:frame draw:style-name="fr1" draw:name="Object823" text:anchor-type="as-char" svg:y="-0.2472in" svg:width="0.4917in" svg:height="0.2717in" draw:z-index="5"><draw:object xlink:href="./Object 105" xlink:type="simple" xlink:show="embed" xlink:actuate="onLoad"/><draw:image xlink:href="./ObjectReplacements/Object 105" xlink:type="simple" xlink:show="embed" xlink:actuate="onLoad"/></draw:frame>, all interleaved with the sieving. <text:s/>In the C code, you can see this process manually worked through in the function <text:span text:style-name="T23">calcS1().</text:span></text:p>
        <text:p text:style-name="P39"/>
        <text:p text:style-name="P39">A similar process is necessary for the double sums one the last two lines of (4.4). <text:s/>In the C code, you can see this process worked through in the function <text:span text:style-name="T23">calcS3().</text:span></text:p>
        <text:p text:style-name="P39"/>
        <text:p text:style-name="P39">This algorithm can be sped up by using a wheel, which decreases the amount of operations involved in sieving, <text:s/>the double sums calculated in (4.4), and potentially a constant factor in the memory usage as well. <text:s/>C source code for the algorithm is present in an Appendix, but it doesn't implement a wheel and doesn't run as fast as it could.</text:p>
        <text:p text:style-name="P39"/>
        <text:p text:style-name="P5">If anything is too unclear in this description, hopefully browsing the source code in the Appendix will help. <text:s/>Alternatively, the paper in [2] covers many of the same ideas and might be a useful reference for another description of an extremely similar process.</text:p>
        <text:p text:style-name="P5"/>
        <text:p text:style-name="P7"/>
        <text:p text:style-name="P9">8. References</text:p>
        <text:p text:style-name="P8"/>
        <text:p text:style-name="P39">[1] J. B. Friedlander and H. Iwaniec, <text:span text:style-name="T15">Opera de Cribro</text:span>, 346-347</text:p>
        <text:p text:style-name="P39">[2] Deleglise, Marc and Rivat, Joel, Computing the summation of the Mobius function. Experiment. Math. 5 (1996), no. 4, 291-295.</text:p>
        <text:p text:style-name="P8"/>
        <text:p text:style-name="P9">Appendix</text:p>
        <text:p text:style-name="P8"/>
        <text:p text:style-name="P71"><text:span text:style-name="T3">This is a C implementation of the algorithm described in this paper. Owing to precision issues , it actually stops returning valid values at relatively low values, say around </text:span><text:span text:style-name="T4"><draw:frame draw:style-name="fr1" draw:name="Object843" text:anchor-type="as-char" svg:y="-0.139in" svg:width="0.3028in" svg:height="0.1736in" draw:z-index="6"><draw:object xlink:href="./Object 80" xlink:type="simple" xlink:show="embed" xlink:actuate="onLoad"/><draw:image xlink:href="./ObjectReplacements/Object 80" xlink:type="simple" xlink:show="embed" xlink:actuate="onLoad"/></draw:frame></text:span><text:span text:style-name="T4"> </text:span><text:span text:style-name="T3">, an eminently fixable problem. This code can be sped up quite a bit, at least in constant terms, by implementing a wheel. There are almost certainly other bits and pieces of this code (particularly in the functions d1 and d2) that can be sped up quite a bit as well, in constant terms.</text:span></text:p>
        <text:p text:style-name="P5"/>
        <text:p text:style-name="P5"/>
        <text:p text:style-name="P57"><text:span text:style-name="T24">#include</text:span><text:span text:style-name="T21"> </text:span><text:span text:style-name="T26">"stdio.h"</text:span></text:p>
        <text:p text:style-name="P65"><text:span text:style-name="T24">#include</text:span><text:span text:style-name="T21"> </text:span><text:span text:style-name="T26">"stdlib.h"</text:span></text:p>
        <text:p text:style-name="P65"><text:span text:style-name="T24">#include</text:span><text:span text:style-name="T21"> </text:span><text:span text:style-name="T26">"math.h"</text:span></text:p>
        <text:p text:style-name="P65"><text:span text:style-name="T24">#include</text:span><text:span text:style-name="T21"> </text:span><text:span text:style-name="T26">"conio.h"</text:span></text:p>
        <text:p text:style-name="P65"><text:span text:style-name="T24">#include</text:span><text:span text:style-name="T21"> </text:span><text:span text:style-name="T26">"time.h"</text:span></text:p>
        <text:p text:style-name="P62"/>
        <text:p text:style-name="P58"/>
        <text:p text:style-name="P66"><text:span text:style-name="T25">typedef</text:span><text:span text:style-name="T22"> </text:span><text:span text:style-name="T25">long</text:span><text:span text:style-name="T22"> </text:span><text:span text:style-name="T25">long</text:span><text:span text:style-name="T22"> BigInt;</text:span></text:p>
        <text:p text:style-name="P62"/>
        <text:p text:style-name="P65"><text:span text:style-name="T24">static</text:span><text:span text:style-name="T21"> BigInt mu[] = { 0, 1, -1, -1, 0, -1, 1, -1, 0, 0, 1, -1, 0, -1, 1, 1, 0, -1, 0, -1, 0, 1, 1, -1, 0, 0, 1, 0, 0, -1, -1, -1, </text:span></text:p>
        <text:p text:style-name="P62"><text:s text:c="4"/>0, 1, 1, 1, 0, -1, 1, 1, 0, -1, -1, -1, 0, 0, 1, -1, 0, 0, 0, 1, 0, -1, 0, 1, 0, 1, 1, -1, 0, -1, 1, 0, 0, 1, -1, -1, 0, 1, -1, </text:p>
        <text:p text:style-name="P62"><text:s text:c="4"/>-1, 0, -1, 1, 0, 0, 1, -1, -1, 0, 0 };</text:p>
        <text:p text:style-name="P62"/>
        <text:p text:style-name="P65"><text:span text:style-name="T24">static</text:span><text:span text:style-name="T21"> BigInt* binomials;<text:tab/><text:tab/></text:span><text:span text:style-name="T27">/* This is used as a doubly subscripted array, 128x128. <text:s/>Indexing is done manually.*/</text:span></text:p>
        <text:p text:style-name="P65"><text:span text:style-name="T24">static</text:span><text:span text:style-name="T21"> BigInt nToTheThird;</text:span></text:p>
        <text:p text:style-name="P65"><text:span text:style-name="T24">static</text:span><text:span text:style-name="T21"> BigInt logn;</text:span></text:p>
        <text:p text:style-name="P62"/>
        <text:p text:style-name="P65"><text:span text:style-name="T24">static</text:span><text:span text:style-name="T21"> BigInt numPrimes;</text:span></text:p>
        <text:p text:style-name="P65"><text:span text:style-name="T24">static</text:span><text:span text:style-name="T21"> BigInt* primes;</text:span></text:p>
        <text:p text:style-name="P62"/>
        <text:p text:style-name="P65"><text:span text:style-name="T24">static</text:span><text:span text:style-name="T21"> BigInt* factorsMultiplied;</text:span></text:p>
        <text:p text:style-name="P65"><text:span text:style-name="T24">static</text:span><text:span text:style-name="T21"> BigInt* totalFactors;</text:span></text:p>
        <text:p text:style-name="P65"><text:span text:style-name="T24">static</text:span><text:span text:style-name="T21"> BigInt* factors;<text:tab/><text:tab/><text:tab/></text:span><text:span text:style-name="T27">/* This is used as a doubly subscripted array, n^1/3 x ln n. <text:s/>Indexing is done manually.*/</text:span></text:p>
        <text:p text:style-name="P65"><text:span text:style-name="T24">static</text:span><text:span text:style-name="T21"> BigInt* numPrimeBases;</text:span></text:p>
        <text:p text:style-name="P62"/>
        <text:p text:style-name="P65"><text:span text:style-name="T24">static</text:span><text:span text:style-name="T21"> BigInt* DPrime;<text:tab/><text:tab/><text:tab/></text:span><text:span text:style-name="T27">/* This is used as a doubly subscripted array, n^1/3 x ln n. <text:s/>Indexing is done manually.*/</text:span></text:p>
        <text:p text:style-name="P62"/>
        <text:p text:style-name="P65"><text:span text:style-name="T24">static</text:span><text:span text:style-name="T21"> BigInt curBlockBase;</text:span></text:p>
        <text:p text:style-name="P62"/>
        <text:p text:style-name="P65"><text:span text:style-name="T24">static</text:span><text:span text:style-name="T21"> </text:span><text:span text:style-name="T24">double</text:span><text:span text:style-name="T21"> t;</text:span></text:p>
        <text:p text:style-name="P62"/>
        <text:p text:style-name="P65"><text:span text:style-name="T24">static</text:span><text:span text:style-name="T21"> BigInt nToTheHalf;</text:span></text:p>
        <text:p text:style-name="P65"><text:span text:style-name="T24">static</text:span><text:span text:style-name="T21"> BigInt numDPowers;</text:span></text:p>
        <text:p text:style-name="P65"><text:span text:style-name="T24">static</text:span><text:span text:style-name="T21"> </text:span><text:span text:style-name="T24">double</text:span><text:span text:style-name="T21">* dPrime;</text:span></text:p>
        <text:p text:style-name="P62"/>
        <text:p text:style-name="P65"><text:span text:style-name="T24">static</text:span><text:span text:style-name="T21"> BigInt S1Val;</text:span></text:p>
        <text:p text:style-name="P65"><text:span text:style-name="T24">static</text:span><text:span text:style-name="T21"> BigInt S1Mode;</text:span></text:p>
        <text:p text:style-name="P65"><text:span text:style-name="T24">static</text:span><text:span text:style-name="T21"> BigInt* S3Vals;</text:span></text:p>
        <text:p text:style-name="P65"><text:span text:style-name="T24">static</text:span><text:span text:style-name="T21"> BigInt* S3Modes;</text:span></text:p>
        <text:p text:style-name="P62"/>
        <text:p text:style-name="P65"><text:span text:style-name="T24">static</text:span><text:span text:style-name="T21"> </text:span><text:span text:style-name="T24">bool</text:span><text:span text:style-name="T21"> ended;</text:span></text:p>
        <text:p text:style-name="P65"><text:span text:style-name="T24">static</text:span><text:span text:style-name="T21"> BigInt maxSieveValue;</text:span></text:p>
        <text:p text:style-name="P62"/>
        <text:p text:style-name="P65"><text:span text:style-name="T24">static</text:span><text:span text:style-name="T21"> BigInt ceilval;</text:span></text:p>
        <text:p text:style-name="P62"/>
        <text:p text:style-name="P65"><text:span text:style-name="T24">static</text:span><text:span text:style-name="T21"> BigInt n;</text:span></text:p>
        <text:p text:style-name="P62"/>
        <text:p text:style-name="P65"><text:span text:style-name="T21">BigInt binomial( </text:span><text:span text:style-name="T24">double</text:span><text:span text:style-name="T21"> n, </text:span><text:span text:style-name="T24">int</text:span><text:span text:style-name="T21"> k ){</text:span></text:p>
        <text:p text:style-name="P65"><text:span text:style-name="T21"><text:s text:c="4"/></text:span><text:span text:style-name="T24">double</text:span><text:span text:style-name="T21"> t = 1;</text:span></text:p>
        <text:p text:style-name="P65"><text:span text:style-name="T21"><text:s text:c="4"/></text:span><text:span text:style-name="T24">for</text:span><text:span text:style-name="T21">( </text:span><text:span text:style-name="T24">int</text:span><text:span text:style-name="T21"> i = 1; i &lt;= k; i++ ){</text:span></text:p>
        <text:p text:style-name="P62"><text:s text:c="8"/>t *= ( n - ( k - i ) ) / i;</text:p>
        <text:p text:style-name="P62"><text:s text:c="4"/>}</text:p>
        <text:p text:style-name="P65"><text:span text:style-name="T21"><text:s text:c="4"/></text:span><text:span text:style-name="T24">return</text:span><text:span text:style-name="T21"> BigInt( t + .1 );</text:span></text:p>
        <text:p text:style-name="P62">}</text:p>
        <text:p text:style-name="P62"/>
        <text:p text:style-name="P65"><text:soft-page-break/><text:span text:style-name="T24">static</text:span><text:span text:style-name="T21"> BigInt invpow(</text:span><text:span text:style-name="T24">double</text:span><text:span text:style-name="T21"> n, </text:span><text:span text:style-name="T24">double</text:span><text:span text:style-name="T21"> k) {</text:span></text:p>
        <text:p text:style-name="P65"><text:span text:style-name="T21"><text:s text:c="4"/></text:span><text:span text:style-name="T24">return</text:span><text:span text:style-name="T21"> (BigInt)(pow(n, 1.0 / k) + .00000001);</text:span></text:p>
        <text:p text:style-name="P62">}</text:p>
        <text:p text:style-name="P62"/>
        <text:p text:style-name="P64">/* <text:span text:style-name="T61">C</text:span>alculating d_k(n) from a complete factorization of a number n.*/</text:p>
        <text:p text:style-name="P65"><text:span text:style-name="T24">static</text:span><text:span text:style-name="T21"> BigInt d1(BigInt* a, BigInt o, BigInt k, BigInt l){</text:span></text:p>
        <text:p text:style-name="P62"><text:s text:c="4"/>BigInt t = 1;</text:p>
        <text:p text:style-name="P65"><text:span text:style-name="T21"><text:s text:c="4"/></text:span><text:span text:style-name="T24">for</text:span><text:span text:style-name="T21"> (BigInt j = 0; j &lt; l; j++) t *= binomials[(a[o*logn+ j] - 1 + k)*128 + a[o*logn+ j]];</text:span></text:p>
        <text:p text:style-name="P65"><text:span text:style-name="T21"><text:s text:c="4"/></text:span><text:span text:style-name="T24">return</text:span><text:span text:style-name="T21"> t;</text:span></text:p>
        <text:p text:style-name="P62">}</text:p>
        <text:p text:style-name="P62"/>
        <text:p text:style-name="P64">/* <text:span text:style-name="T61">C</text:span>alculating d_k'(n) <text:span text:style-name="T61">from d_k(n)</text:span>*/</text:p>
        <text:p text:style-name="P65"><text:span text:style-name="T24">static</text:span><text:span text:style-name="T21"> BigInt d2(BigInt* a, BigInt o, BigInt k, BigInt l, BigInt numfacts ){</text:span></text:p>
        <text:p text:style-name="P65"><text:span text:style-name="T21"><text:s text:c="4"/></text:span><text:span text:style-name="T24">if</text:span><text:span text:style-name="T21"> (numfacts &lt; k) </text:span><text:span text:style-name="T24">return</text:span><text:span text:style-name="T21"> 0;</text:span></text:p>
        <text:p text:style-name="P62"><text:s text:c="4"/>BigInt t = 0;</text:p>
        <text:p text:style-name="P65"><text:span text:style-name="T21"><text:s text:c="4"/></text:span><text:span text:style-name="T24">for</text:span><text:span text:style-name="T21"> (BigInt j = 1; j &lt;= k; j++) t += ( ( k - j ) % 2 == 1 ? -1:1 ) * binomials[k * 128 + j] * d1(a, o, j, l);</text:span></text:p>
        <text:p text:style-name="P65"><text:span text:style-name="T21"><text:s text:c="4"/></text:span><text:span text:style-name="T24">if</text:span><text:span text:style-name="T21">( t &lt; 0 ){</text:span></text:p>
        <text:p text:style-name="P65"><text:span text:style-name="T21"><text:s text:c="8"/></text:span><text:span text:style-name="T24">int</text:span><text:span text:style-name="T21"> asdf <text:s/>= 9;</text:span></text:p>
        <text:p text:style-name="P62"><text:s text:c="4"/>}</text:p>
        <text:p text:style-name="P65"><text:span text:style-name="T21"><text:s text:c="4"/></text:span><text:span text:style-name="T24">return</text:span><text:span text:style-name="T21"> (BigInt)t;</text:span></text:p>
        <text:p text:style-name="P62">}</text:p>
        <text:p text:style-name="P62"/>
        <text:p text:style-name="P65"><text:span text:style-name="T24">static</text:span><text:span text:style-name="T21"> </text:span><text:span text:style-name="T24">void</text:span><text:span text:style-name="T21"> allocPools( BigInt n ){</text:span></text:p>
        <text:p text:style-name="P62"><text:s text:c="4"/>nToTheThird = (BigInt)pow(n, 1.0 / 3);</text:p>
        <text:p text:style-name="P62"/>
        <text:p text:style-name="P62"><text:s text:c="4"/>logn = (BigInt)(log(pow(n, 2.00001 / 3)) / log(2.0)) + 1;</text:p>
        <text:p text:style-name="P65"><text:span text:style-name="T21"><text:s text:c="4"/>factorsMultiplied = </text:span><text:span text:style-name="T24">new</text:span><text:span text:style-name="T21"> BigInt[nToTheThird];</text:span></text:p>
        <text:p text:style-name="P65"><text:span text:style-name="T21"><text:s text:c="4"/>totalFactors = </text:span><text:span text:style-name="T24">new</text:span><text:span text:style-name="T21"> BigInt[nToTheThird];</text:span></text:p>
        <text:p text:style-name="P65"><text:span text:style-name="T21"><text:s text:c="4"/>factors = </text:span><text:span text:style-name="T24">new</text:span><text:span text:style-name="T21"> BigInt[nToTheThird * logn];</text:span></text:p>
        <text:p text:style-name="P65"><text:span text:style-name="T21"><text:s text:c="4"/>numPrimeBases = </text:span><text:span text:style-name="T24">new</text:span><text:span text:style-name="T21"> BigInt[nToTheThird];</text:span></text:p>
        <text:p text:style-name="P65"><text:span text:style-name="T21"><text:s text:c="4"/>DPrime = </text:span><text:span text:style-name="T24">new</text:span><text:span text:style-name="T21"> BigInt[(nToTheThird + 1) * logn];</text:span></text:p>
        <text:p text:style-name="P65"><text:span text:style-name="T21"><text:s text:c="4"/>binomials = </text:span><text:span text:style-name="T24">new</text:span><text:span text:style-name="T21"> BigInt[128*128+ 128];</text:span></text:p>
        <text:p text:style-name="P65"><text:span text:style-name="T21"><text:s text:c="4"/></text:span><text:span text:style-name="T24">for</text:span><text:span text:style-name="T21"> (BigInt j = 0; j &lt; 128; j++) </text:span><text:span text:style-name="T24">for</text:span><text:span text:style-name="T21"> (BigInt k = 0; k &lt;= j; k++)binomials[j * 128 + k] = binomial(j, k);</text:span></text:p>
        <text:p text:style-name="P65"><text:span text:style-name="T21"><text:s text:c="4"/></text:span><text:span text:style-name="T24">for</text:span><text:span text:style-name="T21"> (BigInt j = 0; j &lt; logn; j++) DPrime[j] = 0;</text:span></text:p>
        <text:p text:style-name="P62"><text:s text:c="4"/>curBlockBase = 0;</text:p>
        <text:p text:style-name="P62"/>
        <text:p text:style-name="P62"><text:s text:c="4"/>t = n - 1;</text:p>
        <text:p text:style-name="P62"/>
        <text:p text:style-name="P62"><text:s text:c="4"/>nToTheHalf = (BigInt)pow(n, 1.0 / 2);</text:p>
        <text:p text:style-name="P62"><text:s text:c="4"/>numDPowers = (BigInt)(log(pow(n, 2.00001 / 3)) / log(2.0)) + 1;</text:p>
        <text:p text:style-name="P65"><text:span text:style-name="T21"><text:s text:c="4"/>dPrime = </text:span><text:span text:style-name="T24">new</text:span><text:span text:style-name="T21"> </text:span><text:span text:style-name="T24">double</text:span><text:span text:style-name="T21">[(nToTheThird + 1) * (numDPowers + 1)];</text:span></text:p>
        <text:p text:style-name="P62"/>
        <text:p text:style-name="P62"><text:s text:c="4"/>S1Val = 1;</text:p>
        <text:p text:style-name="P62"><text:s text:c="4"/>S1Mode = 0;</text:p>
        <text:p text:style-name="P65"><text:span text:style-name="T21"><text:s text:c="4"/>S3Vals = </text:span><text:span text:style-name="T24">new</text:span><text:span text:style-name="T21"> BigInt[nToTheThird + 1];</text:span></text:p>
        <text:p text:style-name="P65"><text:span text:style-name="T21"><text:s text:c="4"/>S3Modes = </text:span><text:span text:style-name="T24">new</text:span><text:span text:style-name="T21"> BigInt[nToTheThird + 1];</text:span></text:p>
        <text:p text:style-name="P62"/>
        <text:p text:style-name="P65"><text:span text:style-name="T21"><text:s text:c="4"/>ended = </text:span><text:span text:style-name="T24">false</text:span><text:span text:style-name="T21">;</text:span></text:p>
        <text:p text:style-name="P62"><text:s text:c="4"/>maxSieveValue = (BigInt)(pow(n, 2.00001 / 3));</text:p>
        <text:p text:style-name="P62"/>
        <text:p text:style-name="P65"><text:span text:style-name="T21"><text:s text:c="4"/></text:span><text:span text:style-name="T24">for</text:span><text:span text:style-name="T21"> (BigInt j = 2; j &lt; nToTheThird + 1; j++){</text:span></text:p>
        <text:p text:style-name="P62"><text:s text:c="8"/>S3Modes[j] = 0;</text:p>
        <text:p text:style-name="P62"><text:s text:c="8"/>S3Vals[j] = 1;</text:p>
        <text:p text:style-name="P62"><text:s text:c="4"/>}</text:p>
        <text:p text:style-name="P62">}</text:p>
        <text:p text:style-name="P62"/>
        <text:p text:style-name="P65"><text:span text:style-name="T24">static</text:span><text:span text:style-name="T21"> </text:span><text:span text:style-name="T24">void</text:span><text:span text:style-name="T21"> deallocPools(){</text:span></text:p>
        <text:p text:style-name="P65"><text:span text:style-name="T21"><text:s text:c="4"/></text:span><text:span text:style-name="T24">delete</text:span><text:span text:style-name="T21"> factorsMultiplied;</text:span></text:p>
        <text:p text:style-name="P65"><text:span text:style-name="T21"><text:s text:c="4"/></text:span><text:span text:style-name="T24">delete</text:span><text:span text:style-name="T21"> totalFactors;</text:span></text:p>
        <text:p text:style-name="P65"><text:span text:style-name="T21"><text:s text:c="4"/></text:span><text:span text:style-name="T24">delete</text:span><text:span text:style-name="T21"> factors;</text:span></text:p>
        <text:p text:style-name="P65"><text:span text:style-name="T21"><text:s text:c="4"/></text:span><text:span text:style-name="T24">delete</text:span><text:span text:style-name="T21"> numPrimeBases;</text:span></text:p>
        <text:p text:style-name="P65"><text:span text:style-name="T21"><text:s text:c="4"/></text:span><text:span text:style-name="T24">delete</text:span><text:span text:style-name="T21"> DPrime;</text:span></text:p>
        <text:p text:style-name="P65"><text:span text:style-name="T21"><text:s text:c="4"/></text:span><text:span text:style-name="T24">delete</text:span><text:span text:style-name="T21"> binomials;</text:span></text:p>
        <text:p text:style-name="P65"><text:span text:style-name="T21"><text:s text:c="4"/></text:span><text:span text:style-name="T24">delete</text:span><text:span text:style-name="T21"> dPrime;</text:span></text:p>
        <text:p text:style-name="P65"><text:span text:style-name="T21"><text:s text:c="4"/></text:span><text:span text:style-name="T24">delete</text:span><text:span text:style-name="T21"> S3Vals;</text:span></text:p>
        <text:p text:style-name="P65"><text:span text:style-name="T21"><text:s text:c="4"/></text:span><text:span text:style-name="T24">delete</text:span><text:span text:style-name="T21"> S3Modes;</text:span></text:p>
        <text:p text:style-name="P65"><text:span text:style-name="T21"><text:s text:c="4"/></text:span><text:span text:style-name="T24">delete</text:span><text:span text:style-name="T21"> primes;</text:span></text:p>
        <text:p text:style-name="P62">}</text:p>
        <text:p text:style-name="P62"/>
        <text:p text:style-name="P64">/* This finds all the primes less than n^1/3, which will be used for sieving and generating complete factorizations of numbers up to n^2/3*/</text:p>
        <text:p text:style-name="P65"><text:span text:style-name="T24">static</text:span><text:span text:style-name="T21"> </text:span><text:span text:style-name="T24">void</text:span><text:span text:style-name="T21"> fillPrimes(){</text:span></text:p>
        <text:p text:style-name="P65"><text:span text:style-name="T21"><text:s text:c="4"/>BigInt* primesieve = </text:span><text:span text:style-name="T24">new</text:span><text:span text:style-name="T21"> BigInt[nToTheThird + 1];</text:span></text:p>
        <text:p text:style-name="P65"><text:span text:style-name="T21"><text:s text:c="4"/>primes = </text:span><text:span text:style-name="T24">new</text:span><text:span text:style-name="T21"> BigInt[nToTheThird + 1];</text:span></text:p>
        <text:p text:style-name="P62"><text:s text:c="4"/>numPrimes = 0;</text:p>
        <text:p text:style-name="P65"><text:span text:style-name="T21"><text:s text:c="4"/></text:span><text:span text:style-name="T24">for</text:span><text:span text:style-name="T21"> (BigInt j = 0; j &lt;= nToTheThird; j++) primesieve[j] = 1;</text:span></text:p>
        <text:p text:style-name="P65"><text:span text:style-name="T21"><text:s text:c="4"/></text:span><text:span text:style-name="T24">for</text:span><text:span text:style-name="T21"> (BigInt k = 2; k &lt;= nToTheThird; k++){</text:span></text:p>
        <text:p text:style-name="P62"><text:s text:c="8"/>BigInt cur = k;</text:p>
        <text:p text:style-name="P65"><text:span text:style-name="T21"><text:s text:c="8"/></text:span><text:span text:style-name="T24">if</text:span><text:span text:style-name="T21"> (primesieve[k] == 1){</text:span></text:p>
        <text:p text:style-name="P62"><text:s text:c="12"/>primes[numPrimes] = k;</text:p>
        <text:p text:style-name="P62"><text:s text:c="12"/>numPrimes++;</text:p>
        <text:p text:style-name="P65"><text:span text:style-name="T21"><text:s text:c="12"/></text:span><text:span text:style-name="T24">while</text:span><text:span text:style-name="T21"> (cur &lt;= nToTheThird){</text:span></text:p>
        <text:p text:style-name="P62"><text:s text:c="16"/>primesieve[cur] = 0;</text:p>
        <text:p text:style-name="P62"><text:s text:c="16"/>cur += k;</text:p>
        <text:p text:style-name="P62"><text:s text:c="12"/>}</text:p>
        <text:p text:style-name="P62"><text:s text:c="8"/>}</text:p>
        <text:p text:style-name="P62"><text:s text:c="4"/>}</text:p>
        <text:p text:style-name="P65"><text:span text:style-name="T21"><text:s text:c="4"/></text:span><text:span text:style-name="T24">delete</text:span><text:span text:style-name="T21"> primesieve;</text:span></text:p>
        <text:p text:style-name="P62">}</text:p>
        <text:p text:style-name="P62"/>
        <text:p text:style-name="P64">/* This resets some state used for the sieving and factoring process.*/</text:p>
        <text:p text:style-name="P65"><text:span text:style-name="T24">static</text:span><text:span text:style-name="T21"> </text:span><text:span text:style-name="T24">void</text:span><text:span text:style-name="T21"> clearPools(){</text:span></text:p>
        <text:p text:style-name="P65"><text:span text:style-name="T21"><text:s text:c="4"/></text:span><text:span text:style-name="T24">for</text:span><text:span text:style-name="T21"> (BigInt j = 0; j &lt; nToTheThird; j++){</text:span></text:p>
        <text:p text:style-name="P62"><text:s text:c="8"/>numPrimeBases[j] = -1;</text:p>
        <text:p text:style-name="P62"><text:s text:c="8"/>factorsMultiplied[j] = 1;</text:p>
        <text:p text:style-name="P62"><text:s text:c="8"/>totalFactors[j] = 0;</text:p>
        <text:p text:style-name="P62"><text:s text:c="4"/>}</text:p>
        <text:p text:style-name="P62">}</text:p>
        <text:p text:style-name="P62"/>
        <text:p text:style-name="P64">/* We can use sieving on our current n^1/3 sized block of numbers to</text:p>
        <text:p text:style-name="P64">get their complete prime factorization signatures, with which we can then</text:p>
        <text:p text:style-name="P64">quickly compute d_k' values.*/</text:p>
        <text:p text:style-name="P65"><text:span text:style-name="T24">static</text:span><text:span text:style-name="T21"> </text:span><text:span text:style-name="T24">void</text:span><text:span text:style-name="T21"> factorRange(){</text:span></text:p>
        <text:p text:style-name="P65"><text:span text:style-name="T21"><text:s text:c="4"/></text:span><text:span text:style-name="T24">for</text:span><text:span text:style-name="T21"> (BigInt j = 0; j &lt; numPrimes; j++){</text:span></text:p>
        <text:p text:style-name="P65"><text:span text:style-name="T21"><text:s text:c="8"/></text:span><text:span text:style-name="T27">// mark everything divided by each prime, adding a new entry.</text:span></text:p>
        <text:p text:style-name="P62"><text:s text:c="8"/>BigInt curPrime = primes[j];</text:p>
        <text:p text:style-name="P65"><text:span text:style-name="T21"><text:s text:c="8"/></text:span><text:span text:style-name="T24">if</text:span><text:span text:style-name="T21"> (curPrime * curPrime &gt; curBlockBase + nToTheThird) </text:span><text:span text:style-name="T24">break</text:span><text:span text:style-name="T21">;</text:span></text:p>
        <text:p text:style-name="P62"><text:s text:c="8"/>BigInt curEntry = ( curBlockBase % curPrime == 0 ) ? 0:curPrime - (curBlockBase % curPrime);</text:p>
        <text:p text:style-name="P65"><text:span text:style-name="T21"><text:s text:c="8"/></text:span><text:span text:style-name="T24">while</text:span><text:span text:style-name="T21"> (curEntry &lt; nToTheThird){</text:span></text:p>
        <text:p text:style-name="P65"><text:span text:style-name="T21"><text:s text:c="12"/></text:span><text:span text:style-name="T24">if</text:span><text:span text:style-name="T21">( curEntry+curBlockBase != 0 ){</text:span></text:p>
        <text:p text:style-name="P62"><text:s text:c="16"/>factorsMultiplied[curEntry] *= curPrime;</text:p>
        <text:p text:style-name="P62"><text:s text:c="16"/>totalFactors[curEntry]++;</text:p>
        <text:p text:style-name="P62"><text:s text:c="16"/>numPrimeBases[curEntry]++;</text:p>
        <text:p text:style-name="P62"><text:s text:c="16"/>factors[curEntry*logn+ numPrimeBases[curEntry]] = 1;</text:p>
        <text:p text:style-name="P62"><text:s text:c="12"/>}</text:p>
        <text:p text:style-name="P62"><text:s text:c="12"/>curEntry += curPrime;</text:p>
        <text:p text:style-name="P62"><text:s text:c="8"/>}</text:p>
        <text:p text:style-name="P65"><text:soft-page-break/><text:span text:style-name="T21"><text:s text:c="8"/></text:span><text:span text:style-name="T27">// mark everything divided by each prime power</text:span></text:p>
        <text:p text:style-name="P65"><text:span text:style-name="T21"><text:s text:c="8"/>BigInt cap = (BigInt)( log((</text:span><text:span text:style-name="T24">double</text:span><text:span text:style-name="T21">)(nToTheThird+curBlockBase)) / log((</text:span><text:span text:style-name="T24">double</text:span><text:span text:style-name="T21">)curPrime) + 1 );</text:span></text:p>
        <text:p text:style-name="P62"><text:s text:c="8"/>BigInt curbase = curPrime;</text:p>
        <text:p text:style-name="P65"><text:span text:style-name="T21"><text:s text:c="8"/></text:span><text:span text:style-name="T24">for</text:span><text:span text:style-name="T21"> (BigInt k = 2; k &lt; cap; k++){</text:span></text:p>
        <text:p text:style-name="P62"><text:s text:c="12"/>curPrime *= curbase;</text:p>
        <text:p text:style-name="P62"><text:s text:c="12"/>curEntry = (curBlockBase % curPrime == 0) ? 0 : curPrime - (curBlockBase % curPrime);</text:p>
        <text:p text:style-name="P65"><text:span text:style-name="T21"><text:s text:c="12"/></text:span><text:span text:style-name="T24">while</text:span><text:span text:style-name="T21"> (curEntry &lt; nToTheThird){</text:span></text:p>
        <text:p text:style-name="P62"><text:s text:c="16"/>factorsMultiplied[curEntry] *= curbase;</text:p>
        <text:p text:style-name="P62"><text:s text:c="16"/>totalFactors[curEntry]++;</text:p>
        <text:p text:style-name="P65"><text:span text:style-name="T21"><text:s text:c="16"/></text:span><text:span text:style-name="T24">if</text:span><text:span text:style-name="T21"> (curEntry + curBlockBase != 0)factors[curEntry*logn+ numPrimeBases[curEntry]] = k;</text:span></text:p>
        <text:p text:style-name="P62"><text:s text:c="16"/>curEntry += curPrime;</text:p>
        <text:p text:style-name="P62"><text:s text:c="12"/>}</text:p>
        <text:p text:style-name="P62"><text:s text:c="8"/>}</text:p>
        <text:p text:style-name="P62"><text:s text:c="4"/>}</text:p>
        <text:p text:style-name="P65"><text:span text:style-name="T21"><text:s text:c="4"/></text:span><text:span text:style-name="T27">// account for prime factors &gt; n^1/3</text:span></text:p>
        <text:p text:style-name="P65"><text:span text:style-name="T21"><text:s text:c="4"/></text:span><text:span text:style-name="T24">for</text:span><text:span text:style-name="T21"> (BigInt j = 0; j &lt; nToTheThird; j++){</text:span></text:p>
        <text:p text:style-name="P65"><text:span text:style-name="T21"><text:s text:c="8"/></text:span><text:span text:style-name="T24">if</text:span><text:span text:style-name="T21"> (factorsMultiplied[j] &lt; j+curBlockBase){</text:span></text:p>
        <text:p text:style-name="P62"><text:s text:c="12"/>numPrimeBases[j]++;</text:p>
        <text:p text:style-name="P62"><text:s text:c="12"/>totalFactors[j]++;</text:p>
        <text:p text:style-name="P62"><text:s text:c="12"/>factors[j*logn+ numPrimeBases[j]] = 1;</text:p>
        <text:p text:style-name="P62"><text:s text:c="8"/>}</text:p>
        <text:p text:style-name="P62"><text:s text:c="4"/>}</text:p>
        <text:p text:style-name="P62">}</text:p>
        <text:p text:style-name="P62"/>
        <text:p text:style-name="P64">/* By this point, we have already factored, through sieving, all the numbers in the current n^1/3 sized block we are looking at.</text:p>
        <text:p text:style-name="P64">With a complete factorization, we can calculate d_k'(n) for a number.</text:p>
        <text:p text:style-name="P64">Then, D_k'(n) = d_k'(n) + D_k'(n-1).*/</text:p>
        <text:p text:style-name="P65"><text:span text:style-name="T24">static</text:span><text:span text:style-name="T21"> </text:span><text:span text:style-name="T24">void</text:span><text:span text:style-name="T21"> buildDivisorSums(){</text:span></text:p>
        <text:p text:style-name="P65"><text:span text:style-name="T21"><text:s text:c="4"/></text:span><text:span text:style-name="T24">for</text:span><text:span text:style-name="T21"> (BigInt j = 1; j &lt; nToTheThird+1; j++){</text:span></text:p>
        <text:p text:style-name="P65"><text:span text:style-name="T21"><text:s text:c="8"/></text:span><text:span text:style-name="T24">if</text:span><text:span text:style-name="T21"> (j + curBlockBase == 1 || j + curBlockBase == 2) </text:span><text:span text:style-name="T24">continue</text:span><text:span text:style-name="T21">;</text:span></text:p>
        <text:p text:style-name="P65"><text:span text:style-name="T21"><text:s text:c="8"/></text:span><text:span text:style-name="T24">for</text:span><text:span text:style-name="T21"> (BigInt k = 0; k &lt; logn; k++){</text:span></text:p>
        <text:p text:style-name="P62"><text:s text:c="12"/>DPrime[j * logn + k] = DPrime[(j - 1) * logn + k] + d2(factors, j - 1, k, numPrimeBases[j - 1] + 1, totalFactors[j - 1]);</text:p>
        <text:p text:style-name="P62"><text:s text:c="8"/>}</text:p>
        <text:p text:style-name="P62"><text:s text:c="4"/>}</text:p>
        <text:p text:style-name="P65"><text:span text:style-name="T21"><text:s text:c="4"/></text:span><text:span text:style-name="T24">for</text:span><text:span text:style-name="T21"> (BigInt j = 0; j &lt; logn; j++) DPrime[j] = DPrime[nToTheThird*logn+ j];</text:span></text:p>
        <text:p text:style-name="P62">}</text:p>
        <text:p text:style-name="P62"/>
        <text:p text:style-name="P64">/* This general algorithm relies on values of D_k' &lt;= n^2/3 and d_k' &lt;= n^1/3. <text:s/>This function calculates those values of d_k'.*/</text:p>
        <text:p text:style-name="P65"><text:span text:style-name="T24">static</text:span><text:span text:style-name="T21"> </text:span><text:span text:style-name="T24">void</text:span><text:span text:style-name="T21"> find_dVals(){</text:span></text:p>
        <text:p text:style-name="P62"><text:s text:c="4"/>curBlockBase = 1;</text:p>
        <text:p text:style-name="P62"><text:s text:c="4"/>clearPools();</text:p>
        <text:p text:style-name="P62"><text:s text:c="4"/>factorRange();</text:p>
        <text:p text:style-name="P62"><text:s text:c="4"/>buildDivisorSums();</text:p>
        <text:p text:style-name="P62"/>
        <text:p text:style-name="P65"><text:span text:style-name="T21"><text:s text:c="4"/></text:span><text:span text:style-name="T24">for</text:span><text:span text:style-name="T21"> (BigInt j = 2; j &lt;= nToTheThird; j++){</text:span></text:p>
        <text:p text:style-name="P65"><text:span text:style-name="T21"><text:s text:c="8"/></text:span><text:span text:style-name="T24">for</text:span><text:span text:style-name="T21"> (BigInt m = 1; m &lt; numDPowers; m++){</text:span></text:p>
        <text:p text:style-name="P65"><text:span text:style-name="T21"><text:s text:c="12"/></text:span><text:span text:style-name="T24">double</text:span><text:span text:style-name="T21"> s = 0;</text:span></text:p>
        <text:p text:style-name="P65"><text:span text:style-name="T21"><text:s text:c="12"/></text:span><text:span text:style-name="T24">for</text:span><text:span text:style-name="T21"> (BigInt r = 1; r &lt; numDPowers; r++) s += pow(-1.0, (</text:span><text:span text:style-name="T24">double</text:span><text:span text:style-name="T21">)( r + m )) * (1.0 / (r + m + 1)) * (DPrime[j * logn + r] - DPrime[(j - 1) * logn + r]);</text:span></text:p>
        <text:p text:style-name="P62"><text:s text:c="12"/>dPrime[j*(numDPowers + 1)+ m] = s;</text:p>
        <text:p text:style-name="P62"><text:s text:c="8"/>}</text:p>
        <text:p text:style-name="P62"><text:s text:c="4"/>}</text:p>
        <text:p text:style-name="P62">}</text:p>
        <text:p text:style-name="P62"/>
        <text:p text:style-name="P65"><text:span text:style-name="T24">static</text:span><text:span text:style-name="T21"> </text:span><text:span text:style-name="T24">void</text:span><text:span text:style-name="T21"> resetDPrimeVals(){</text:span></text:p>
        <text:p text:style-name="P62"><text:s text:c="4"/>curBlockBase = 0;</text:p>
        <text:p text:style-name="P65"><text:span text:style-name="T21"><text:s text:c="4"/></text:span><text:span text:style-name="T24">for</text:span><text:span text:style-name="T21"> (BigInt k = 0; k &lt; nToTheThird + 1; k++)</text:span></text:p>
        <text:p text:style-name="P65"><text:span text:style-name="T21"><text:s text:c="8"/></text:span><text:span text:style-name="T24">for</text:span><text:span text:style-name="T21"> (BigInt j = 0; j &lt; logn; j++)</text:span></text:p>
        <text:p text:style-name="P62"><text:s text:c="12"/>DPrime[k * logn + j] = 0;</text:p>
        <text:p text:style-name="P62">}</text:p>
        <text:p text:style-name="P62"/>
        <text:p text:style-name="P64">/* It is written to rely on values of D_k' from smallest to greatest, to use the segmented sieve.*/</text:p>
        <text:p text:style-name="P65"><text:span text:style-name="T24">static</text:span><text:span text:style-name="T21"> </text:span><text:span text:style-name="T24">void</text:span><text:span text:style-name="T21"> calcS1(){</text:span></text:p>
        <text:p text:style-name="P65"><text:span text:style-name="T21"><text:s text:c="4"/></text:span><text:span text:style-name="T24">if</text:span><text:span text:style-name="T21"> (S1Mode == 0){</text:span></text:p>
        <text:p text:style-name="P65"><text:span text:style-name="T21"><text:s text:c="8"/></text:span><text:span text:style-name="T24">while</text:span><text:span text:style-name="T21"> (S1Val &lt;= ceilval){</text:span></text:p>
        <text:p text:style-name="P62"><text:s text:c="12"/>BigInt cnt = (n / S1Val - n / (S1Val + 1));</text:p>
        <text:p text:style-name="P65"><text:span text:style-name="T21"><text:s text:c="12"/></text:span><text:span text:style-name="T24">for</text:span><text:span text:style-name="T21"> (BigInt m = 1; m &lt; numDPowers; m++) t += cnt * (m % 2 == 1 ? -1 : 1) * (1.0 / (m + 1)) * DPrime[(S1Val - curBlockBase + 1) * logn + m];</text:span></text:p>
        <text:p text:style-name="P62"><text:s text:c="12"/>S1Val++;</text:p>
        <text:p text:style-name="P65"><text:span text:style-name="T21"><text:s text:c="12"/></text:span><text:span text:style-name="T24">if</text:span><text:span text:style-name="T21"> (S1Val &gt;= n / nToTheHalf){</text:span></text:p>
        <text:p text:style-name="P62"><text:s text:c="16"/>S1Mode = 1;</text:p>
        <text:p text:style-name="P62"><text:s text:c="16"/>S1Val = nToTheHalf;</text:p>
        <text:p text:style-name="P65"><text:span text:style-name="T21"><text:s text:c="16"/></text:span><text:span text:style-name="T24">break</text:span><text:span text:style-name="T21">;</text:span></text:p>
        <text:p text:style-name="P62"><text:s text:c="12"/>}</text:p>
        <text:p text:style-name="P62"><text:s text:c="8"/>}</text:p>
        <text:p text:style-name="P62"><text:s text:c="4"/>}</text:p>
        <text:p text:style-name="P65"><text:span text:style-name="T21"><text:s text:c="4"/></text:span><text:span text:style-name="T24">if</text:span><text:span text:style-name="T21"> (S1Mode == 1){</text:span></text:p>
        <text:p text:style-name="P65"><text:span text:style-name="T21"><text:s text:c="8"/></text:span><text:span text:style-name="T24">while</text:span><text:span text:style-name="T21"> (n / S1Val &lt;= ceilval){</text:span></text:p>
        <text:p text:style-name="P65"><text:span text:style-name="T21"><text:s text:c="12"/></text:span><text:span text:style-name="T24">for</text:span><text:span text:style-name="T21"> (BigInt m = 1; m &lt; numDPowers; m++) t += (m % 2 == 1 ? -1 : 1) * (1.0 / (m + 1)) * DPrime[(n / S1Val - curBlockBase + 1) * logn + m];</text:span></text:p>
        <text:p text:style-name="P62"><text:s text:c="12"/>S1Val--;</text:p>
        <text:p text:style-name="P65"><text:span text:style-name="T21"><text:s text:c="12"/></text:span><text:span text:style-name="T24">if</text:span><text:span text:style-name="T21"> (S1Val &lt; nToTheThird + 1){</text:span></text:p>
        <text:p text:style-name="P62"><text:s text:c="16"/>S1Mode = 2;</text:p>
        <text:p text:style-name="P65"><text:span text:style-name="T21"><text:s text:c="16"/></text:span><text:span text:style-name="T24">break</text:span><text:span text:style-name="T21">;</text:span></text:p>
        <text:p text:style-name="P62"><text:s text:c="12"/>}</text:p>
        <text:p text:style-name="P62"><text:s text:c="8"/>}</text:p>
        <text:p text:style-name="P62"><text:s text:c="4"/>}</text:p>
        <text:p text:style-name="P62">}</text:p>
        <text:p text:style-name="P62"/>
        <text:p text:style-name="P64">/* This loop is calculating the 3rd term that runs from 2 to n^1/3 */</text:p>
        <text:p text:style-name="P65"><text:span text:style-name="T24">static</text:span><text:span text:style-name="T21"> </text:span><text:span text:style-name="T24">void</text:span><text:span text:style-name="T21"> calcS2(){</text:span></text:p>
        <text:p text:style-name="P65"><text:span text:style-name="T21"><text:s text:c="4"/></text:span><text:span text:style-name="T24">for</text:span><text:span text:style-name="T21"> (BigInt j = 2; j &lt;= nToTheThird; j++)</text:span></text:p>
        <text:p text:style-name="P65"><text:span text:style-name="T21"><text:s text:c="8"/></text:span><text:span text:style-name="T24">for</text:span><text:span text:style-name="T21"> (BigInt k = 1; k &lt; numDPowers; k++)</text:span></text:p>
        <text:p text:style-name="P65"><text:span text:style-name="T21"><text:s text:c="12"/>t += (n / j - 1) * pow(-1.0, (</text:span><text:span text:style-name="T24">double</text:span><text:span text:style-name="T21">)k) * (1.0 / (k + 1)) * (DPrime[j * logn + k] - DPrime[(j - 1) * logn + k]);</text:span></text:p>
        <text:p text:style-name="P62">}</text:p>
        <text:p text:style-name="P62"/>
        <text:p text:style-name="P64">/* This loop is calculating the two double sums. </text:p>
        <text:p text:style-name="P64">It is written to rely on values of D_k' from smallest to greatest, to use the segmented sieve.*/</text:p>
        <text:p text:style-name="P65"><text:span text:style-name="T24">static</text:span><text:span text:style-name="T21"> </text:span><text:span text:style-name="T24">void</text:span><text:span text:style-name="T21"> calcS3(){</text:span></text:p>
        <text:p text:style-name="P65"><text:span text:style-name="T21"><text:s text:c="4"/></text:span><text:span text:style-name="T24">for</text:span><text:span text:style-name="T21"> (BigInt j = 2; j &lt;= nToTheThird; j++){</text:span></text:p>
        <text:p text:style-name="P65"><text:span text:style-name="T21"><text:s text:c="8"/></text:span><text:span text:style-name="T24">if</text:span><text:span text:style-name="T21"> (S3Modes[j] == 0){</text:span></text:p>
        <text:p text:style-name="P62"><text:s text:c="12"/>BigInt endsq = (BigInt)(pow(n / j, .5));</text:p>
        <text:p text:style-name="P62"><text:s text:c="12"/>BigInt endVal = (n / j) / endsq;</text:p>
        <text:p text:style-name="P65"><text:span text:style-name="T21"><text:s text:c="12"/></text:span><text:span text:style-name="T24">while</text:span><text:span text:style-name="T21"> (S3Vals[j] &lt;= ceilval){</text:span></text:p>
        <text:p text:style-name="P62"><text:s text:c="16"/>BigInt cnt = (n / (j * S3Vals[j]) - n / (j * (S3Vals[j] + 1)));</text:p>
        <text:p text:style-name="P65"><text:span text:style-name="T21"><text:s text:c="16"/></text:span><text:span text:style-name="T24">for</text:span><text:span text:style-name="T21"> (BigInt m = 1; m &lt; numDPowers; m++) t += cnt * DPrime[(S3Vals[j] - curBlockBase + 1) * logn + m] * dPrime[j*(numDPowers + 1)+ m];</text:span></text:p>
        <text:p text:style-name="P62"><text:s text:c="16"/>S3Vals[j]++;</text:p>
        <text:p text:style-name="P65"><text:span text:style-name="T21"><text:s text:c="16"/></text:span><text:span text:style-name="T24">if</text:span><text:span text:style-name="T21"> (S3Vals[j] &gt;= endVal){</text:span></text:p>
        <text:p text:style-name="P62"><text:s text:c="20"/>S3Modes[j] = 1;</text:p>
        <text:p text:style-name="P62"><text:s text:c="20"/>S3Vals[j] = endsq;</text:p>
        <text:p text:style-name="P65"><text:span text:style-name="T21"><text:s text:c="20"/></text:span><text:span text:style-name="T24">break</text:span><text:span text:style-name="T21">;</text:span></text:p>
        <text:p text:style-name="P62"><text:s text:c="16"/>}</text:p>
        <text:p text:style-name="P62"><text:soft-page-break/><text:s text:c="12"/>}</text:p>
        <text:p text:style-name="P62"><text:s text:c="8"/>}</text:p>
        <text:p text:style-name="P65"><text:span text:style-name="T21"><text:s text:c="8"/></text:span><text:span text:style-name="T24">if</text:span><text:span text:style-name="T21"> (S3Modes[j] == 1){</text:span></text:p>
        <text:p text:style-name="P65"><text:span text:style-name="T21"><text:s text:c="12"/></text:span><text:span text:style-name="T24">while</text:span><text:span text:style-name="T21"> (n / (j * S3Vals[j]) &lt;= ceilval){</text:span></text:p>
        <text:p text:style-name="P65"><text:span text:style-name="T21"><text:s text:c="16"/></text:span><text:span text:style-name="T24">for</text:span><text:span text:style-name="T21"> (BigInt m = 1; m &lt; numDPowers; m++) t += DPrime[(n / (j * S3Vals[j]) - curBlockBase + 1) * logn + m] * dPrime[j * (numDPowers + 1) + m];</text:span></text:p>
        <text:p text:style-name="P62"><text:s text:c="16"/>S3Vals[j]--;</text:p>
        <text:p text:style-name="P65"><text:span text:style-name="T21"><text:s text:c="16"/></text:span><text:span text:style-name="T24">if</text:span><text:span text:style-name="T21"> (S3Vals[j] &lt; nToTheThird / j + 1){</text:span></text:p>
        <text:p text:style-name="P62"><text:s text:c="20"/>S3Modes[j] = 2;</text:p>
        <text:p text:style-name="P65"><text:span text:style-name="T21"><text:s text:c="20"/></text:span><text:span text:style-name="T24">break</text:span><text:span text:style-name="T21">;</text:span></text:p>
        <text:p text:style-name="P62"><text:s text:c="16"/>}</text:p>
        <text:p text:style-name="P62"><text:s text:c="12"/>}</text:p>
        <text:p text:style-name="P62"><text:s text:c="8"/>}</text:p>
        <text:p text:style-name="P62"><text:s text:c="4"/>}</text:p>
        <text:p text:style-name="P62">}</text:p>
        <text:p text:style-name="P62"/>
        <text:p text:style-name="P64">/*<text:tab/>This is the most important function here. How it works:</text:p>
        <text:p text:style-name="P64">*<text:tab/> first we allocate our n^1/3 ln n sized pools and other variables.</text:p>
        <text:p text:style-name="P64">*<text:tab/> Then we go ahead and sieve to get our primes up to n^1/3</text:p>
        <text:p text:style-name="P64">*<text:tab/> We also calculate, through one pass of sieving, values of d_k'(n) up to n^1/3</text:p>
        <text:p text:style-name="P64">*<text:tab/> Then we go ahead and calculate the loop S2 (check the description of the algorithm), which only requires</text:p>
        <text:p text:style-name="P64">*<text:tab/> values of d_k'(n) up to n^1/3, which we already have.</text:p>
        <text:p text:style-name="P64">*<text:tab/> Now we're ready for the main loop.</text:p>
        <text:p text:style-name="P64">*<text:tab/> We do the following roughly n^1/3 times.</text:p>
        <text:p text:style-name="P64">*<text:tab/> First we clear our sieving variables.</text:p>
        <text:p text:style-name="P64">*<text:tab/> Then we factor, entirely, all of the numbers in the current block sized n^1/3 that we're looking at.</text:p>
        <text:p text:style-name="P64">*<text:tab/> Using our factorization information, we calculate the values for d_k'(n) for the entire range we're looking,</text:p>
        <text:p text:style-name="P64">*<text:tab/> and then sum those together to have a rolling set of D_k'(n) values</text:p>
        <text:p text:style-name="P64">*<text:tab/> Now we have values for D_k'(n) for this block sized n^1/3</text:p>
        <text:p text:style-name="P64">*<text:tab/> First we see if any of the values of S1 that we need to compute are in this block. We can do this by</text:p>
        <text:p text:style-name="P64">*<text:tab/> walking through the two S1 loops backwards, which will use the D_k'(n)</text:p>
        <text:p text:style-name="P64">*<text:tab/> values in order from smallest to greatest</text:p>
        <text:p text:style-name="P64">*<text:tab/> We then do the same thing will all of the S3 values</text:p>
        <text:p text:style-name="P64">*<text:tab/> Once we have completed this loop, we will have calculated the prime power function for n.*/</text:p>
        <text:p text:style-name="P62"/>
        <text:p text:style-name="P65"><text:span text:style-name="T24">static</text:span><text:span text:style-name="T21"> </text:span><text:span text:style-name="T24">double</text:span><text:span text:style-name="T21"> calcPrimePowerCount(BigInt nVal){</text:span></text:p>
        <text:p text:style-name="P62"><text:s text:c="4"/>n = nVal;</text:p>
        <text:p text:style-name="P62"><text:s text:c="4"/>allocPools(n);</text:p>
        <text:p text:style-name="P62"><text:s text:c="4"/>fillPrimes();</text:p>
        <text:p text:style-name="P62"><text:s text:c="4"/>find_dVals();</text:p>
        <text:p text:style-name="P62"><text:s text:c="4"/>calcS2();</text:p>
        <text:p text:style-name="P62"><text:s text:c="4"/>resetDPrimeVals();</text:p>
        <text:p text:style-name="P62"/>
        <text:p text:style-name="P65"><text:span text:style-name="T21"><text:s text:c="4"/></text:span><text:span text:style-name="T24">for</text:span><text:span text:style-name="T21"> (curBlockBase = 0; curBlockBase &lt;= maxSieveValue; curBlockBase += nToTheThird ){</text:span></text:p>
        <text:p text:style-name="P62"><text:s text:c="8"/>clearPools();</text:p>
        <text:p text:style-name="P62"><text:s text:c="8"/>factorRange();</text:p>
        <text:p text:style-name="P62"><text:s text:c="8"/>buildDivisorSums();</text:p>
        <text:p text:style-name="P62"/>
        <text:p text:style-name="P62"><text:s text:c="8"/>ceilval = curBlockBase + nToTheThird - 1;</text:p>
        <text:p text:style-name="P65"><text:span text:style-name="T21"><text:s text:c="8"/></text:span><text:span text:style-name="T24">if</text:span><text:span text:style-name="T21"> (ceilval &gt; maxSieveValue) {</text:span></text:p>
        <text:p text:style-name="P62"><text:s text:c="12"/>ceilval = maxSieveValue;</text:p>
        <text:p text:style-name="P65"><text:span text:style-name="T21"><text:s text:c="12"/>ended = </text:span><text:span text:style-name="T24">true</text:span><text:span text:style-name="T21">;</text:span></text:p>
        <text:p text:style-name="P62"><text:s text:c="8"/>}</text:p>
        <text:p text:style-name="P62"/>
        <text:p text:style-name="P62"><text:s text:c="8"/>calcS1();</text:p>
        <text:p text:style-name="P62"><text:s text:c="8"/>calcS3();</text:p>
        <text:p text:style-name="P65"><text:span text:style-name="T21"><text:s text:c="8"/></text:span><text:span text:style-name="T24">if</text:span><text:span text:style-name="T21"> (ended) </text:span><text:span text:style-name="T24">break</text:span><text:span text:style-name="T21">;</text:span></text:p>
        <text:p text:style-name="P62"><text:s text:c="4"/>}</text:p>
        <text:p text:style-name="P62"/>
        <text:p text:style-name="P62"><text:s text:c="4"/>deallocPools();</text:p>
        <text:p text:style-name="P62"/>
        <text:p text:style-name="P65"><text:span text:style-name="T21"><text:s text:c="4"/></text:span><text:span text:style-name="T24">return</text:span><text:span text:style-name="T21"> t;</text:span></text:p>
        <text:p text:style-name="P62">}</text:p>
        <text:p text:style-name="P62"/>
        <text:p text:style-name="P65"><text:span text:style-name="T24">static</text:span><text:span text:style-name="T21"> BigInt countprimes(BigInt num) {</text:span></text:p>
        <text:p text:style-name="P65"><text:span text:style-name="T21"><text:s text:c="4"/></text:span><text:span text:style-name="T24">double</text:span><text:span text:style-name="T21"> total = 0.0;</text:span></text:p>
        <text:p text:style-name="P65"><text:span text:style-name="T21"><text:s text:c="4"/></text:span><text:span text:style-name="T24">for</text:span><text:span text:style-name="T21"> (BigInt i = 1; i &lt; log((</text:span><text:span text:style-name="T24">double</text:span><text:span text:style-name="T21">)num) / log(2.0); i++) {</text:span></text:p>
        <text:p text:style-name="P65"><text:span text:style-name="T21"><text:s text:c="8"/></text:span><text:span text:style-name="T24">double</text:span><text:span text:style-name="T21"> val = calcPrimePowerCount( invpow(num, i)) / (</text:span><text:span text:style-name="T24">double</text:span><text:span text:style-name="T21">)i * mu[i];</text:span></text:p>
        <text:p text:style-name="P62"><text:s text:c="8"/>total += val;</text:p>
        <text:p text:style-name="P62"><text:s text:c="4"/>}</text:p>
        <text:p text:style-name="P65"><text:span text:style-name="T21"><text:s text:c="4"/></text:span><text:span text:style-name="T24">return</text:span><text:span text:style-name="T21"> total+.1;</text:span></text:p>
        <text:p text:style-name="P62">}</text:p>
        <text:p text:style-name="P62"/>
        <text:p text:style-name="P65"><text:span text:style-name="T24">int</text:span><text:span text:style-name="T21"> scaleNum = 10;</text:span></text:p>
        <text:p text:style-name="P65"><text:span text:style-name="T24">int</text:span><text:span text:style-name="T21"> main(</text:span><text:span text:style-name="T24">int</text:span><text:span text:style-name="T21"> argc, </text:span><text:span text:style-name="T24">char</text:span><text:span text:style-name="T21">* argv[]){</text:span></text:p>
        <text:p text:style-name="P65"><text:span text:style-name="T21"><text:s text:c="4"/></text:span><text:span text:style-name="T24">int</text:span><text:span text:style-name="T21"> oldClock = (</text:span><text:span text:style-name="T24">int</text:span><text:span text:style-name="T21">)clock();</text:span></text:p>
        <text:p text:style-name="P65"><text:span text:style-name="T21"><text:s text:c="4"/></text:span><text:span text:style-name="T24">int</text:span><text:span text:style-name="T21"> lastDif = 0;</text:span></text:p>
        <text:p text:style-name="P62"/>
        <text:p text:style-name="P65"><text:span text:style-name="T21"><text:s text:c="4"/>printf( </text:span><text:span text:style-name="T26">" <text:s text:c="67"/>Time\n"</text:span><text:span text:style-name="T21">);</text:span></text:p>
        <text:p text:style-name="P65"><text:span text:style-name="T21"><text:s text:c="4"/>printf( </text:span><text:span text:style-name="T26">" <text:s text:c="67"/>Increase\n"</text:span><text:span text:style-name="T21">);</text:span></text:p>
        <text:p text:style-name="P65"><text:span text:style-name="T21"><text:s text:c="4"/>printf( </text:span><text:span text:style-name="T26">" <text:s text:c="67"/>for x%d\n"</text:span><text:span text:style-name="T21">, scaleNum);</text:span></text:p>
        <text:p text:style-name="P65"><text:span text:style-name="T21"><text:s text:c="4"/>printf( </text:span><text:span text:style-name="T26">" <text:s text:c="8"/>__ Input Number __ <text:s text:c="2"/>__ Output Number __ _ MSec _ _ Sec _ <text:s/>Input\n"</text:span><text:span text:style-name="T21">);</text:span></text:p>
        <text:p text:style-name="P65"><text:span text:style-name="T21"><text:s text:c="4"/>printf( </text:span><text:span text:style-name="T26">" <text:s text:c="67"/>\n"</text:span><text:span text:style-name="T21">);</text:span></text:p>
        <text:p text:style-name="P65"><text:span text:style-name="T21"><text:s text:c="4"/></text:span><text:span text:style-name="T24">for</text:span><text:span text:style-name="T21">( BigInt i = scaleNum; i &lt;= 1000000000000000000; i *= scaleNum ){</text:span></text:p>
        <text:p text:style-name="P65"><text:span text:style-name="T21"><text:s text:c="8"/>printf( </text:span><text:span text:style-name="T26">"%17I64d(10^%4.1f): "</text:span><text:span text:style-name="T21">, i, log( (</text:span><text:span text:style-name="T24">double</text:span><text:span text:style-name="T21">)i )/log(10.0) );</text:span></text:p>
        <text:p text:style-name="P62"><text:s text:c="8"/>BigInt total = (BigInt)(countprimes( i )+.00001);</text:p>
        <text:p text:style-name="P65"><text:span text:style-name="T21"><text:s text:c="8"/></text:span><text:span text:style-name="T24">int</text:span><text:span text:style-name="T21"> newClock = (</text:span><text:span text:style-name="T24">int</text:span><text:span text:style-name="T21">)clock();</text:span></text:p>
        <text:p text:style-name="P65"><text:span text:style-name="T21"><text:s text:c="8"/>printf( </text:span><text:span text:style-name="T26">" %20I64d %8d : %4d: x%f\n"</text:span><text:span text:style-name="T21">,</text:span></text:p>
        <text:p text:style-name="P62"><text:s text:c="12"/>total, newClock - oldClock, ( newClock - oldClock ) / CLK_TCK,</text:p>
        <text:p text:style-name="P65"><text:span text:style-name="T21"><text:s text:c="12"/>( lastDif ) ? (</text:span><text:span text:style-name="T24">double</text:span><text:span text:style-name="T21">)( newClock - oldClock ) / (</text:span><text:span text:style-name="T24">double</text:span><text:span text:style-name="T21">)lastDif : 0.0 );</text:span></text:p>
        <text:p text:style-name="P62"><text:s text:c="8"/>lastDif = newClock - oldClock;</text:p>
        <text:p text:style-name="P62"><text:s text:c="8"/>oldClock = newClock;</text:p>
        <text:p text:style-name="P62"><text:s text:c="4"/>}</text:p>
        <text:p text:style-name="P62"/>
        <text:p text:style-name="P62"><text:s text:c="4"/>getch();</text:p>
        <text:p text:style-name="P62"/>
        <text:p text:style-name="P65"><text:span text:style-name="T21"><text:s text:c="4"/></text:span><text:span text:style-name="T24">return</text:span><text:span text:style-name="T21"> 0;</text:span></text:p>
        <text:p text:style-name="P63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11-02-27T15:02:26</meta:creation-date>
    <dc:date>2016-05-08T13:05:10.530000000</dc:date>
    <meta:editing-cycles>323</meta:editing-cycles>
    <meta:editing-duration>P8DT47M12S</meta:editing-duration>
    <meta:document-statistic meta:table-count="0" meta:image-count="0" meta:object-count="116" meta:page-count="8" meta:paragraph-count="467" meta:word-count="3692" meta:character-count="22227" meta:non-whitespace-character-count="1669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D</mi>
              <mi>k</mi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/>
            </mrow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i>a</mi>
                      <mo stretchy="false">+</mo>
                      <mn>1</mn>
                    </mrow>
                  </mrow>
                </mrow>
                <mi>n</mi>
              </munderover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</mrow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</mrow>
            </mrow>
            <mi>'</mi>
            <mrow>
              <mo stretchy="false">(</mo>
              <mrow>
                <mi>j</mi>
              </mrow>
              <mo stretchy="false">)</mo>
            </mrow>
            <msub>
              <mi>D</mi>
              <mn>1</mn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row>
                              <mo stretchy="false">⌊</mo>
                              <mrow>
                                <mfrac>
                                  <mi>a</mi>
                                  <mi>j</mi>
                                </mfrac>
                              </mrow>
                              <mo stretchy="false">⌋</mo>
                            </mrow>
                          </mrow>
                          <mo stretchy="false">+</mo>
                          <mn>1</mn>
                        </mrow>
                      </mrow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1</mn>
                      </mrow>
                      <mrow>
                        <mrow>
                          <mi>k</mi>
                          <mo stretchy="false">−</mo>
                          <mn>2</mn>
                        </mrow>
                      </mrow>
                    </munderover>
                    <msub>
                      <mi>d</mi>
                      <mi>m</mi>
                    </msub>
                  </mrow>
                </mrow>
              </mrow>
            </mrow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row>
                    <mi>k</mi>
                    <mo stretchy="false">−</mo>
                    <mi>m</mi>
                  </mrow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 mathvariant="italic">js</mi>
                </mfrac>
              </mrow>
              <mo stretchy="false">)</mo>
            </mrow>
          </mrow>
        </mtd>
      </mtr>
    </mtable>
    <annotation encoding="StarMath 5.0">D_k'(n) = 
 "" newline "              " sum from j = {a+1} to n D_{k-1}'( n over j )
 "" newline "              "+ sum from j = 2 to a d_{k-1}'(j) D_1'( n over j )
 "" newline "              "+ sum from j = 2 to a sum from s = { { lfloor a over j rfloor}+1} to {lfloor n over j rfloor} sum from m = 1 to {k-2} d_m'(j) D_{k-m-1}'( n over js )
</annotation>
  </semantics>
</math>
</file>

<file path=Object 10/content.xml><?xml version="1.0" encoding="utf-8"?>
<math xmlns="http://www.w3.org/1998/Math/MathML">
  <semantics>
    <mrow>
      <mrow>
        <mrow>
          <msub>
            <mi>a</mi>
            <mn>1</mn>
          </msub>
          <mo stretchy="false">⋅</mo>
          <msub>
            <mi>a</mi>
            <mn>2</mn>
          </msub>
        </mrow>
        <mo stretchy="false">⋅</mo>
        <mn>...</mn>
      </mrow>
      <mrow>
        <msub>
          <mi>a</mi>
          <mi>k</mi>
        </msub>
        <mo stretchy="false">≤</mo>
        <mi>n</mi>
      </mrow>
    </mrow>
    <annotation encoding="StarMath 5.0">a_1 cdot a_2 cdot ... a_k &lt;= n</annotation>
  </semantics>
</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101/content.xml><?xml version="1.0" encoding="utf-8"?>
<math xmlns="http://www.w3.org/1998/Math/MathML">
  <semantics>
    <mtable>
      <mtr>
        <mtd>
          <mrow>
            <mrow>
              <munderover>
                <mo stretchy="false">∑</mo>
                <mrow>
                  <mi>j</mi>
                  <mo stretchy="false">=</mo>
                  <mrow>
                    <mrow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o stretchy="false">+</mo>
                      <mn>1</mn>
                    </mrow>
                  </mrow>
                </mrow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</munderover>
              <mrow>
                <mrow>
                  <mo stretchy="false">−</mo>
                  <mrow>
                    <mfrac>
                      <mn>1</mn>
                      <mn>2</mn>
                    </mfrac>
                  </mrow>
                </mrow>
                <msub>
                  <mi>D</mi>
                  <mn>1</mn>
                </msub>
                <mi>'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row>
                    <mfrac>
                      <mn>1</mn>
                      <mn>3</mn>
                    </mfrac>
                  </mrow>
                </mrow>
                <msub>
                  <mi>D</mi>
                  <mn>2</mn>
                </msub>
                <mi>'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−</mo>
                  <mrow>
                    <mfrac>
                      <mn>1</mn>
                      <mn>4</mn>
                    </mfrac>
                  </mrow>
                </mrow>
                <msub>
                  <mi>D</mi>
                  <mn>3</mn>
                </msub>
                <mi>'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n>...</mn>
                </mrow>
              </mrow>
            </mrow>
            <mtext>                      </mtext>
          </mrow>
        </mtd>
      </mtr>
      <mtr>
        <mtd>
          <mrow>
            <mrow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stretchy="false">⌊</mo>
                    <mrow>
                      <mrow>
                        <mrow>
                          <mfrac>
                            <mi>n</mi>
                            <mrow>
                              <mo stretchy="false">⌊</mo>
                              <mrow>
                                <msup>
                                  <mi>n</mi>
                                  <mrow>
                                    <mfrac>
                                      <mn>1</mn>
                                      <mn>2</mn>
                                    </mfrac>
                                  </mrow>
                                </msup>
                              </mrow>
                              <mo stretchy="false">⌋</mo>
                            </mrow>
                          </mfrac>
                          <mo stretchy="false">−</mo>
                          <mn>1</mn>
                        </mrow>
                      </mrow>
                    </mrow>
                    <mo stretchy="false">⌋</mo>
                  </mrow>
                </munderover>
                <mrow>
                  <mrow>
                    <mo stretchy="false">(</mo>
                    <mrow>
                      <mrow>
                        <mrow>
                          <mo stretchy="false">⌊</mo>
                          <mrow>
                            <mfrac>
                              <mi>n</mi>
                              <mi>j</mi>
                            </mfrac>
                          </mrow>
                          <mo stretchy="false">⌋</mo>
                        </mrow>
                        <mo stretchy="false">−</mo>
                        <mrow>
                          <mo stretchy="false">⌊</mo>
                          <mrow>
                            <mfrac>
                              <mi>n</mi>
                              <mrow>
                                <mo stretchy="false">(</mo>
                                <mrow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  <mo stretchy="false">)</mo>
                              </mrow>
                            </mfrac>
                          </mrow>
                          <mo stretchy="false">⌋</mo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o stretchy="false">−</mo>
                        <mrow>
                          <mfrac>
                            <mn>1</mn>
                            <mn>2</mn>
                          </mfrac>
                        </mrow>
                      </mrow>
                      <msub>
                        <mi>D</mi>
                        <mn>1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+</mo>
                        <mrow>
                          <mfrac>
                            <mn>1</mn>
                            <mn>3</mn>
                          </mfrac>
                        </mrow>
                      </mrow>
                      <msub>
                        <mi>D</mi>
                        <mn>2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−</mo>
                        <mrow>
                          <mfrac>
                            <mn>1</mn>
                            <mn>4</mn>
                          </mfrac>
                        </mrow>
                      </mrow>
                      <msub>
                        <mi>D</mi>
                        <mn>3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+</mo>
                        <mn>...</mn>
                      </mrow>
                    </mrow>
                    <mo stretchy="false">)</mo>
                  </mrow>
                </mrow>
              </mrow>
            </mrow>
          </mrow>
        </mtd>
      </mtr>
    </mtable>
    <annotation encoding="StarMath 5.0"> 	 sum from j = {lfloor n^{1 over 3} rfloor + 1} to lfloor n^{1 over 2} rfloor { 
 		-{1 over 2} D_1'( n over j ) 
 		+{1 over 3} D_2'( n over j ) 
 		- {1 over 4} D_3'( n over j ) 
 		+ ... }"                      "
 newline 
 	+ sum from j = 1 to lfloor {n over lfloor n^{1 over 2 } rfloor - 1}rfloor { 
 		( lfloor n over j rfloor - lfloor n over (j+1) rfloor )
 		(-{1 over 2} D_1'( j ) 
 		+{1 over 3} D_2'( j ) 
 		- {1 over 4} D_3'( j ) 
 		+ ...) }
</annotation>
  </semantics>
</math>
</file>

<file path=Object 102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03/content.xml><?xml version="1.0" encoding="utf-8"?>
<math xmlns="http://www.w3.org/1998/Math/MathML">
  <semantics>
    <msup>
      <mi>n</mi>
      <mfrac>
        <mn>1</mn>
        <mn>3</mn>
      </mfrac>
    </msup>
    <annotation encoding="StarMath 5.0">n^{1 over 3}</annotation>
  </semantics>
</math>
</file>

<file path=Object 104/content.xml><?xml version="1.0" encoding="utf-8"?>
<math xmlns="http://www.w3.org/1998/Math/MathML">
  <semantics>
    <msup>
      <mi>n</mi>
      <mfrac>
        <mn>1</mn>
        <mn>2</mn>
      </mfrac>
    </msup>
    <annotation encoding="StarMath 5.0">n^{1 over 2}</annotation>
  </semantics>
</math>
</file>

<file path=Object 105/content.xml><?xml version="1.0" encoding="utf-8"?>
<math xmlns="http://www.w3.org/1998/Math/MathML">
  <semantics>
    <mrow>
      <mrow>
        <mo stretchy="false">⌊</mo>
        <msup>
          <mi>n</mi>
          <mfrac>
            <mn>1</mn>
            <mn>3</mn>
          </mfrac>
        </msup>
        <mo stretchy="false">⌋</mo>
      </mrow>
      <mo stretchy="false">+</mo>
      <mn>1</mn>
    </mrow>
    <annotation encoding="StarMath 5.0">lfloor n^{1 over 3} rfloor + 1</annotation>
  </semantics>
</math>
</file>

<file path=Object 106/content.xml><?xml version="1.0" encoding="utf-8"?>
<math xmlns="http://www.w3.org/1998/Math/MathML">
  <semantics>
    <mtable>
      <mtr>
        <mtd>
          <mrow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>    </mtext>
            </mrow>
            <mrow>
              <mrow>
                <mi>n</mi>
                <mo stretchy="false">−</mo>
                <mn>1</mn>
              </mrow>
              <mo stretchy="false">+</mo>
              <mtext>                                                            </mtext>
            </mrow>
            <mtext/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i>a</mi>
                      <mo stretchy="false">+</mo>
                      <mn>1</mn>
                    </mrow>
                  </mrow>
                </mrow>
                <mi>n</mi>
              </munderover>
              <mrow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  <msub>
                      <mi>D</mi>
                      <mn>1</mn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row>
                              <mo stretchy="false">⌊</mo>
                              <mrow>
                                <mfrac>
                                  <mi>a</mi>
                                  <mi>j</mi>
                                </mfrac>
                              </mrow>
                              <mo stretchy="false">⌋</mo>
                            </mrow>
                          </mrow>
                          <mo stretchy="false">+</mo>
                          <mn>1</mn>
                        </mrow>
                      </mrow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sub>
                              <mi>log</mi>
                              <mn>2</mn>
                            </msub>
                            <mi>n</mi>
                          </mrow>
                          <mo stretchy="false">⌋</mo>
                        </mrow>
                      </mrow>
                    </munderover>
                    <mrow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sup>
                            </mrow>
                          </mrow>
                          <mrow>
                            <mi>k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1</mn>
                          </mrow>
                          <mrow>
                            <mrow>
                              <mi>k</mi>
                              <mo stretchy="false">−</mo>
                              <mn>2</mn>
                            </mrow>
                          </mrow>
                        </munderover>
                        <msub>
                          <mi>d</mi>
                          <mi>m</mi>
                        </msub>
                      </mrow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row>
                </mrow>
              </mrow>
            </mrow>
            <msub>
              <mi>D</mi>
              <mrow>
                <mrow>
                  <mrow>
                    <mi>k</mi>
                    <mo stretchy="false">−</mo>
                    <mi>m</mi>
                  </mrow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 mathvariant="italic">js</mi>
                </mfrac>
              </mrow>
              <mo stretchy="false">)</mo>
            </mrow>
          </mrow>
        </mtd>
      </mtr>
    </mtable>
    <annotation encoding="StarMath 5.0">%PI(n) =  "    " n - 1 + "                                                            "
 "" newline "              " sum from j = {a+1} to n {sum from k = 2 to { lfloor log_2 n rfloor}{ {{-1^{k+1}} over {k}} D_{k-1}'( n over j )}}
 "" newline "              "+ sum from j = 2 to a sum from k = 2 to { lfloor log_2 n rfloor}{ {{-1^{k+1}} over {k}}d_{k-1}'(j) D_1'( n over j )}
 "" newline "              "+ sum from j = 2 to a sum from s = { {lfloor a over j rfloor}+1} to { lfloor n over j rfloor } sum from k = 2 to { lfloor log_2 n rfloor }{ {{-1^{k+1}} over {k}}sum from m = 1 to {k-2} d_m'(j)} D_{k-m-1}'( n over js )
</annotation>
  </semantics>
</math>
</file>

<file path=Object 107/content.xml><?xml version="1.0" encoding="utf-8"?>
<math xmlns="http://www.w3.org/1998/Math/MathML">
  <semantics>
    <mrow>
      <mrow>
        <mtext/>
        <mo stretchy="false">≥</mo>
        <mn>2</mn>
      </mrow>
    </mrow>
    <annotation encoding="StarMath 5.0">"" &gt;= 2</annotation>
  </semantics>
</math>
</file>

<file path=Object 108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09/content.xml><?xml version="1.0" encoding="utf-8"?>
<math xmlns="http://www.w3.org/1998/Math/MathML">
  <semantics>
    <mrow>
      <mrow>
        <mrow>
          <msub>
            <mi>a</mi>
            <mn>1</mn>
          </msub>
          <mo stretchy="false">⋅</mo>
          <msub>
            <mi>a</mi>
            <mn>2</mn>
          </msub>
        </mrow>
        <mo stretchy="false">⋅</mo>
        <mn>...</mn>
      </mrow>
      <mrow>
        <msub>
          <mi>a</mi>
          <mi>k</mi>
        </msub>
        <mo stretchy="false">≤</mo>
        <mi>n</mi>
      </mrow>
    </mrow>
    <annotation encoding="StarMath 5.0">a_1 cdot a_2 cdot ... a_k &lt;= n</annotation>
  </semantics>
</math>
</file>

<file path=Object 11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110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111/content.xml><?xml version="1.0" encoding="utf-8"?>
<math xmlns="http://www.w3.org/1998/Math/MathML">
  <semantics>
    <mrow>
      <mrow>
        <mtext/>
        <mo stretchy="false">≥</mo>
        <mn>2</mn>
      </mrow>
    </mrow>
    <annotation encoding="StarMath 5.0">"" &gt;= 2</annotation>
  </semantics>
</math>
</file>

<file path=Object 112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frac>
              <mn>1</mn>
              <mi>j</mi>
            </mfrac>
            <mo stretchy="false">π</mo>
            <mrow>
              <mo stretchy="false">(</mo>
              <mrow>
                <msup>
                  <mi>n</mi>
                  <mrow>
                    <mfrac>
                      <mn>1</mn>
                      <mi>j</mi>
                    </mfrac>
                  </mrow>
                </msup>
              </mrow>
              <mo stretchy="false">)</mo>
            </mrow>
          </mrow>
        </mrow>
      </mrow>
    </mrow>
    <annotation encoding="StarMath 5.0">%PI(n) = sum from j = 1 { 1 over j %pi( n^{1 over j} ) }</annotation>
  </semantics>
</math>
</file>

<file path=Object 113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14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15/content.xml><?xml version="1.0" encoding="utf-8"?>
<math xmlns="http://www.w3.org/1998/Math/MathML">
  <semantics>
    <mrow>
      <msub>
        <mi>D</mi>
        <mi>k</mi>
      </msub>
      <mi>'</mi>
    </mrow>
    <annotation encoding="StarMath 5.0">D_k'</annotation>
  </semantics>
</math>
</file>

<file path=Object 116/content.xml><?xml version="1.0" encoding="utf-8"?>
<math xmlns="http://www.w3.org/1998/Math/MathML">
  <semantics>
    <mrow>
      <msub>
        <mi>d</mi>
        <mi>k</mi>
      </msub>
      <mi>'</mi>
    </mrow>
    <annotation encoding="StarMath 5.0">d_k'</annotation>
  </semantics>
</math>
</file>

<file path=Object 117/content.xml><?xml version="1.0" encoding="utf-8"?>
<math xmlns="http://www.w3.org/1998/Math/MathML">
  <semantics>
    <mrow>
      <msub>
        <mi>D</mi>
        <mn>1</mn>
      </msub>
      <mi>'</mi>
    </mrow>
    <annotation encoding="StarMath 5.0">D_1'</annotation>
  </semantics>
</math>
</file>

<file path=Object 118/content.xml><?xml version="1.0" encoding="utf-8"?>
<math xmlns="http://www.w3.org/1998/Math/MathML">
  <semantics>
    <mrow>
      <msub>
        <mi>d</mi>
        <mn>1</mn>
      </msub>
      <mi>'</mi>
    </mrow>
    <annotation encoding="StarMath 5.0">d_1'</annotation>
  </semantics>
</math>
</file>

<file path=Object 119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−</mo>
          <mn>1</mn>
        </mrow>
      </mrow>
    </mrow>
    <annotation encoding="StarMath 5.0">D_1'(n) = n-1</annotation>
  </semantics>
</math>
</file>

<file path=Object 12/content.xml><?xml version="1.0" encoding="utf-8"?>
<math xmlns="http://www.w3.org/1998/Math/MathML">
  <semantics>
    <mrow>
      <mrow>
        <mtext/>
        <mo stretchy="false">≥</mo>
        <mn>2</mn>
      </mrow>
    </mrow>
    <annotation encoding="StarMath 5.0">"" &gt;= 2</annotation>
  </semantics>
</math>
</file>

<file path=Object 120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1</annotation>
  </semantics>
</math>
</file>

<file path=Object 121/content.xml><?xml version="1.0" encoding="utf-8"?>
<math xmlns="http://www.w3.org/1998/Math/MathML">
  <semantics>
    <mrow>
      <msub>
        <mi>D</mi>
        <mi>k</mi>
      </msub>
      <mi>'</mi>
    </mrow>
    <annotation encoding="StarMath 5.0">D_k'</annotation>
  </semantics>
</math>
</file>

<file path=Object 122/content.xml><?xml version="1.0" encoding="utf-8"?>
<math xmlns="http://www.w3.org/1998/Math/MathML">
  <semantics>
    <mrow>
      <msub>
        <mi>d</mi>
        <mi>k</mi>
      </msub>
      <mi>'</mi>
    </mrow>
    <annotation encoding="StarMath 5.0">d_k'</annotation>
  </semantics>
</math>
</file>

<file path=Object 13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−</mo>
          <mn>1</mn>
        </mrow>
      </mrow>
    </mrow>
    <annotation encoding="StarMath 5.0">D_1'(n) = n-1</annotation>
  </semantics>
</math>
</file>

<file path=Object 14/content.xml><?xml version="1.0" encoding="utf-8"?>
<math xmlns="http://www.w3.org/1998/Math/MathML">
  <semantics>
    <mrow>
      <msub>
        <mi>d</mi>
        <mrow>
          <mrow>
            <mi>k</mi>
            <mo stretchy="false">−</mo>
            <mn>1</mn>
          </mrow>
        </mrow>
      </msub>
      <mi>'</mi>
      <mrow>
        <mo stretchy="false">(</mo>
        <mrow>
          <mi>j</mi>
        </mrow>
        <mo stretchy="false">)</mo>
      </mrow>
    </mrow>
    <annotation encoding="StarMath 5.0">d_{k-1}'(j)</annotation>
  </semantics>
</math>
</file>

<file path=Object 15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6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7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row>
                  <mi>a</mi>
                  <mo stretchy="false">+</mo>
                  <mn>1</mn>
                </mrow>
              </mrow>
              <mi>n</mi>
            </munderover>
            <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</mrow>
      </mrow>
    </mrow>
    <annotation encoding="StarMath 5.0">A(n) = sum from j = 2 to a { D_{k-1}'( n over j )} + sum from j = a+1 to n { D_{k-1}'( n over j )}</annotation>
  </semantics>
</math>
</file>

<file path=Object 18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9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  <mi>log</mi>
      <mi>n</mi>
    </mrow>
    <annotation encoding="StarMath 5.0">n^{1 over 3} log n</annotation>
  </semantics>
</math>
</file>

<file path=Object 2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20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frac>
          <mn>1</mn>
          <mi>a</mi>
        </mfrac>
      </mrow>
      <mi mathvariant="italic">if</mi>
      <mrow>
        <mi>n</mi>
        <mo stretchy="false">=</mo>
        <msup>
          <mi>p</mi>
          <mi>a</mi>
        </msup>
      </mrow>
      <mi>,</mi>
      <mn>0</mn>
      <mi mathvariant="italic">otherwise</mi>
    </mrow>
    <annotation encoding="StarMath 5.0">sum from k = 1 to {lfloor log_2(n) rfloor }{ -1^{k+1} over k d_k'(n)} = 1 over a if n = p^a, 0 otherwise</annotation>
  </semantics>
</math>
</file>

<file path=Object 21/content.xml><?xml version="1.0" encoding="utf-8"?>
<math xmlns="http://www.w3.org/1998/Math/MathML">
  <semantics>
    <mrow>
      <msub>
        <mi>A</mi>
        <mi mathvariant="italic">r1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r1(n) = sum from j = 2 to a { D_{k-1}'( n over j )}</annotation>
  </semantics>
</math>
</file>

<file path=Object 22/content.xml><?xml version="1.0" encoding="utf-8"?>
<math xmlns="http://www.w3.org/1998/Math/MathML">
  <semantics>
    <mtable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sub>
                    <mi>d</mi>
                    <mi>m</mi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i>k</mi>
                  </msub>
                  <mi>'</mi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  <mo stretchy="false">=</mo>
              <mtext/>
            </mrow>
          </mrow>
        </mtd>
      </mtr>
      <mtr>
        <mtd>
          <mrow>
            <mtext>     </mtext>
            <mrow>
              <munderover>
                <mo stretchy="false">∑</mo>
                <mrow>
                  <mi>j</mi>
                  <mo stretchy="false">=</mo>
                  <mn>2</mn>
                </mrow>
                <mi>a</mi>
              </munderover>
              <mrow>
                <msub>
                  <mi>d</mi>
                  <mrow>
                    <mrow>
                      <mi>m</mi>
                      <mo stretchy="false">+</mo>
                      <mn>1</mn>
                    </mrow>
                  </mrow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</mrow>
            <mrow>
              <mtext>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row>
                    <munderover>
                      <mo stretchy="false">∑</mo>
                      <mrow>
                        <mi>s</mi>
                        <mo stretchy="false">=</mo>
                        <mrow>
                          <mrow>
                            <mrow>
                              <mfrac>
                                <mi>a</mi>
                                <mi>j</mi>
                              </mfrac>
                            </mrow>
                            <mo stretchy="false">+</mo>
                            <mn>1</mn>
                          </mrow>
                        </mrow>
                      </mrow>
                      <mi>j</mi>
                    </munderover>
                    <mrow>
                      <msub>
                        <mi>d</mi>
                        <mi>m</mi>
                      </msub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row>
                              <mi mathvariant="italic">js</mi>
                            </mrow>
                          </mfrac>
                        </mrow>
                        <mo stretchy="false">)</mo>
                      </mrow>
                    </mrow>
                  </mrow>
                </mrow>
              </mrow>
            </mrow>
          </mrow>
        </mtd>
      </mtr>
    </mtable>
    <annotation encoding="StarMath 5.0">sum from j = 2 to a { d_m'(j)D_k'( n over j )} = 
"" newline
"     "sum from j = 2 to a { d_{m+1}'(j)D_{k-1}'(n over j ) } "  " + 
sum from j = 2 to a { sum from s = {{ a over j } + 1 } to j { d_m'(j)D_{k-1}'( n over { js } )}}</annotation>
  </semantics>
</math>
</file>

<file path=Object 23/content.xml><?xml version="1.0" encoding="utf-8"?>
<math xmlns="http://www.w3.org/1998/Math/MathML">
  <semantics>
    <mrow>
      <mrow>
        <mrow>
          <mn>2</mn>
          <mo stretchy="false">≤</mo>
          <mi>a</mi>
        </mrow>
        <mo stretchy="false">≤</mo>
        <mi>n</mi>
      </mrow>
    </mrow>
    <annotation encoding="StarMath 5.0">2 &lt;= a &lt;= n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row>
              </munderover>
              <mrow>
                <msub>
                  <mi>d</mi>
                  <mi>m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 mathvariant="italic">js</mi>
                    </mfrac>
                  </mrow>
                  <mo stretchy="false">)</mo>
                </mrow>
              </mrow>
            </mrow>
          </mrow>
        </mrow>
      </mrow>
    </mrow>
    <annotation encoding="StarMath 5.0">F(n) = sum from j = 2 to a { sum from s = 2 to {lfloor n over j rfloor} {d_m'(j) D_{k-1}'( n over js )} }
</annotation>
  </semantics>
</math>
</file>

<file path=Object 26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b>
            <mi>D</mi>
            <mrow>
              <mrow>
                <mi>k</mi>
                <mo stretchy="false">−</mo>
                <mn>1</mn>
              </mrow>
            </mrow>
          </msub>
        </mrow>
      </mrow>
      <mi>'</mi>
      <mrow>
        <mo stretchy="false">(</mo>
        <mrow>
          <mfrac>
            <mi>n</mi>
            <mi>j</mi>
          </mfrac>
        </mrow>
        <mo stretchy="false">)</mo>
      </mrow>
    </mrow>
    <annotation encoding="StarMath 5.0">D_k'(n) = sum from j = 2 to lfloor n rfloor D_{k-1}'( n over j )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i>m</mi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i>k</mi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F(n) = sum from j = 2 to a { d_m'(j)D_k'( n over j )}</annotation>
  </semantics>
</math>
</file>

<file path=Object 28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3/content.xml><?xml version="1.0" encoding="utf-8"?>
<math xmlns="http://www.w3.org/1998/Math/MathML">
  <semantics>
    <mrow>
      <msub>
        <mi>A</mi>
        <mi mathvariant="italic">r2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n>2</mn>
              </mrow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2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r2(n) = sum from j = 2 to a { d_{2}'(j)D_{k-2}'(n over j ) }</annotation>
  </semantics>
</math>
</file>

<file path=Object 31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a</mi>
                        <mi>j</mi>
                      </mfrac>
                    </mrow>
                    <mo stretchy="false">⌋</mo>
                  </mrow>
                </mrow>
              </munderover>
              <mrow>
                <msub>
                  <mi>d</mi>
                  <mi>m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 mathvariant="italic">js</mi>
                    </mfrac>
                  </mrow>
                  <mo stretchy="false">)</mo>
                </mrow>
              </mrow>
            </mrow>
          </mrow>
        </mrow>
      </mrow>
      <mrow>
        <mtext/>
        <mo stretchy="false">+</mo>
        <mtext/>
      </mrow>
      <mrow>
        <munderover>
          <mo stretchy="false">∑</mo>
          <mrow>
            <mi>j</mi>
            <mo stretchy="false">=</mo>
            <mn>2</mn>
          </mrow>
          <mi>a</mi>
        </munderover>
        <mrow>
          <mrow>
            <munderover>
              <mo stretchy="false">∑</mo>
              <mrow>
                <mi>s</mi>
                <mo stretchy="false">=</mo>
                <mrow>
                  <mrow>
                    <mfrac>
                      <mi>a</mi>
                      <mi>j</mi>
                    </mfrac>
                  </mrow>
                  <mo stretchy="false">+</mo>
                  <mn>1</mn>
                </mrow>
              </mrow>
              <mrow>
                <mfrac>
                  <mi>n</mi>
                  <mi>j</mi>
                </mfrac>
              </mrow>
            </munderover>
            <mrow>
              <msub>
                <mi>d</mi>
                <mi>m</mi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 mathvariant="italic">js</mi>
                  </mfrac>
                </mrow>
                <mo stretchy="false">)</mo>
              </mrow>
            </mrow>
          </mrow>
        </mrow>
      </mrow>
    </mrow>
    <annotation encoding="StarMath 5.0">F(n) = sum from j = 2 to a { sum from s = 2 to {lfloor a over j rfloor} {d_m'(j) D_{k-1}'( n over js )} } "" + "" sum from j = 2 to a { sum from s = {a over j} + 1 to {n over j} {d_m'(j) D_{k-1}'( n over js )} }
</annotation>
  </semantics>
</math>
</file>

<file path=Object 33/content.xml><?xml version="1.0" encoding="utf-8"?>
<math xmlns="http://www.w3.org/1998/Math/MathML">
  <semantics>
    <mrow>
      <msub>
        <mi>A</mi>
        <mi mathvariant="italic">r1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sub>
                <mi>d</mi>
                <mrow>
                  <mn>2</mn>
                </mrow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2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row>
                <munderover>
                  <mo stretchy="false">∑</mo>
                  <mrow>
                    <mi>s</mi>
                    <mo stretchy="false">=</mo>
                    <mrow>
                      <mrow>
                        <mrow>
                          <mrow>
                            <mo stretchy="false">⌊</mo>
                            <mrow>
                              <mfrac>
                                <mi>a</mi>
                                <mi>j</mi>
                              </mfrac>
                            </mrow>
                            <mo stretchy="false">⌋</mo>
                          </mrow>
                        </mrow>
                        <mo stretchy="false">+</mo>
                        <mn>1</mn>
                      </mrow>
                    </mrow>
                  </mrow>
                  <mi>j</mi>
                </munderover>
                <mrow>
                  <msub>
                    <mi>d</mi>
                    <mn>1</mn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row>
                      <mrow>
                        <mi>k</mi>
                        <mo stretchy="false">−</mo>
                        <mn>2</mn>
                      </mrow>
                    </mrow>
                  </msub>
                  <mi>'</mi>
                  <mrow>
                    <mo stretchy="false">(</mo>
                    <mrow>
                      <mfrac>
                        <mi>n</mi>
                        <mrow>
                          <mi mathvariant="italic">js</mi>
                        </mrow>
                      </mfrac>
                    </mrow>
                    <mo stretchy="false">)</mo>
                  </mrow>
                </mrow>
              </mrow>
            </mrow>
          </mrow>
        </mrow>
      </mrow>
    </mrow>
    <annotation encoding="StarMath 5.0">A_r1(n)= sum from j = 2 to a { d_{2}'(j)D_{k-2}'(n over j ) } + sum from j = 2 to a { sum from s = {{ lfloor a over j rfloor } + 1 } to j { d_1'(j)D_{k-2}'( n over { js } )}} </annotation>
  </semantics>
</math>
</file>

<file path=Object 34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b>
              <mi>d</mi>
              <mn>1</mn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d_k'(n) = sum from { j divides n }{ d_1'(j) d_{k-1}'(n over j) }</annotation>
  </semantics>
</math>
</file>

<file path=Object 37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</mn>
                    <mtext> if 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1</mn>
                    <mtext>otherwise</mtext>
                  </mrow>
                </mtd>
              </mtr>
            </mtable>
          </mrow>
        </mrow>
      </mrow>
    </mrow>
    <annotation encoding="StarMath 5.0">d_1'(n) = left lbrace
  stack {
    0 " if "n = 1 #
    1 "otherwise"
  }
right none</annotation>
  </semantics>
</math>
</file>

<file path=Object 38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row>
              <mo stretchy="false">−</mo>
              <msup>
                <mn>1</mn>
                <mrow>
                  <mrow>
                    <mi>k</mi>
                    <mo stretchy="false">−</mo>
                    <mi>j</mi>
                  </mrow>
                </mrow>
              </msup>
            </mrow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  <msub>
              <mi>d</mi>
              <mi>j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d_k'(n) = sum from j=0 to k { -1^{k-j} ( binom {k} {j} ) d_j(n) }</annotation>
  </semantics>
</math>
</file>

<file path=Object 39/content.xml><?xml version="1.0" encoding="utf-8"?>
<!DOCTYPE math  PUBLIC '-//OpenOffice.org//DTD Modified W3C MathML 1.01//EN'  'math.dtd'>
<math:math xmlns:math="http://www.w3.org/1998/Math/MathML">
  <math:semantics>
    <math:msub>
      <math:mi>d</math:mi>
      <math:mi>k</math:mi>
    </math:msub>
    <math:annotation math:encoding="StarMath 5.0">d_k</math:annotation>
  </math:semantics>
</math:math>
</file>

<file path=Object 4/content.xml><?xml version="1.0" encoding="utf-8"?>
<math xmlns="http://www.w3.org/1998/Math/MathML">
  <semantics>
    <mrow>
      <msub>
        <mi>A</mi>
        <mi mathvariant="italic">r1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n>1</mn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r1(n) = sum from j = 2 to a { d_1'(j) D_{k-1}'( n over j )}</annotation>
  </semantics>
</math>
</file>

<file path=Object 40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b>
              <mi>d</mi>
              <mn>1</mn>
            </msub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d_k(n) = sum from { j divides n }{ d_1(j)d_{k-1}(n over j) }</annotation>
  </semantics>
</math>
</file>

<file path=Object 41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(n) = 1</annotation>
  </semantics>
</math>
</file>

<file path=Object 42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43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d</mi>
            <mi>k</mi>
          </msub>
        </mrow>
      </mrow>
      <mi>'</mi>
      <mrow>
        <mo stretchy="false">(</mo>
        <mrow>
          <mi>j</mi>
        </mrow>
        <mo stretchy="false">)</mo>
      </mrow>
    </mrow>
    <annotation encoding="StarMath 5.0">D_k'(n) = sum from j = 2 to n d_k'(j)</annotation>
  </semantics>
</math>
</file>

<file path=Object 44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sum from k = 1 to {lfloor log_2(n) rfloor }{ -1^{k+1} over k D_k'(n)} = %PI(n)</annotation>
  </semantics>
</math>
</file>

<file path=Object 45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frac>
              <mn>1</mn>
              <mi>j</mi>
            </mfrac>
            <mo stretchy="false">μ</mo>
            <mrow>
              <mo stretchy="false">(</mo>
              <mrow>
                <mi>j</mi>
              </mrow>
              <mo stretchy="false">)</mo>
            </mrow>
            <mo stretchy="false">Π</mo>
            <mrow>
              <mo stretchy="false">(</mo>
              <mrow>
                <msup>
                  <mi>n</mi>
                  <mrow>
                    <mfrac>
                      <mn>1</mn>
                      <mi>j</mi>
                    </mfrac>
                  </mrow>
                </msup>
              </mrow>
              <mo stretchy="false">)</mo>
            </mrow>
          </mrow>
        </mrow>
      </mrow>
    </mrow>
    <annotation encoding="StarMath 5.0">%pi(n) = sum from j = 1 { 1 over j %mu(j) %PI( n^{1 over j} ) }</annotation>
  </semantics>
</math>
</file>

<file path=Object 46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 math:stretchy="false">μ</math:mo>
      <math:mrow>
        <math:mo math:stretchy="false">(</math:mo>
        <math:mi>n</math:mi>
        <math:mo math:stretchy="false">)</math:mo>
      </math:mrow>
    </math:mrow>
    <math:annotation math:encoding="StarMath 5.0">%mu(n)</math:annotation>
  </math:semantics>
</math:math>
</file>

<file path=Object 4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frac>
                <mrow>
                  <mo stretchy="false">−</mo>
                  <msup>
                    <mn>1</mn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  <mi mathvariant="italic">jk</mi>
              </mfrac>
              <mo stretchy="false">μ</mo>
              <mrow>
                <mo stretchy="false">(</mo>
                <mrow>
                  <mi>j</mi>
                </mrow>
                <mo stretchy="false">)</mo>
              </mrow>
              <msub>
                <mi>D</mi>
                <mi>k</mi>
              </msub>
              <mi>'</mi>
              <mrow>
                <mo stretchy="false">(</mo>
                <mrow>
                  <msup>
                    <mi>n</mi>
                    <mrow>
                      <mfrac>
                        <mn>1</mn>
                        <mi>j</mi>
                      </mfrac>
                    </mrow>
                  </msup>
                </mrow>
                <mo stretchy="false">)</mo>
              </mrow>
            </mrow>
          </mrow>
        </mrow>
      </mrow>
    </mrow>
    <annotation encoding="StarMath 5.0">%pi(n) = sum from j = 1 sum from k = 1 { -1^{k+1} over jk %mu(j) D_k'(n^{1 over j})}</annotation>
  </semantics>
</math>
</file>

<file path=Object 49/content.xml><?xml version="1.0" encoding="utf-8"?>
<math xmlns="http://www.w3.org/1998/Math/MathML">
  <semantics>
    <mtable>
      <mtr>
        <mtd>
          <mrow>
            <msub>
              <mi>D</mi>
              <mi>k</mi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i>n</mi>
                    </mrow>
                    <mo stretchy="false">⌋</mo>
                  </mrow>
                </munderover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</mrow>
            </mrow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  <mtext/>
          </mrow>
        </mtd>
      </mtr>
      <mtr>
        <mtd>
          <mrow>
            <msub>
              <mi>D</mi>
              <mn>1</mn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o stretchy="false">⌊</mo>
                  <mrow>
                    <mi>n</mi>
                  </mrow>
                  <mo stretchy="false">⌋</mo>
                </mrow>
                <mo stretchy="false">−</mo>
                <mn>1</mn>
              </mrow>
            </mrow>
          </mrow>
        </mtd>
      </mtr>
    </mtable>
    <annotation encoding="StarMath 5.0">D_k'(n) = sum from j = 2 to lfloor n rfloor D_{k-1}'(n over j )
 "" newline D_1'(n) = lfloor n rfloor -1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a</mi>
                        <mi>j</mi>
                      </mfrac>
                    </mrow>
                    <mo stretchy="false">⌋</mo>
                  </mrow>
                </mrow>
              </munderover>
              <mrow>
                <msub>
                  <mi>d</mi>
                  <mi>k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i>f</mi>
                <mrow>
                  <mo stretchy="false">(</mo>
                  <mrow>
                    <mrow>
                      <mo stretchy="false">⌊</mo>
                      <mrow>
                        <mfrac>
                          <mi>n</mi>
                          <mi mathvariant="italic">js</mi>
                        </mfrac>
                      </mrow>
                      <mo stretchy="false">⌋</mo>
                    </mrow>
                  </mrow>
                  <mo stretchy="false">)</mo>
                </mrow>
              </mrow>
            </mrow>
          </mrow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row>
                  <mi>k</mi>
                  <mo stretchy="false">+</mo>
                  <mn>1</mn>
                </mrow>
              </mrow>
            </msub>
            <mi>'</mi>
            <mrow>
              <mo stretchy="false">(</mo>
              <mrow>
                <mi>j</mi>
              </mrow>
              <mo stretchy="false">)</mo>
            </mrow>
            <mi>f</mi>
            <mrow>
              <mo stretchy="false">(</mo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  <mo stretchy="false">)</mo>
            </mrow>
          </mrow>
        </mrow>
      </mrow>
    </mrow>
    <annotation encoding="StarMath 5.0">sum from j = 2 to a { sum from s = 2 to { lfloor a over j rfloor } {d_k'(j) f( lfloor n over js rfloor )} } = sum from j = 2 to a { d_{k+1}'(j)f( lfloor n over j rfloor ) }
</annotation>
  </semantics>
</math>
</file>

<file path=Object 50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n>0</mn>
      </mrow>
    </mrow>
    <annotation encoding="StarMath 5.0">d_k'(n) = 0</annotation>
  </semantics>
</math>
</file>

<file path=Object 51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sum from k = 1 to { lfloor log_2(n) rfloor }{ -1^{k+1} over k D_k'(n)} = %PI(n)</annotation>
  </semantics>
</math>
</file>

<file path=Object 52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⌊</mo>
            <mrow>
              <mi>n</mi>
            </mrow>
            <mo stretchy="false">⌋</mo>
          </mrow>
          <mo stretchy="false">−</mo>
          <mn>1</mn>
        </mrow>
      </mrow>
    </mrow>
    <annotation encoding="StarMath 5.0">D_1'(n) = lfloor n rfloor - 1</annotation>
  </semantics>
</math>
</file>

<file path=Object 53/content.xml><?xml version="1.0" encoding="utf-8"?>
<math xmlns="http://www.w3.org/1998/Math/MathML">
  <semantics>
    <mtable>
      <mtr>
        <mtd>
          <mrow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>    </mtext>
            </mrow>
            <mrow>
              <mrow>
                <mi>n</mi>
                <mo stretchy="false">−</mo>
                <mn>1</mn>
              </mrow>
              <mo stretchy="false">+</mo>
              <mtext>                                                                                     </mtext>
            </mrow>
            <mtext/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o stretchy="false">+</mo>
                      <mn>1</mn>
                    </mrow>
                  </mrow>
                </mrow>
                <mrow>
                  <mo stretchy="false">⌊</mo>
                  <mrow>
                    <mrow>
                      <msup>
                        <mi>n</mi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  <mo stretchy="false">⌋</mo>
                </mrow>
              </munderover>
              <mrow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stretchy="false">⌊</mo>
                  <mrow>
                    <mrow>
                      <msup>
                        <mi>n</mi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  <mo stretchy="false">⌋</mo>
                </mrow>
              </munderover>
              <mrow>
                <mrow>
                  <mo stretchy="false">(</mo>
                  <mrow>
                    <mrow>
                      <mrow>
                        <mrow>
                          <mo stretchy="false">⌊</mo>
                          <mrow>
                            <mfrac>
                              <mi>n</mi>
                              <mi>j</mi>
                            </mfrac>
                          </mrow>
                          <mo stretchy="false">⌋</mo>
                        </mrow>
                      </mrow>
                      <mo stretchy="false">−</mo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+</mo>
                                <mn>1</mn>
                              </mrow>
                            </mrow>
                          </mfrac>
                        </mrow>
                        <mo stretchy="false">⌋</mo>
                      </mrow>
                    </mrow>
                  </mrow>
                  <mo stretchy="false">)</mo>
                </mrow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  <msub>
                      <mi>D</mi>
                      <mn>1</mn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o stretchy="false">⌊</mo>
                            <mrow>
                              <mrow>
                                <mfrac>
                                  <mrow>
                                    <mo stretchy="false">⌊</mo>
                                    <mrow>
                                      <msup>
                                        <mi>n</mi>
                                        <mrow>
                                          <mfrac>
                                            <mn>1</mn>
                                            <mn>3</mn>
                                          </mfrac>
                                        </mrow>
                                      </msup>
                                    </mrow>
                                    <mo stretchy="false">⌋</mo>
                                  </mrow>
                                  <mi>j</mi>
                                </mfrac>
                              </mrow>
                            </mrow>
                            <mo stretchy="false">⌋</mo>
                          </mrow>
                          <mo stretchy="false">+</mo>
                          <mn>1</mn>
                        </mrow>
                      </mrow>
                    </mrow>
                    <mrow>
                      <mo stretchy="false">⌊</mo>
                      <mrow>
                        <mrow>
                          <mfrac>
                            <mi>n</mi>
                            <mi>j</mi>
                          </mfrac>
                        </mrow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sub>
                              <mi>log</mi>
                              <mn>2</mn>
                            </msub>
                            <mi>n</mi>
                          </mrow>
                          <mo stretchy="false">⌋</mo>
                        </mrow>
                      </mrow>
                    </munderover>
                    <mrow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sup>
                            </mrow>
                          </mrow>
                          <mrow>
                            <mi>k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1</mn>
                          </mrow>
                          <mrow>
                            <mrow>
                              <mi>k</mi>
                              <mo stretchy="false">−</mo>
                              <mn>2</mn>
                            </mrow>
                          </mrow>
                        </munderover>
                        <msub>
                          <mi>d</mi>
                          <mi>m</mi>
                        </msub>
                      </mrow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row>
                            <mrow>
                              <mi>k</mi>
                              <mo stretchy="false">−</mo>
                              <mi>m</mi>
                            </mrow>
                            <mo stretchy="false">−</mo>
                            <mn>1</mn>
                          </mrow>
                        </mrow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i mathvariant="italic">js</mi>
                          </mfrac>
                        </mrow>
                        <mo stretchy="false">)</mo>
                      </mrow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row>
                      <mo stretchy="false">⌊</mo>
                      <mrow>
                        <msup>
                          <mi>n</mi>
                          <mrow>
                            <mfrac>
                              <mn>1</mn>
                              <mn>3</mn>
                            </mfrac>
                          </mrow>
                        </msup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row>
                          <msup>
                            <mrow>
                              <mrow>
                                <mo stretchy="false">⌊</mo>
                                <mrow>
                                  <mfrac>
                                    <mi>n</mi>
                                    <mi>j</mi>
                                  </mfrac>
                                </mrow>
                                <mo stretchy="false">⌋</mo>
                              </mrow>
                            </mrow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  <mo stretchy="false">−</mo>
                          <mn>1</mn>
                        </mrow>
                      </mrow>
                    </munderover>
                    <mrow>
                      <mo stretchy="false">(</mo>
                      <mrow>
                        <mrow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 mathvariant="italic">js</mi>
                                </mrow>
                              </mfrac>
                            </mrow>
                            <mo stretchy="false">⌋</mo>
                          </mrow>
                          <mo stretchy="false">−</mo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>j</mi>
                                  <mrow>
                                    <mo stretchy="false">(</mo>
                                    <mrow>
                                      <mrow>
                                        <mi>s</mi>
                                        <mo stretchy="false">+</mo>
                                        <mn>1</mn>
                                      </mrow>
                                    </mrow>
                                    <mo stretchy="false">)</mo>
                                  </mrow>
                                </mrow>
                              </mfrac>
                            </mrow>
                            <mo stretchy="false">⌋</mo>
                          </mrow>
                        </mrow>
                      </mrow>
                      <mo stretchy="false">)</mo>
                    </mrow>
                  </mrow>
                </mrow>
                <mo stretchy="false">⋅</mo>
                <mtext/>
              </mrow>
            </mrow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row>
                    <mo stretchy="false">⌊</mo>
                    <mrow>
                      <msub>
                        <mi>log</mi>
                        <mn>2</mn>
                      </msub>
                      <mi>n</mi>
                    </mrow>
                    <mo stretchy="false">⌋</mo>
                  </mrow>
                </mrow>
              </munderover>
              <mrow>
                <mrow>
                  <mfrac>
                    <mrow>
                      <mrow>
                        <mo stretchy="false">−</mo>
                        <msup>
                          <mn>1</mn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p>
                      </mrow>
                    </mrow>
                    <mrow>
                      <mi>k</mi>
                    </mrow>
                  </mfrac>
                </mrow>
                <mrow>
                  <munderover>
                    <mo stretchy="false">∑</mo>
                    <mrow>
                      <mi>m</mi>
                      <mo stretchy="false">=</mo>
                      <mn>1</mn>
                    </mrow>
                    <mrow>
                      <mrow>
                        <mi>k</mi>
                        <mo stretchy="false">−</mo>
                        <mn>2</mn>
                      </mrow>
                    </mrow>
                  </munderover>
                  <msub>
                    <mi>d</mi>
                    <mi>m</mi>
                  </msub>
                </mrow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row>
                        <mi>k</mi>
                        <mo stretchy="false">−</mo>
                        <mi>m</mi>
                      </mrow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i>s</mi>
                  </mrow>
                  <mo stretchy="false">)</mo>
                </mrow>
              </mrow>
            </mrow>
          </mrow>
        </mtd>
      </mtr>
    </mtable>
    <annotation encoding="StarMath 5.0">%PI(n) =  "    " n - 1 + "                                                                                     "
 "" newline "              " sum from j = {lfloor n^{1 over 3} rfloor + 1} to lfloor {n^{1 over 2}} rfloor {sum from k = 2 to { lfloor log_2 n rfloor }{ {{-1^{k+1}} over {k}} D_{k-1}'( n over j )}}
 "" newline "              " sum from j = 1 to lfloor {n^{1 over 2}} rfloor {({lfloor n over j rfloor} - lfloor n over {j+1}rfloor)sum from k = 2 to { lfloor log_2 n rfloor }{ {{-1^{k+1}} over {k}} D_{k-1}'( j )}}

 "" newline "              "+ sum from j = 2 to lfloor n^{1 over 3} rfloor sum from k = 2 to {lfloor log_2 n rfloor}{ {{-1^{k+1}} over {k}}d_{k-1}'(j) D_1'( n over j )}

 "" newline "              "+ sum from j = 2 to lfloor n^{1 over 3} rfloor sum from s = { lfloor { lfloor n ^{1 over 3} rfloor over j}rfloor +1} to lfloor {n over j} rfloor sum from k = 2 to {lfloor log_2 n rfloor}{ {{-1^{k+1}} over {k}}sum from m = 1 to {k-2} d_m'(j) D_{k-m-1}'( n over js )}
 
 "" newline "              "+ sum from j = 2 to lfloor n^{1 over 3} rfloor sum from s = 1 to {{lfloor n over j rfloor}^{1 over 2 } - 1}(lfloor n over {js} rfloor - lfloor n over {j(s+1)} rfloor) cdot "" newline sum from k = 2 to { lfloor log_2 n rfloor}{ {{-1^{k+1}} over {k}}sum from m = 1 to {k-2} d_m'(j) D_{k-m-1}'( s )}
</annotation>
  </semantics>
</math>
</file>

<file path=Object 54/content.xml><?xml version="1.0" encoding="utf-8"?>
<math xmlns="http://www.w3.org/1998/Math/MathML">
  <semantics>
    <mrow>
      <mi>n</mi>
      <mrow>
        <mtext> </mtext>
        <mo stretchy="false">&lt;</mo>
        <mtext> </mtext>
      </mrow>
      <msup>
        <mn>2</mn>
        <mi>k</mi>
      </msup>
    </mrow>
    <annotation encoding="StarMath 5.0">n " "&lt;" " 2^k</annotation>
  </semantics>
</math>
</file>

<file path=Object 55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56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j</math:mi>
            <math:mo math:stretchy="false">=</math:mo>
            <math:mn>2</math:mn>
          </math:mrow>
          <math:mi>n</math:mi>
        </math:munderover>
        <math:mi>f</math:mi>
      </math:mrow>
      <math:mrow>
        <math:mo math:stretchy="false">(</math:mo>
        <math:mrow>
          <math:mo math:stretchy="false">⌊</math:mo>
          <math:mfrac>
            <math:mi>n</math:mi>
            <math:mi>j</math:mi>
          </math:mfrac>
          <math:mo math:stretchy="false">⌋</math:mo>
        </math:mrow>
        <math:mo math:stretchy="false">)</math:mo>
      </math:mrow>
    </math:mrow>
    <math:annotation math:encoding="StarMath 5.0">sum from j = 2 to n f( lfloor n over j rfloor 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n</math:mi>
        <math:mfrac>
          <math:mn>1</math:mn>
          <math:mn>2</math:mn>
        </math:mfrac>
      </math:msup>
    </math:mrow>
    <math:annotation math:encoding="StarMath 5.0">2 n^{1 over 2}</math:annotation>
  </math:semantics>
</math:math>
</file>

<file path=Object 5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row>
            <mo stretchy="false">⌊</mo>
            <mrow>
              <msup>
                <mi>n</mi>
                <mrow>
                  <mfrac>
                    <mn>1</mn>
                    <mn>2</mn>
                  </mfrac>
                </mrow>
              </msup>
            </mrow>
            <mo stretchy="false">⌋</mo>
          </mrow>
        </munderover>
        <mi>f</mi>
      </mrow>
      <mrow>
        <mrow>
          <mo stretchy="false">(</mo>
          <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row>
          <mo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row>
                  <mrow>
                    <mfrac>
                      <mi>n</mi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</mrow>
                        <mo stretchy="false">⌋</mo>
                      </mrow>
                    </mfrac>
                    <mo stretchy="false">−</mo>
                    <mn>1</mn>
                  </mrow>
                </mrow>
              </mrow>
              <mo stretchy="false">⌋</mo>
            </mrow>
          </munderover>
          <mrow>
            <mrow>
              <mo stretchy="false">(</mo>
              <mrow>
                <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  <mo stretchy="false">−</mo>
                  <mrow>
                    <mo stretchy="false">⌊</mo>
                    <mrow>
                      <mfrac>
                        <mi>n</mi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</mfrac>
                    </mrow>
                    <mo stretchy="false">⌋</mo>
                  </mrow>
                </mrow>
              </mrow>
              <mo stretchy="false">)</mo>
            </mrow>
            <mi>f</mi>
            <mrow>
              <mo stretchy="false">(</mo>
              <mrow>
                <mi>j</mi>
              </mrow>
              <mo stretchy="false">)</mo>
            </mrow>
          </mrow>
        </mrow>
      </mrow>
    </mrow>
    <annotation encoding="StarMath 5.0">sum from j = 2 to lfloor n^{1 over 2 } rfloor f( lfloor n over j rfloor ) + sum from j = 1 to lfloor {n over lfloor n^{1 over 2} rfloor - 1} rfloor { (lfloor n over j rfloor - lfloor n over {j + 1} rfloor) f(j) }</annotation>
  </semantics>
</math>
</file>

<file path=Object 6/content.xml><?xml version="1.0" encoding="utf-8"?>
<math xmlns="http://www.w3.org/1998/Math/MathML">
  <semantics>
    <mrow>
      <msub>
        <mi>A</mi>
        <mi mathvariant="italic">r2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sub>
                <mi>d</mi>
                <mrow>
                  <mn>3</mn>
                </mrow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3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row>
                <munderover>
                  <mo stretchy="false">∑</mo>
                  <mrow>
                    <mi>s</mi>
                    <mo stretchy="false">=</mo>
                    <mrow>
                      <mrow>
                        <mrow>
                          <mrow>
                            <mo stretchy="false">⌊</mo>
                            <mrow>
                              <mfrac>
                                <mi>a</mi>
                                <mi>j</mi>
                              </mfrac>
                            </mrow>
                            <mo stretchy="false">⌋</mo>
                          </mrow>
                        </mrow>
                        <mo stretchy="false">+</mo>
                        <mn>1</mn>
                      </mrow>
                    </mrow>
                  </mrow>
                  <mi>j</mi>
                </munderover>
                <mrow>
                  <msub>
                    <mi>d</mi>
                    <mn>2</mn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row>
                      <mrow>
                        <mi>k</mi>
                        <mo stretchy="false">−</mo>
                        <mn>3</mn>
                      </mrow>
                    </mrow>
                  </msub>
                  <mi>'</mi>
                  <mrow>
                    <mo stretchy="false">(</mo>
                    <mrow>
                      <mfrac>
                        <mi>n</mi>
                        <mrow>
                          <mi mathvariant="italic">js</mi>
                        </mrow>
                      </mfrac>
                    </mrow>
                    <mo stretchy="false">)</mo>
                  </mrow>
                </mrow>
              </mrow>
            </mrow>
          </mrow>
        </mrow>
      </mrow>
    </mrow>
    <annotation encoding="StarMath 5.0">A_r2(n) = sum from j = 2 to a { d_{3}'(j)D_{k-3}'(n over j ) } + sum from j = 2 to a { sum from s = {{ lfloor a over j rfloor } + 1 } to j { d_2'(j)D_{k-3}'( n over { js } )}}</annotation>
  </semantics>
</math>
</file>

<file path=Object 60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6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sub>
                <mi>d</mi>
                <mrow>
                  <mrow>
                    <mi>m</mi>
                    <mo stretchy="false">+</mo>
                    <mn>1</mn>
                  </mrow>
                </mrow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</mrow>
      </mrow>
      <mrow>
        <mtext/>
        <mo stretchy="false">+</mo>
        <mtext/>
      </mrow>
      <mrow>
        <munderover>
          <mo stretchy="false">∑</mo>
          <mrow>
            <mi>j</mi>
            <mo stretchy="false">=</mo>
            <mn>2</mn>
          </mrow>
          <mi>a</mi>
        </munderover>
        <mrow>
          <mrow>
            <munderover>
              <mo stretchy="false">∑</mo>
              <mrow>
                <mi>s</mi>
                <mo stretchy="false">=</mo>
                <mrow>
                  <mrow>
                    <mrow>
                      <mo stretchy="false">⌊</mo>
                      <mrow>
                        <mfrac>
                          <mi>a</mi>
                          <mi>j</mi>
                        </mfrac>
                      </mrow>
                      <mo stretchy="false">⌋</mo>
                    </mrow>
                  </mrow>
                  <mo stretchy="false">+</mo>
                  <mn>1</mn>
                </mrow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row>
              <msub>
                <mi>d</mi>
                <mi>m</mi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 mathvariant="italic">js</mi>
                  </mfrac>
                </mrow>
                <mo stretchy="false">)</mo>
              </mrow>
            </mrow>
          </mrow>
        </mrow>
      </mrow>
    </mrow>
    <annotation encoding="StarMath 5.0">F(n) = sum from j = 2 to a { {d_{m+1}'(j) D_{k-1}'( n over j )} } "" + "" sum from j = 2 to a { sum from s = {lfloor a over j rfloor } + 1 to { lfloor n over j rfloor } {d_m'(j) D_{k-1}'( n over js )} }
</annotation>
  </semantics>
</math>
</file>

<file path=Object 66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(n) = sum from j = 2 to n { D_{k-1}'( n over j )}</annotation>
  </semantics>
</math>
</file>

<file path=Object 67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1</annotation>
  </semantics>
</math>
</file>

<file path=Object 68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69/content.xml><?xml version="1.0" encoding="utf-8"?>
<math xmlns="http://www.w3.org/1998/Math/MathML">
  <semantics>
    <mrow>
      <mrow>
        <mrow>
          <mn>2</mn>
          <mo stretchy="false">≤</mo>
          <mi>a</mi>
        </mrow>
        <mo stretchy="false">≤</mo>
        <mi>n</mi>
      </mrow>
    </mrow>
    <annotation encoding="StarMath 5.0">2 &lt;= a &lt;= n</annotation>
  </semantics>
</math>
</file>

<file path=Object 7/content.xml><?xml version="1.0" encoding="utf-8"?>
<math xmlns="http://www.w3.org/1998/Math/MathML">
  <semantics>
    <mrow>
      <msub>
        <mi>A</mi>
        <mrow>
          <mi>r</mi>
          <mrow>
            <mo stretchy="false">(</mo>
            <mrow>
              <mrow>
                <mi>k</mi>
                <mo stretchy="false">−</mo>
                <mn>1</mn>
              </mrow>
            </mrow>
            <mo stretchy="false">)</mo>
          </mrow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n>1</mn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{r(k-1)}(n) = sum from j = 2 to a { d_{k-1}'(j)D_{1}'(n over j ) }</annotation>
  </semantics>
</math>
</file>

<file path=Object 70/content.xml><?xml version="1.0" encoding="utf-8"?>
<math xmlns="http://www.w3.org/1998/Math/MathML">
  <semantics>
    <mrow>
      <msub>
        <mi>d</mi>
        <mn>0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text>if 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0</mn>
                    <mtext>otherwise</mtext>
                  </mrow>
                </mtd>
              </mtr>
            </mtable>
          </mrow>
        </mrow>
      </mrow>
    </mrow>
    <annotation encoding="StarMath 5.0">d_0'(n) = left lbrace
  stack {
    1 "if "n = 1 #
    0 "otherwise"
  }
right none</annotation>
  </semantics>
</math>
</file>

<file path=Object 71/content.xml><?xml version="1.0" encoding="utf-8"?>
<math xmlns="http://www.w3.org/1998/Math/MathML">
  <semantics>
    <mrow>
      <msub>
        <mi>d</mi>
        <mn>0</mn>
      </msub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text> if 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0</mn>
                    <mtext> otherwise</mtext>
                  </mrow>
                </mtd>
              </mtr>
            </mtable>
          </mrow>
        </mrow>
      </mrow>
    </mrow>
    <annotation encoding="StarMath 5.0">d_0(n) = left lbrace
  stack {
    1 " if "n = 1 #
    0 " otherwise"
  }
right none</annotation>
  </semantics>
</math>
</file>

<file path=Object 72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n^{2 over 3} log n)</annotation>
  </semantics>
</math>
</file>

<file path=Object 73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  <mi>log</mi>
          <mi>n</mi>
        </mrow>
        <mo stretchy="false">)</mo>
      </mrow>
    </mrow>
    <annotation encoding="StarMath 5.0">O( n^{1 over 3} log n )</annotation>
  </semantics>
</math>
</file>

<file path=Object 74/content.xml><?xml version="1.0" encoding="utf-8"?>
<math xmlns="http://www.w3.org/1998/Math/MathML">
  <semantics>
    <mrow>
      <mi>d</mi>
      <mi>'</mi>
      <mrow>
        <mo stretchy="false">(</mo>
        <mrow>
          <mi>n</mi>
        </mrow>
        <mo stretchy="false">)</mo>
      </mrow>
    </mrow>
    <annotation encoding="StarMath 5.0">d'(n)</annotation>
  </semantics>
</math>
</file>

<file path=Object 75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sup>
          <math:mi>n</math:mi>
          <math:mfrac>
            <math:mn>2</math:mn>
            <math:mn>3</math:mn>
          </math:mfrac>
        </math:msup>
        <math:mo math:stretchy="false">)</math:mo>
      </math:mrow>
    </math:mrow>
    <math:annotation math:encoding="StarMath 5.0">O( n^{2 over 3} )</math:annotation>
  </math:semantics>
</math:math>
</file>

<file path=Object 7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 n^{2 over 3} log n )</annotation>
  </semantics>
</math>
</file>

<file path=Object 8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  <mi>log</mi>
      <mi>n</mi>
    </mrow>
    <annotation encoding="StarMath 5.0">n^{2 over 3} log n</annotation>
  </semantics>
</math>
</file>

<file path=Object 80/content.xml><?xml version="1.0" encoding="utf-8"?>
<math xmlns="http://www.w3.org/1998/Math/MathML">
  <semantics>
    <mrow>
      <msup>
        <mn>10</mn>
        <mn>11</mn>
      </msup>
    </mrow>
    <annotation encoding="StarMath 5.0">10^11</annotation>
  </semantics>
</math>
</file>

<file path=Object 81/content.xml><?xml version="1.0" encoding="utf-8"?>
<math xmlns="http://www.w3.org/1998/Math/MathML">
  <semantics>
    <mrow>
      <mrow>
        <mrow>
          <msub>
            <mi>a</mi>
            <mn>1</mn>
          </msub>
          <mo stretchy="false">⋅</mo>
          <msub>
            <mi>a</mi>
            <mn>2</mn>
          </msub>
        </mrow>
        <mo stretchy="false">⋅</mo>
        <mn>...</mn>
      </mrow>
      <mrow>
        <msub>
          <mi>a</mi>
          <mi>k</mi>
        </msub>
        <mo stretchy="false">=</mo>
        <mi>n</mi>
      </mrow>
    </mrow>
    <annotation encoding="StarMath 5.0">a_1 cdot a_2 cdot ... a_k = n</annotation>
  </semantics>
</math>
</file>

<file path=Object 82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87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 n^{2 over 3} log n )</annotation>
  </semantics>
</math>
</file>

<file path=Object 8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  <mi>log</mi>
          <mi>n</mi>
        </mrow>
        <mo stretchy="false">)</mo>
      </mrow>
    </mrow>
    <annotation encoding="StarMath 5.0">O( n^{1 over 3} log n )</annotation>
  </semantics>
</math>
</file>

<file path=Object 89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9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sub>
          <mi>D</mi>
          <mi>k</mi>
        </msub>
      </mrow>
      <mrow>
        <mo stretchy="false">(</mo>
        <mrow>
          <mi>n</mi>
        </mrow>
        <mo stretchy="false">)</mo>
      </mrow>
    </mrow>
    <annotation encoding="StarMath 5.0">A(n) = D_k(n)</annotation>
  </semantics>
</math>
</file>

<file path=Object 90/content.xml><?xml version="1.0" encoding="utf-8"?>
<math xmlns="http://www.w3.org/1998/Math/MathML">
  <semantics>
    <mrow>
      <mrow>
        <mtext/>
        <mo stretchy="false">≤</mo>
        <mtext> </mtext>
      </mrow>
      <msup>
        <mi>n</mi>
        <mrow>
          <mfrac>
            <mn>2</mn>
            <mn>3</mn>
          </mfrac>
        </mrow>
      </msup>
    </mrow>
    <annotation encoding="StarMath 5.0">"" &lt;= " "n^{2 over 3}</annotation>
  </semantics>
</math>
</file>

<file path=Object 91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93/content.xml><?xml version="1.0" encoding="utf-8"?>
<math xmlns="http://www.w3.org/1998/Math/MathML">
  <semantics>
    <mrow>
      <mrow>
        <mi>n</mi>
        <mo stretchy="false">=</mo>
        <mrow>
          <msup>
            <mrow>
              <msub>
                <mi>p</mi>
                <mn>1</mn>
              </msub>
            </mrow>
            <mrow>
              <msub>
                <mi>a</mi>
                <mn>1</mn>
              </msub>
            </mrow>
          </msup>
        </mrow>
      </mrow>
      <mrow>
        <msup>
          <mrow>
            <msub>
              <mi>p</mi>
              <mn>2</mn>
            </msub>
          </mrow>
          <mrow>
            <msub>
              <mi>a</mi>
              <mn>2</mn>
            </msub>
          </mrow>
        </msup>
      </mrow>
      <mtext>...</mtext>
      <mrow>
        <msup>
          <mrow>
            <msub>
              <mi>p</mi>
              <mi>k</mi>
            </msub>
          </mrow>
          <mrow>
            <msub>
              <mi>a</mi>
              <mi>k</mi>
            </msub>
          </mrow>
        </msup>
      </mrow>
    </mrow>
    <annotation encoding="StarMath 5.0">n = {{p_1}^{a_1}} {{p_2}^{a_2}} "..." {{p_k}^{a_k}}</annotation>
  </semantics>
</math>
</file>

<file path=Object 94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1</mn>
                          </msub>
                        </mrow>
                      </mtd>
                    </mtr>
                  </mtable>
                </mrow>
                <mo stretchy="false">)</mo>
              </mrow>
              <mo stretchy="false">⋅</mo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sub>
                                <mi>a</mi>
                                <mn>2</mn>
                              </msub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2</mn>
                          </msub>
                        </mrow>
                      </mtd>
                    </mtr>
                  </mtable>
                </mrow>
                <mo stretchy="false">)</mo>
              </mrow>
            </mrow>
            <mo stretchy="false">⋅</mo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sub>
                              <mi>a</mi>
                              <mn>3</mn>
                            </msub>
                            <mo stretchy="false">+</mo>
                            <mi>k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sub>
                          <mi>a</mi>
                          <mn>3</mn>
                        </msub>
                      </mrow>
                    </mtd>
                  </mtr>
                </mtable>
              </mrow>
              <mo stretchy="false">)</mo>
            </mrow>
          </mrow>
          <mo stretchy="false">⋅</mo>
          <mtext>...</mtext>
        </mrow>
      </mrow>
    </mrow>
    <annotation encoding="StarMath 5.0">d_k(n) = (binom {a_1+k-1} {a_1}) cdot ( binom {a_2 + k - 1} {a_2} ) cdot ( binom {a_3 + k - 1} {a_3} ) cdot "..."</annotation>
  </semantics>
</math>
</file>

<file path=Object 95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row>
              <mo stretchy="false">−</mo>
              <msup>
                <mn>1</mn>
                <mrow>
                  <mrow>
                    <mi>k</mi>
                    <mo stretchy="false">−</mo>
                    <mi>j</mi>
                  </mrow>
                </mrow>
              </msup>
            </mrow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  <msub>
              <mi>d</mi>
              <mi>j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d_k'(n) = sum from j=0 to k { -1^{k-j} ( binom {k} {j} ) d_j(n) }</annotation>
  </semantics>
</math>
</file>

<file path=Object 96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i>k</mi>
        </msub>
      </mrow>
      <mi>'</mi>
      <mrow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  <mo stretchy="false">+</mo>
        <msub>
          <mi>d</mi>
          <mi>k</mi>
        </msub>
      </mrow>
      <mi>'</mi>
      <mrow>
        <mo stretchy="false">(</mo>
        <mrow>
          <mi>n</mi>
        </mrow>
        <mo stretchy="false">)</mo>
      </mrow>
    </mrow>
    <annotation encoding="StarMath 5.0">D_k'(n) = D_k'(n-1) + d_k'(n)</annotation>
  </semantics>
</math>
</file>

<file path=Object 97/content.xml><?xml version="1.0" encoding="utf-8"?>
<math xmlns="http://www.w3.org/1998/Math/MathML">
  <semantics>
    <mrow>
      <msub>
        <mi>D</mi>
        <mi>k</mi>
      </msub>
      <mi>'</mi>
      <mrow>
        <mo stretchy="false">(</mo>
        <mi>n</mi>
        <mo stretchy="false">)</mo>
      </mrow>
    </mrow>
    <annotation encoding="StarMath 5.0">D_k'(n)</annotation>
  </semantics>
</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9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 n^{2 over 3} log n )</annotation>
  </semantics>
</math>
</file>